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9.1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58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46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173cm"/>
    </style:style>
    <style:style style:name="co17" style:family="table-column">
      <style:table-column-properties fo:break-before="auto" style:column-width="10.947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9.484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404cm"/>
    </style:style>
    <style:style style:name="co22" style:family="table-column">
      <style:table-column-properties fo:break-before="auto" style:column-width="3.985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3.657cm"/>
    </style:style>
    <style:style style:name="co25" style:family="table-column">
      <style:table-column-properties fo:break-before="auto" style:column-width="3.739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016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1.506cm"/>
    </style:style>
    <style:style style:name="co30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_Python_Redis_Loc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0.650217656348" calcext:value-type="float">
            <text:p>180,650217656348</text:p>
          </table:table-cell>
          <table:table-cell office:value-type="float" office:value="13.3238409998739" calcext:value-type="float">
            <text:p>13,3238409998739</text:p>
          </table:table-cell>
          <table:table-cell office:value-type="float" office:value="366.569560999778" calcext:value-type="float">
            <text:p>366,569560999778</text:p>
          </table:table-cell>
          <table:table-cell office:value-type="float" office:value="14327" calcext:value-type="float">
            <text:p>14327</text:p>
          </table:table-cell>
          <table:table-cell office:value-type="float" office:value="73.9943462094997" calcext:value-type="float">
            <text:p>73,994346209499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4.896744841136" calcext:value-type="float">
            <text:p>184,896744841136</text:p>
          </table:table-cell>
          <table:table-cell office:value-type="float" office:value="13.651953999215" calcext:value-type="float">
            <text:p>13,651953999215</text:p>
          </table:table-cell>
          <table:table-cell office:value-type="float" office:value="388.787634999971" calcext:value-type="float">
            <text:p>388,787634999971</text:p>
          </table:table-cell>
          <table:table-cell office:value-type="float" office:value="22138" calcext:value-type="float">
            <text:p>22138</text:p>
          </table:table-cell>
          <table:table-cell office:value-type="float" office:value="74.1249540167941" calcext:value-type="float">
            <text:p>74,12495401679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0.889900495504" calcext:value-type="float">
            <text:p>180,889900495504</text:p>
          </table:table-cell>
          <table:table-cell office:value-type="float" office:value="13.9481540009001" calcext:value-type="float">
            <text:p>13,9481540009001</text:p>
          </table:table-cell>
          <table:table-cell office:value-type="float" office:value="391.969705999145" calcext:value-type="float">
            <text:p>391,969705999145</text:p>
          </table:table-cell>
          <table:table-cell office:value-type="float" office:value="33682" calcext:value-type="float">
            <text:p>33682</text:p>
          </table:table-cell>
          <table:table-cell office:value-type="float" office:value="73.7431773493181" calcext:value-type="float">
            <text:p>73,74317734931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285" calcext:value-type="float">
            <text:p>72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3.993558524499" calcext:value-type="float">
            <text:p>183,993558524499</text:p>
          </table:table-cell>
          <table:table-cell office:value-type="float" office:value="14.2188869995152" calcext:value-type="float">
            <text:p>14,2188869995152</text:p>
          </table:table-cell>
          <table:table-cell office:value-type="float" office:value="363.413615001264" calcext:value-type="float">
            <text:p>363,413615001264</text:p>
          </table:table-cell>
          <table:table-cell office:value-type="float" office:value="40413" calcext:value-type="float">
            <text:p>40413</text:p>
          </table:table-cell>
          <table:table-cell office:value-type="float" office:value="73.1906058569186" calcext:value-type="float">
            <text:p>73,19060585691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2.11301410609" calcext:value-type="float">
            <text:p>182,11301410609</text:p>
          </table:table-cell>
          <table:table-cell office:value-type="float" office:value="14.035589998457" calcext:value-type="float">
            <text:p>14,035589998457</text:p>
          </table:table-cell>
          <table:table-cell office:value-type="float" office:value="384.165920000669" calcext:value-type="float">
            <text:p>384,165920000669</text:p>
          </table:table-cell>
          <table:table-cell office:value-type="float" office:value="32526" calcext:value-type="float">
            <text:p>32526</text:p>
          </table:table-cell>
          <table:table-cell office:value-type="float" office:value="73.3011201553985" calcext:value-type="float">
            <text:p>73,30112015539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4.640694491068" calcext:value-type="float">
            <text:p>184,640694491068</text:p>
          </table:table-cell>
          <table:table-cell office:value-type="float" office:value="13.9046710010007" calcext:value-type="float">
            <text:p>13,9046710010007</text:p>
          </table:table-cell>
          <table:table-cell office:value-type="float" office:value="392.898160998811" calcext:value-type="float">
            <text:p>392,898160998811</text:p>
          </table:table-cell>
          <table:table-cell office:value-type="float" office:value="28383" calcext:value-type="float">
            <text:p>28383</text:p>
          </table:table-cell>
          <table:table-cell office:value-type="float" office:value="74.3459826137539" calcext:value-type="float">
            <text:p>74,345982613753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387" calcext:value-type="float">
            <text:p>738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.168628418983" calcext:value-type="float">
            <text:p>188,168628418983</text:p>
          </table:table-cell>
          <table:table-cell office:value-type="float" office:value="13.9432750002015" calcext:value-type="float">
            <text:p>13,9432750002015</text:p>
          </table:table-cell>
          <table:table-cell office:value-type="float" office:value="389.711814999828" calcext:value-type="float">
            <text:p>389,711814999828</text:p>
          </table:table-cell>
          <table:table-cell office:value-type="float" office:value="37846" calcext:value-type="float">
            <text:p>37846</text:p>
          </table:table-cell>
          <table:table-cell office:value-type="float" office:value="74.2153748064595" calcext:value-type="float">
            <text:p>74,215374806459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3.093555159748" calcext:value-type="float">
            <text:p>183,093555159748</text:p>
          </table:table-cell>
          <table:table-cell office:value-type="float" office:value="14.1783700000815" calcext:value-type="float">
            <text:p>14,1783700000815</text:p>
          </table:table-cell>
          <table:table-cell office:value-type="float" office:value="385.869958001422" calcext:value-type="float">
            <text:p>385,869958001422</text:p>
          </table:table-cell>
          <table:table-cell office:value-type="float" office:value="37006" calcext:value-type="float">
            <text:p>37006</text:p>
          </table:table-cell>
          <table:table-cell office:value-type="float" office:value="73.5221487523583" calcext:value-type="float">
            <text:p>73,52214875235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354.88606752134" calcext:value-type="float">
            <text:p>1354,88606752134</text:p>
          </table:table-cell>
          <table:table-cell office:value-type="float" office:value="13.0301450008119" calcext:value-type="float">
            <text:p>13,0301450008119</text:p>
          </table:table-cell>
          <table:table-cell office:value-type="float" office:value="75634.5405430002" calcext:value-type="float">
            <text:p>75634,5405430002</text:p>
          </table:table-cell>
          <table:table-cell office:value-type="float" office:value="3498" calcext:value-type="float">
            <text:p>3498</text:p>
          </table:table-cell>
          <table:table-cell office:value-type="float" office:value="74.6172449827501" calcext:value-type="float">
            <text:p>74,61724498275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64000" calcext:value-type="float">
            <text:p>64000</text:p>
          </table:table-cell>
          <table:table-cell office:value-type="float" office:value="71000" calcext:value-type="float">
            <text:p>71000</text:p>
          </table:table-cell>
          <table:table-cell table:number-columns-repeated="2" office:value-type="float" office:value="76000" calcext:value-type="float">
            <text:p>7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931" calcext:value-type="float">
            <text:p>793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287.20784581023" calcext:value-type="float">
            <text:p>3287,20784581023</text:p>
          </table:table-cell>
          <table:table-cell office:value-type="float" office:value="13.2853180002712" calcext:value-type="float">
            <text:p>13,2853180002712</text:p>
          </table:table-cell>
          <table:table-cell office:value-type="float" office:value="85690.7141110005" calcext:value-type="float">
            <text:p>85690,7141110005</text:p>
          </table:table-cell>
          <table:table-cell office:value-type="float" office:value="10996" calcext:value-type="float">
            <text:p>10996</text:p>
          </table:table-cell>
          <table:table-cell office:value-type="float" office:value="79.6808092040111" calcext:value-type="float">
            <text:p>79,680809204011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27000" calcext:value-type="float">
            <text:p>27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8000" calcext:value-type="float">
            <text:p>68000</text:p>
          </table:table-cell>
          <table:table-cell office:value-type="float" office:value="83000" calcext:value-type="float">
            <text:p>83000</text:p>
          </table:table-cell>
          <table:table-cell table:number-columns-repeated="2" office:value-type="float" office:value="86000" calcext:value-type="float">
            <text:p>86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4127" calcext:value-type="float">
            <text:p>74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32.985069050532" calcext:value-type="float">
            <text:p>632,985069050532</text:p>
          </table:table-cell>
          <table:table-cell office:value-type="float" office:value="13.0301450008119" calcext:value-type="float">
            <text:p>13,0301450008119</text:p>
          </table:table-cell>
          <table:table-cell office:value-type="float" office:value="85690.7141110005" calcext:value-type="float">
            <text:p>85690,7141110005</text:p>
          </table:table-cell>
          <table:table-cell office:value-type="float" office:value="25920.3560376111" calcext:value-type="float">
            <text:p>25920,3560376111</text:p>
          </table:table-cell>
          <table:table-cell office:value-type="float" office:value="744.735763947262" calcext:value-type="float">
            <text:p>744,7357639472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30" calcext:value-type="float">
            <text:p>330</text:p>
          </table:table-cell>
          <table:table-cell office:value-type="float" office:value="6100" calcext:value-type="float">
            <text:p>6100</text:p>
          </table:table-cell>
          <table:table-cell office:value-type="float" office:value="71000" calcext:value-type="float">
            <text:p>71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6000" calcext:value-type="float">
            <text:p>86000</text:p>
          </table:table-cell>
        </table:table-row>
      </table:table>
      <table:table table:name="100_Python_Redis_Loc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5.615575367789" calcext:value-type="float">
            <text:p>115,615575367789</text:p>
          </table:table-cell>
          <table:table-cell office:value-type="float" office:value="13.1934689998161" calcext:value-type="float">
            <text:p>13,1934689998161</text:p>
          </table:table-cell>
          <table:table-cell office:value-type="float" office:value="254.58727700061" calcext:value-type="float">
            <text:p>254,58727700061</text:p>
          </table:table-cell>
          <table:table-cell office:value-type="float" office:value="14327" calcext:value-type="float">
            <text:p>14327</text:p>
          </table:table-cell>
          <table:table-cell office:value-type="float" office:value="79.4823390293929" calcext:value-type="float">
            <text:p>79,482339029392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5.949916357729" calcext:value-type="float">
            <text:p>115,949916357729</text:p>
          </table:table-cell>
          <table:table-cell office:value-type="float" office:value="13.591622999229" calcext:value-type="float">
            <text:p>13,591622999229</text:p>
          </table:table-cell>
          <table:table-cell office:value-type="float" office:value="243.741999000122" calcext:value-type="float">
            <text:p>243,741999000122</text:p>
          </table:table-cell>
          <table:table-cell office:value-type="float" office:value="22138" calcext:value-type="float">
            <text:p>22138</text:p>
          </table:table-cell>
          <table:table-cell office:value-type="float" office:value="79.5230365916199" calcext:value-type="float">
            <text:p>79,523036591619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.071993851302" calcext:value-type="float">
            <text:p>117,071993851302</text:p>
          </table:table-cell>
          <table:table-cell office:value-type="float" office:value="13.6740199995984" calcext:value-type="float">
            <text:p>13,6740199995984</text:p>
          </table:table-cell>
          <table:table-cell office:value-type="float" office:value="250.045232000048" calcext:value-type="float">
            <text:p>250,045232000048</text:p>
          </table:table-cell>
          <table:table-cell office:value-type="float" office:value="33682" calcext:value-type="float">
            <text:p>33682</text:p>
          </table:table-cell>
          <table:table-cell office:value-type="float" office:value="79.3704207332686" calcext:value-type="float">
            <text:p>79,370420733268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769" calcext:value-type="float">
            <text:p>776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105047771393" calcext:value-type="float">
            <text:p>116,105047771393</text:p>
          </table:table-cell>
          <table:table-cell office:value-type="float" office:value="14.1864199995325" calcext:value-type="float">
            <text:p>14,1864199995325</text:p>
          </table:table-cell>
          <table:table-cell office:value-type="float" office:value="236.937707999459" calcext:value-type="float">
            <text:p>236,937707999459</text:p>
          </table:table-cell>
          <table:table-cell office:value-type="float" office:value="40413" calcext:value-type="float">
            <text:p>40413</text:p>
          </table:table-cell>
          <table:table-cell office:value-type="float" office:value="79.0448402354523" calcext:value-type="float">
            <text:p>79,044840235452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225147394191" calcext:value-type="float">
            <text:p>116,225147394191</text:p>
          </table:table-cell>
          <table:table-cell office:value-type="float" office:value="14.008885000294" calcext:value-type="float">
            <text:p>14,008885000294</text:p>
          </table:table-cell>
          <table:table-cell office:value-type="float" office:value="246.522266999818" calcext:value-type="float">
            <text:p>246,522266999818</text:p>
          </table:table-cell>
          <table:table-cell office:value-type="float" office:value="32526" calcext:value-type="float">
            <text:p>32526</text:p>
          </table:table-cell>
          <table:table-cell office:value-type="float" office:value="79.1364097504631" calcext:value-type="float">
            <text:p>79,136409750463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580288877355" calcext:value-type="float">
            <text:p>116,580288877355</text:p>
          </table:table-cell>
          <table:table-cell office:value-type="float" office:value="13.6577699995541" calcext:value-type="float">
            <text:p>13,6577699995541</text:p>
          </table:table-cell>
          <table:table-cell office:value-type="float" office:value="236.534392999602" calcext:value-type="float">
            <text:p>236,534392999602</text:p>
          </table:table-cell>
          <table:table-cell office:value-type="float" office:value="28383" calcext:value-type="float">
            <text:p>28383</text:p>
          </table:table-cell>
          <table:table-cell office:value-type="float" office:value="79.7265244027551" calcext:value-type="float">
            <text:p>79,726524402755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991211719389" calcext:value-type="float">
            <text:p>116,991211719389</text:p>
          </table:table-cell>
          <table:table-cell office:value-type="float" office:value="13.9706219997606" calcext:value-type="float">
            <text:p>13,9706219997606</text:p>
          </table:table-cell>
          <table:table-cell office:value-type="float" office:value="244.45793599989" calcext:value-type="float">
            <text:p>244,45793599989</text:p>
          </table:table-cell>
          <table:table-cell office:value-type="float" office:value="37846" calcext:value-type="float">
            <text:p>37846</text:p>
          </table:table-cell>
          <table:table-cell office:value-type="float" office:value="79.6247804971875" calcext:value-type="float">
            <text:p>79,62478049718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.403042771216" calcext:value-type="float">
            <text:p>117,403042771216</text:p>
          </table:table-cell>
          <table:table-cell office:value-type="float" office:value="14.1532080015168" calcext:value-type="float">
            <text:p>14,1532080015168</text:p>
          </table:table-cell>
          <table:table-cell office:value-type="float" office:value="252.874872001485" calcext:value-type="float">
            <text:p>252,874872001485</text:p>
          </table:table-cell>
          <table:table-cell office:value-type="float" office:value="37006" calcext:value-type="float">
            <text:p>37006</text:p>
          </table:table-cell>
          <table:table-cell office:value-type="float" office:value="79.2483280465874" calcext:value-type="float">
            <text:p>79,248328046587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1.871106261752" calcext:value-type="float">
            <text:p>121,871106261752</text:p>
          </table:table-cell>
          <table:table-cell office:value-type="float" office:value="12.8872999994201" calcext:value-type="float">
            <text:p>12,8872999994201</text:p>
          </table:table-cell>
          <table:table-cell office:value-type="float" office:value="5365.28910200104" calcext:value-type="float">
            <text:p>5365,28910200104</text:p>
          </table:table-cell>
          <table:table-cell office:value-type="float" office:value="3498" calcext:value-type="float">
            <text:p>3498</text:p>
          </table:table-cell>
          <table:table-cell office:value-type="float" office:value="79.7265244027551" calcext:value-type="float">
            <text:p>79,726524402755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76.896833303063" calcext:value-type="float">
            <text:p>176,896833303063</text:p>
          </table:table-cell>
          <table:table-cell office:value-type="float" office:value="13.2277430002432" calcext:value-type="float">
            <text:p>13,2277430002432</text:p>
          </table:table-cell>
          <table:table-cell office:value-type="float" office:value="7041.67594000137" calcext:value-type="float">
            <text:p>7041,67594000137</text:p>
          </table:table-cell>
          <table:table-cell office:value-type="float" office:value="10996" calcext:value-type="float">
            <text:p>10996</text:p>
          </table:table-cell>
          <table:table-cell office:value-type="float" office:value="79.89948904222" calcext:value-type="float">
            <text:p>79,899489042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3400" calcext:value-type="float">
            <text:p>34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8116" calcext:value-type="float">
            <text:p>7811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3.104778085502" calcext:value-type="float">
            <text:p>123,104778085502</text:p>
          </table:table-cell>
          <table:table-cell office:value-type="float" office:value="12.8872999994201" calcext:value-type="float">
            <text:p>12,8872999994201</text:p>
          </table:table-cell>
          <table:table-cell office:value-type="float" office:value="7041.67594000137" calcext:value-type="float">
            <text:p>7041,67594000137</text:p>
          </table:table-cell>
          <table:table-cell office:value-type="float" office:value="26054.2766270674" calcext:value-type="float">
            <text:p>26054,2766270674</text:p>
          </table:table-cell>
          <table:table-cell office:value-type="float" office:value="794.782692731702" calcext:value-type="float">
            <text:p>794,782692731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4000" calcext:value-type="float">
            <text:p>40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</table:table-row>
      </table:table>
      <table:table table:name="a" table:style-name="ta1">
        <table:shapes>
          <draw:frame draw:z-index="0" draw:style-name="gr1" draw:text-style-name="P1" svg:width="31.443cm" svg:height="8.999cm" svg:x="0cm" svg:y="0.047cm">
            <draw:object draw:notify-on-update-of-ranges="Juncao_Python_Redis.I50:Juncao_Python_Redis.I52 Juncao_Python_Redis.J49:Juncao_Python_Redis.J49 Juncao_Python_Redis.J50:Juncao_Python_Redis.J52 Juncao_Python_Redis.K49:Juncao_Python_Redis.K49 Juncao_Python_Redis.K50:Juncao_Python_Redis.K52 Juncao_Python_Redis.Q49:Juncao_Python_Redis.Q49 Juncao_Python_Redis.Q50:Juncao_Python_Redis.Q5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31.251cm" svg:height="8.999cm" svg:x="0cm" svg:y="9.423cm">
            <draw:object draw:notify-on-update-of-ranges="Juncao_Python_Redis.I56:Juncao_Python_Redis.I58 Juncao_Python_Redis.J55:Juncao_Python_Redis.J55 Juncao_Python_Redis.J56:Juncao_Python_Redis.J58 Juncao_Python_Redis.K55:Juncao_Python_Redis.K55 Juncao_Python_Redis.K56:Juncao_Python_Redis.K58 Juncao_Python_Redis.Q55:Juncao_Python_Redis.Q55 Juncao_Python_Redis.Q56:Juncao_Python_Redis.Q5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31.223cm" svg:height="8.999cm" svg:x="0cm" svg:y="18.455cm">
            <draw:object draw:notify-on-update-of-ranges="Juncao_Python_Redis.I62:Juncao_Python_Redis.I64 Juncao_Python_Redis.J61:Juncao_Python_Redis.J61 Juncao_Python_Redis.J62:Juncao_Python_Redis.J64 Juncao_Python_Redis.K61:Juncao_Python_Redis.K61 Juncao_Python_Redis.K62:Juncao_Python_Redis.K64 Juncao_Python_Redis.Q61:Juncao_Python_Redis.Q61 Juncao_Python_Redis.Q62:Juncao_Python_Redis.Q6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31.278cm" svg:height="8.999cm" svg:x="0cm" svg:y="27.582cm">
            <draw:object draw:notify-on-update-of-ranges="Juncao_Python_Redis.I68:Juncao_Python_Redis.I70 Juncao_Python_Redis.J67:Juncao_Python_Redis.J67 Juncao_Python_Redis.J68:Juncao_Python_Redis.J70 Juncao_Python_Redis.K67:Juncao_Python_Redis.K67 Juncao_Python_Redis.K68:Juncao_Python_Redis.K70 Juncao_Python_Redis.Q67:Juncao_Python_Redis.Q67 Juncao_Python_Redis.Q68:Juncao_Python_Redis.Q7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31.113cm" svg:height="8.999cm" svg:x="0cm" svg:y="37.012cm">
            <draw:object draw:notify-on-update-of-ranges="Juncao_Python_Redis.I74:Juncao_Python_Redis.I76 Juncao_Python_Redis.J73:Juncao_Python_Redis.J73 Juncao_Python_Redis.J74:Juncao_Python_Redis.J76 Juncao_Python_Redis.K73:Juncao_Python_Redis.K73 Juncao_Python_Redis.K74:Juncao_Python_Redis.K76 Juncao_Python_Redis.Q73:Juncao_Python_Redis.Q73 Juncao_Python_Redis.Q74:Juncao_Python_Redis.Q7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5" draw:style-name="gr1" draw:text-style-name="P1" svg:width="33.387cm" svg:height="8.999cm" svg:x="31.456cm" svg:y="0.049cm">
            <draw:object draw:notify-on-update-of-ranges="Juncao_Python_Redis.I80:Juncao_Python_Redis.I82 Juncao_Python_Redis.J79:Juncao_Python_Redis.J79 Juncao_Python_Redis.J80:Juncao_Python_Redis.J82 Juncao_Python_Redis.K79:Juncao_Python_Redis.K79 Juncao_Python_Redis.K80:Juncao_Python_Redis.K82 Juncao_Python_Redis.Q79:Juncao_Python_Redis.Q79 Juncao_Python_Redis.Q80:Juncao_Python_Redis.Q82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33.595cm" svg:height="8.999cm" svg:x="31.054cm" svg:y="9.284cm">
            <draw:object draw:notify-on-update-of-ranges="Juncao_Python_Redis.I86:Juncao_Python_Redis.I88 Juncao_Python_Redis.J85:Juncao_Python_Redis.J85 Juncao_Python_Redis.J86:Juncao_Python_Redis.J88 Juncao_Python_Redis.K85:Juncao_Python_Redis.K85 Juncao_Python_Redis.K86:Juncao_Python_Redis.K88 Juncao_Python_Redis.Q85:Juncao_Python_Redis.Q85 Juncao_Python_Redis.Q86:Juncao_Python_Redis.Q8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7" draw:style-name="gr1" draw:text-style-name="P1" svg:width="33.136cm" svg:height="8.999cm" svg:x="31.294cm" svg:y="18.296cm">
            <draw:object draw:notify-on-update-of-ranges="Juncao_Python_Redis.I92:Juncao_Python_Redis.I94 Juncao_Python_Redis.J91:Juncao_Python_Redis.J91 Juncao_Python_Redis.J92:Juncao_Python_Redis.J94 Juncao_Python_Redis.K91:Juncao_Python_Redis.K91 Juncao_Python_Redis.K92:Juncao_Python_Redis.K94 Juncao_Python_Redis.Q91:Juncao_Python_Redis.Q91 Juncao_Python_Redis.Q92:Juncao_Python_Redis.Q9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8" draw:style-name="gr1" draw:text-style-name="P1" svg:width="32.766cm" svg:height="8.999cm" svg:x="31.333cm" svg:y="27.354cm">
            <draw:object draw:notify-on-update-of-ranges="Juncao_Python_Redis.I98:Juncao_Python_Redis.I100 Juncao_Python_Redis.J97:Juncao_Python_Redis.J97 Juncao_Python_Redis.J98:Juncao_Python_Redis.J100 Juncao_Python_Redis.K97:Juncao_Python_Redis.K97 Juncao_Python_Redis.K98:Juncao_Python_Redis.K100 Juncao_Python_Redis.Q97:Juncao_Python_Redis.Q97 Juncao_Python_Redis.Q98:Juncao_Python_Redis.Q1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9" draw:style-name="gr1" draw:text-style-name="P1" svg:width="32.798cm" svg:height="8.999cm" svg:x="31.219cm" svg:y="36.678cm">
            <draw:object draw:notify-on-update-of-ranges="Juncao_Python_Redis.I104:Juncao_Python_Redis.I106 Juncao_Python_Redis.J103:Juncao_Python_Redis.J103 Juncao_Python_Redis.J104:Juncao_Python_Redis.J106 Juncao_Python_Redis.K103:Juncao_Python_Redis.K103 Juncao_Python_Redis.K104:Juncao_Python_Redis.K106 Juncao_Python_Redis.Q103:Juncao_Python_Redis.Q103 Juncao_Python_Redis.Q104:Juncao_Python_Redis.Q10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graficos" table:style-name="ta1">
        <table:shapes>
          <draw:frame draw:z-index="0" draw:style-name="gr1" draw:text-style-name="P1" svg:width="31.443cm" svg:height="8.999cm" svg:x="0cm" svg:y="0.047cm">
            <draw:object draw:notify-on-update-of-ranges="Juncao_Python_Redis.I50:Juncao_Python_Redis.I52 Juncao_Python_Redis.L49:Juncao_Python_Redis.L49 Juncao_Python_Redis.L50:Juncao_Python_Redis.L52 Juncao_Python_Redis.M49:Juncao_Python_Redis.M49 Juncao_Python_Redis.M50:Juncao_Python_Redis.M52 Juncao_Python_Redis.N49:Juncao_Python_Redis.N49 Juncao_Python_Redis.N50:Juncao_Python_Redis.N52 Juncao_Python_Redis.O49:Juncao_Python_Redis.O49 Juncao_Python_Redis.O50:Juncao_Python_Redis.O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1.251cm" svg:height="8.999cm" svg:x="0cm" svg:y="9.423cm">
            <draw:object draw:notify-on-update-of-ranges="Juncao_Python_Redis.I56:Juncao_Python_Redis.I58 Juncao_Python_Redis.L55:Juncao_Python_Redis.L55 Juncao_Python_Redis.L56:Juncao_Python_Redis.L58 Juncao_Python_Redis.M55:Juncao_Python_Redis.M55 Juncao_Python_Redis.M56:Juncao_Python_Redis.M58 Juncao_Python_Redis.N55:Juncao_Python_Redis.N55 Juncao_Python_Redis.N56:Juncao_Python_Redis.N58 Juncao_Python_Redis.O55:Juncao_Python_Redis.O55 Juncao_Python_Redis.O56:Juncao_Python_Redis.O5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31.223cm" svg:height="8.999cm" svg:x="0cm" svg:y="18.455cm">
            <draw:object draw:notify-on-update-of-ranges="Juncao_Python_Redis.I62:Juncao_Python_Redis.I64 Juncao_Python_Redis.L61:Juncao_Python_Redis.L61 Juncao_Python_Redis.L62:Juncao_Python_Redis.L64 Juncao_Python_Redis.M61:Juncao_Python_Redis.M61 Juncao_Python_Redis.M62:Juncao_Python_Redis.M64 Juncao_Python_Redis.N61:Juncao_Python_Redis.N61 Juncao_Python_Redis.N62:Juncao_Python_Redis.N64 Juncao_Python_Redis.O61:Juncao_Python_Redis.O61 Juncao_Python_Redis.O62:Juncao_Python_Redis.O6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31.278cm" svg:height="8.999cm" svg:x="0cm" svg:y="27.582cm">
            <draw:object draw:notify-on-update-of-ranges="Juncao_Python_Redis.I68:Juncao_Python_Redis.I70 Juncao_Python_Redis.L67:Juncao_Python_Redis.L67 Juncao_Python_Redis.L68:Juncao_Python_Redis.L70 Juncao_Python_Redis.M67:Juncao_Python_Redis.M67 Juncao_Python_Redis.M68:Juncao_Python_Redis.M70 Juncao_Python_Redis.N67:Juncao_Python_Redis.N67 Juncao_Python_Redis.N68:Juncao_Python_Redis.N70 Juncao_Python_Redis.O67:Juncao_Python_Redis.O67 Juncao_Python_Redis.O68:Juncao_Python_Redis.O7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31.113cm" svg:height="8.999cm" svg:x="0cm" svg:y="37.012cm">
            <draw:object draw:notify-on-update-of-ranges="Juncao_Python_Redis.I74:Juncao_Python_Redis.I76 Juncao_Python_Redis.L73:Juncao_Python_Redis.L73 Juncao_Python_Redis.L74:Juncao_Python_Redis.L76 Juncao_Python_Redis.M73:Juncao_Python_Redis.M73 Juncao_Python_Redis.M74:Juncao_Python_Redis.M76 Juncao_Python_Redis.N73:Juncao_Python_Redis.N73 Juncao_Python_Redis.N74:Juncao_Python_Redis.N76 Juncao_Python_Redis.O73:Juncao_Python_Redis.O73 Juncao_Python_Redis.O74:Juncao_Python_Redis.O7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33.387cm" svg:height="8.999cm" svg:x="31.456cm" svg:y="0.049cm">
            <draw:object draw:notify-on-update-of-ranges="Juncao_Python_Redis.I80:Juncao_Python_Redis.I82 Juncao_Python_Redis.L79:Juncao_Python_Redis.L79 Juncao_Python_Redis.L80:Juncao_Python_Redis.L82 Juncao_Python_Redis.M79:Juncao_Python_Redis.M79 Juncao_Python_Redis.M80:Juncao_Python_Redis.M82 Juncao_Python_Redis.N79:Juncao_Python_Redis.N79 Juncao_Python_Redis.N80:Juncao_Python_Redis.N82 Juncao_Python_Redis.O79:Juncao_Python_Redis.O79 Juncao_Python_Redis.O80:Juncao_Python_Redis.O8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6" draw:style-name="gr1" draw:text-style-name="P1" svg:width="33.595cm" svg:height="8.999cm" svg:x="31.054cm" svg:y="9.284cm">
            <draw:object draw:notify-on-update-of-ranges="Juncao_Python_Redis.I86:Juncao_Python_Redis.I88 Juncao_Python_Redis.L85:Juncao_Python_Redis.L85 Juncao_Python_Redis.L86:Juncao_Python_Redis.L88 Juncao_Python_Redis.M85:Juncao_Python_Redis.M85 Juncao_Python_Redis.M86:Juncao_Python_Redis.M88 Juncao_Python_Redis.N85:Juncao_Python_Redis.N85 Juncao_Python_Redis.N86:Juncao_Python_Redis.N88 Juncao_Python_Redis.O85:Juncao_Python_Redis.O85 Juncao_Python_Redis.O86:Juncao_Python_Redis.O8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7" draw:style-name="gr1" draw:text-style-name="P1" svg:width="33.136cm" svg:height="8.999cm" svg:x="31.294cm" svg:y="18.296cm">
            <draw:object draw:notify-on-update-of-ranges="Juncao_Python_Redis.I92:Juncao_Python_Redis.I94 Juncao_Python_Redis.L91:Juncao_Python_Redis.L91 Juncao_Python_Redis.L92:Juncao_Python_Redis.L94 Juncao_Python_Redis.M91:Juncao_Python_Redis.M91 Juncao_Python_Redis.M92:Juncao_Python_Redis.M94 Juncao_Python_Redis.N91:Juncao_Python_Redis.N91 Juncao_Python_Redis.N92:Juncao_Python_Redis.N94 Juncao_Python_Redis.O91:Juncao_Python_Redis.O91 Juncao_Python_Redis.O92:Juncao_Python_Redis.O9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8" draw:style-name="gr1" draw:text-style-name="P1" svg:width="32.766cm" svg:height="8.999cm" svg:x="31.333cm" svg:y="27.354cm">
            <draw:object draw:notify-on-update-of-ranges="Juncao_Python_Redis.I98:Juncao_Python_Redis.I100 Juncao_Python_Redis.L97:Juncao_Python_Redis.L97 Juncao_Python_Redis.L98:Juncao_Python_Redis.L100 Juncao_Python_Redis.M97:Juncao_Python_Redis.M97 Juncao_Python_Redis.M98:Juncao_Python_Redis.M100 Juncao_Python_Redis.N97:Juncao_Python_Redis.N97 Juncao_Python_Redis.N98:Juncao_Python_Redis.N100 Juncao_Python_Redis.O97:Juncao_Python_Redis.O97 Juncao_Python_Redis.O98:Juncao_Python_Redis.O10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9" draw:style-name="gr1" draw:text-style-name="P1" svg:width="32.798cm" svg:height="8.999cm" svg:x="31.219cm" svg:y="36.678cm">
            <draw:object draw:notify-on-update-of-ranges="Juncao_Python_Redis.I104:Juncao_Python_Redis.I106 Juncao_Python_Redis.L103:Juncao_Python_Redis.L103 Juncao_Python_Redis.L104:Juncao_Python_Redis.L106 Juncao_Python_Redis.M103:Juncao_Python_Redis.M103 Juncao_Python_Redis.M104:Juncao_Python_Redis.M106 Juncao_Python_Redis.N103:Juncao_Python_Redis.N103 Juncao_Python_Redis.N104:Juncao_Python_Redis.N106 Juncao_Python_Redis.O103:Juncao_Python_Redis.O103 Juncao_Python_Redis.O104:Juncao_Python_Redis.O10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Juncao_Python_Redis" table:style-name="ta1">
        <table:shapes>
          <draw:frame draw:z-index="0" draw:style-name="gr1" draw:text-style-name="P1" svg:width="15.999cm" svg:height="8.999cm" svg:x="0.63cm" svg:y="19.039cm">
            <draw:object draw:notify-on-update-of-ranges="Juncao_Python_Redis.I50:Juncao_Python_Redis.I52 Juncao_Python_Redis.J49:Juncao_Python_Redis.J49 Juncao_Python_Redis.J50:Juncao_Python_Redis.J52 Juncao_Python_Redis.K49:Juncao_Python_Redis.K49 Juncao_Python_Redis.K50:Juncao_Python_Redis.K52 Juncao_Python_Redis.L49:Juncao_Python_Redis.L49 Juncao_Python_Redis.L50:Juncao_Python_Redis.L52 Juncao_Python_Redis.M49:Juncao_Python_Redis.M49 Juncao_Python_Redis.M50:Juncao_Python_Redis.M52 Juncao_Python_Redis.N49:Juncao_Python_Redis.N49 Juncao_Python_Redis.N50:Juncao_Python_Redis.N52 Juncao_Python_Redis.O49:Juncao_Python_Redis.O49 Juncao_Python_Redis.O50:Juncao_Python_Redis.O52 Juncao_Python_Redis.P49:Juncao_Python_Redis.P49 Juncao_Python_Redis.P50:Juncao_Python_Redis.P52 Juncao_Python_Redis.Q49:Juncao_Python_Redis.Q49 Juncao_Python_Redis.Q50:Juncao_Python_Redis.Q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52cm" svg:y="28.521cm">
            <draw:object draw:notify-on-update-of-ranges="Juncao_Python_Redis.I56:Juncao_Python_Redis.I58 Juncao_Python_Redis.J55:Juncao_Python_Redis.J55 Juncao_Python_Redis.J56:Juncao_Python_Redis.J58 Juncao_Python_Redis.K55:Juncao_Python_Redis.K55 Juncao_Python_Redis.K56:Juncao_Python_Redis.K58 Juncao_Python_Redis.L55:Juncao_Python_Redis.L55 Juncao_Python_Redis.L56:Juncao_Python_Redis.L58 Juncao_Python_Redis.M55:Juncao_Python_Redis.M55 Juncao_Python_Redis.M56:Juncao_Python_Redis.M58 Juncao_Python_Redis.N55:Juncao_Python_Redis.N55 Juncao_Python_Redis.N56:Juncao_Python_Redis.N58 Juncao_Python_Redis.O55:Juncao_Python_Redis.O55 Juncao_Python_Redis.O56:Juncao_Python_Redis.O58 Juncao_Python_Redis.P55:Juncao_Python_Redis.P55 Juncao_Python_Redis.P56:Juncao_Python_Redis.P58 Juncao_Python_Redis.Q55:Juncao_Python_Redis.Q55 Juncao_Python_Redis.Q56:Juncao_Python_Redis.Q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59cm" svg:y="37.685cm">
            <draw:object draw:notify-on-update-of-ranges="Juncao_Python_Redis.I62:Juncao_Python_Redis.I64 Juncao_Python_Redis.J61:Juncao_Python_Redis.J61 Juncao_Python_Redis.J62:Juncao_Python_Redis.J64 Juncao_Python_Redis.K61:Juncao_Python_Redis.K61 Juncao_Python_Redis.K62:Juncao_Python_Redis.K64 Juncao_Python_Redis.L61:Juncao_Python_Redis.L61 Juncao_Python_Redis.L62:Juncao_Python_Redis.L64 Juncao_Python_Redis.M61:Juncao_Python_Redis.M61 Juncao_Python_Redis.M62:Juncao_Python_Redis.M64 Juncao_Python_Redis.N61:Juncao_Python_Redis.N61 Juncao_Python_Redis.N62:Juncao_Python_Redis.N64 Juncao_Python_Redis.O61:Juncao_Python_Redis.O61 Juncao_Python_Redis.O62:Juncao_Python_Redis.O64 Juncao_Python_Redis.P61:Juncao_Python_Redis.P61 Juncao_Python_Redis.P62:Juncao_Python_Redis.P64 Juncao_Python_Redis.Q61:Juncao_Python_Redis.Q61 Juncao_Python_Redis.Q62:Juncao_Python_Redis.Q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214cm" svg:y="47.026cm">
            <draw:object draw:notify-on-update-of-ranges="Juncao_Python_Redis.I68:Juncao_Python_Redis.I70 Juncao_Python_Redis.J67:Juncao_Python_Redis.J67 Juncao_Python_Redis.J68:Juncao_Python_Redis.J70 Juncao_Python_Redis.K67:Juncao_Python_Redis.K67 Juncao_Python_Redis.K68:Juncao_Python_Redis.K70 Juncao_Python_Redis.L67:Juncao_Python_Redis.L67 Juncao_Python_Redis.L68:Juncao_Python_Redis.L70 Juncao_Python_Redis.M67:Juncao_Python_Redis.M67 Juncao_Python_Redis.M68:Juncao_Python_Redis.M70 Juncao_Python_Redis.N67:Juncao_Python_Redis.N67 Juncao_Python_Redis.N68:Juncao_Python_Redis.N70 Juncao_Python_Redis.O67:Juncao_Python_Redis.O67 Juncao_Python_Redis.O68:Juncao_Python_Redis.O70 Juncao_Python_Redis.P67:Juncao_Python_Redis.P67 Juncao_Python_Redis.P68:Juncao_Python_Redis.P70 Juncao_Python_Redis.Q67:Juncao_Python_Redis.Q67 Juncao_Python_Redis.Q68:Juncao_Python_Redis.Q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.52cm" svg:y="56.137cm">
            <draw:object draw:notify-on-update-of-ranges="Juncao_Python_Redis.I74:Juncao_Python_Redis.I76 Juncao_Python_Redis.J73:Juncao_Python_Redis.J73 Juncao_Python_Redis.J74:Juncao_Python_Redis.J76 Juncao_Python_Redis.K73:Juncao_Python_Redis.K73 Juncao_Python_Redis.K74:Juncao_Python_Redis.K76 Juncao_Python_Redis.L73:Juncao_Python_Redis.L73 Juncao_Python_Redis.L74:Juncao_Python_Redis.L76 Juncao_Python_Redis.M73:Juncao_Python_Redis.M73 Juncao_Python_Redis.M74:Juncao_Python_Redis.M76 Juncao_Python_Redis.N73:Juncao_Python_Redis.N73 Juncao_Python_Redis.N74:Juncao_Python_Redis.N76 Juncao_Python_Redis.O73:Juncao_Python_Redis.O73 Juncao_Python_Redis.O74:Juncao_Python_Redis.O76 Juncao_Python_Redis.P73:Juncao_Python_Redis.P73 Juncao_Python_Redis.P74:Juncao_Python_Redis.P76 Juncao_Python_Redis.Q73:Juncao_Python_Redis.Q73 Juncao_Python_Redis.Q74:Juncao_Python_Redis.Q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0.656cm" svg:y="65.231cm">
            <draw:object draw:notify-on-update-of-ranges="Juncao_Python_Redis.I80:Juncao_Python_Redis.I82 Juncao_Python_Redis.J79:Juncao_Python_Redis.J79 Juncao_Python_Redis.J80:Juncao_Python_Redis.J82 Juncao_Python_Redis.K79:Juncao_Python_Redis.K79 Juncao_Python_Redis.K80:Juncao_Python_Redis.K82 Juncao_Python_Redis.L79:Juncao_Python_Redis.L79 Juncao_Python_Redis.L80:Juncao_Python_Redis.L82 Juncao_Python_Redis.M79:Juncao_Python_Redis.M79 Juncao_Python_Redis.M80:Juncao_Python_Redis.M82 Juncao_Python_Redis.N79:Juncao_Python_Redis.N79 Juncao_Python_Redis.N80:Juncao_Python_Redis.N82 Juncao_Python_Redis.O79:Juncao_Python_Redis.O79 Juncao_Python_Redis.O80:Juncao_Python_Redis.O82 Juncao_Python_Redis.P79:Juncao_Python_Redis.P79 Juncao_Python_Redis.P80:Juncao_Python_Redis.P82 Juncao_Python_Redis.Q79:Juncao_Python_Redis.Q79 Juncao_Python_Redis.Q80:Juncao_Python_Redis.Q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.627cm" svg:y="74.413cm">
            <draw:object draw:notify-on-update-of-ranges="Juncao_Python_Redis.I86:Juncao_Python_Redis.I88 Juncao_Python_Redis.J85:Juncao_Python_Redis.J85 Juncao_Python_Redis.J86:Juncao_Python_Redis.J88 Juncao_Python_Redis.K85:Juncao_Python_Redis.K85 Juncao_Python_Redis.K86:Juncao_Python_Redis.K88 Juncao_Python_Redis.L85:Juncao_Python_Redis.L85 Juncao_Python_Redis.L86:Juncao_Python_Redis.L88 Juncao_Python_Redis.M85:Juncao_Python_Redis.M85 Juncao_Python_Redis.M86:Juncao_Python_Redis.M88 Juncao_Python_Redis.N85:Juncao_Python_Redis.N85 Juncao_Python_Redis.N86:Juncao_Python_Redis.N88 Juncao_Python_Redis.O85:Juncao_Python_Redis.O85 Juncao_Python_Redis.O86:Juncao_Python_Redis.O88 Juncao_Python_Redis.P85:Juncao_Python_Redis.P85 Juncao_Python_Redis.P86:Juncao_Python_Redis.P88 Juncao_Python_Redis.Q85:Juncao_Python_Redis.Q85 Juncao_Python_Redis.Q86:Juncao_Python_Redis.Q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0.467cm" svg:y="83.398cm">
            <draw:object draw:notify-on-update-of-ranges="Juncao_Python_Redis.I92:Juncao_Python_Redis.I94 Juncao_Python_Redis.J91:Juncao_Python_Redis.J91 Juncao_Python_Redis.J92:Juncao_Python_Redis.J94 Juncao_Python_Redis.K91:Juncao_Python_Redis.K91 Juncao_Python_Redis.K92:Juncao_Python_Redis.K94 Juncao_Python_Redis.L91:Juncao_Python_Redis.L91 Juncao_Python_Redis.L92:Juncao_Python_Redis.L94 Juncao_Python_Redis.M91:Juncao_Python_Redis.M91 Juncao_Python_Redis.M92:Juncao_Python_Redis.M94 Juncao_Python_Redis.N91:Juncao_Python_Redis.N91 Juncao_Python_Redis.N92:Juncao_Python_Redis.N94 Juncao_Python_Redis.O91:Juncao_Python_Redis.O91 Juncao_Python_Redis.O92:Juncao_Python_Redis.O94 Juncao_Python_Redis.P91:Juncao_Python_Redis.P91 Juncao_Python_Redis.P92:Juncao_Python_Redis.P94 Juncao_Python_Redis.Q91:Juncao_Python_Redis.Q91 Juncao_Python_Redis.Q92:Juncao_Python_Redis.Q9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0.682cm" svg:y="92.404cm">
            <draw:object draw:notify-on-update-of-ranges="Juncao_Python_Redis.I98:Juncao_Python_Redis.I100 Juncao_Python_Redis.J97:Juncao_Python_Redis.J97 Juncao_Python_Redis.J98:Juncao_Python_Redis.J100 Juncao_Python_Redis.K97:Juncao_Python_Redis.K97 Juncao_Python_Redis.K98:Juncao_Python_Redis.K100 Juncao_Python_Redis.L97:Juncao_Python_Redis.L97 Juncao_Python_Redis.L98:Juncao_Python_Redis.L100 Juncao_Python_Redis.M97:Juncao_Python_Redis.M97 Juncao_Python_Redis.M98:Juncao_Python_Redis.M100 Juncao_Python_Redis.N97:Juncao_Python_Redis.N97 Juncao_Python_Redis.N98:Juncao_Python_Redis.N100 Juncao_Python_Redis.O97:Juncao_Python_Redis.O97 Juncao_Python_Redis.O98:Juncao_Python_Redis.O100 Juncao_Python_Redis.P97:Juncao_Python_Redis.P97 Juncao_Python_Redis.P98:Juncao_Python_Redis.P100 Juncao_Python_Redis.Q97:Juncao_Python_Redis.Q97 Juncao_Python_Redis.Q98:Juncao_Python_Redis.Q1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0.579cm" svg:y="101.594cm">
            <draw:object draw:notify-on-update-of-ranges="Juncao_Python_Redis.I104:Juncao_Python_Redis.I106 Juncao_Python_Redis.J103:Juncao_Python_Redis.J103 Juncao_Python_Redis.J104:Juncao_Python_Redis.J106 Juncao_Python_Redis.K103:Juncao_Python_Redis.K103 Juncao_Python_Redis.K104:Juncao_Python_Redis.K106 Juncao_Python_Redis.L103:Juncao_Python_Redis.L103 Juncao_Python_Redis.L104:Juncao_Python_Redis.L106 Juncao_Python_Redis.M103:Juncao_Python_Redis.M103 Juncao_Python_Redis.M104:Juncao_Python_Redis.M106 Juncao_Python_Redis.N103:Juncao_Python_Redis.N103 Juncao_Python_Redis.N104:Juncao_Python_Redis.N106 Juncao_Python_Redis.O103:Juncao_Python_Redis.O103 Juncao_Python_Redis.O104:Juncao_Python_Redis.O106 Juncao_Python_Redis.P103:Juncao_Python_Redis.P103 Juncao_Python_Redis.P104:Juncao_Python_Redis.P106 Juncao_Python_Redis.Q103:Juncao_Python_Redis.Q103 Juncao_Python_Redis.Q104:Juncao_Python_Redis.Q10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5" table:default-cell-style-name="Default"/>
        <table:table-column table:style-name="co17" table:default-cell-style-name="Default"/>
        <table:table-column table:style-name="co15" table:number-columns-repeated="6" table:default-cell-style-name="Default"/>
        <table:table-column table:style-name="co15" table:number-columns-repeated="10" table:default-cell-style-name="ce3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.6097500933064" calcext:value-type="float">
            <text:p>20,6097500933064</text:p>
          </table:table-cell>
          <table:table-cell office:value-type="float" office:value="13.4121019982558" calcext:value-type="float">
            <text:p>13,4121019982558</text:p>
          </table:table-cell>
          <table:table-cell office:value-type="float" office:value="2048.15753799994" calcext:value-type="float">
            <text:p>2048,15753799994</text:p>
          </table:table-cell>
          <table:table-cell table:style-name="Default" office:value-type="float" office:value="14327" calcext:value-type="float">
            <text:p>14327</text:p>
          </table:table-cell>
          <table:table-cell table:style-name="Default" office:value-type="float" office:value="44.4735773389075" calcext:value-type="float">
            <text:p>44,4735773389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.5058549777291" calcext:value-type="float">
            <text:p>20,5058549777291</text:p>
          </table:table-cell>
          <table:table-cell office:value-type="float" office:value="13.638020000144" calcext:value-type="float">
            <text:p>13,638020000144</text:p>
          </table:table-cell>
          <table:table-cell office:value-type="float" office:value="2679.20348799998" calcext:value-type="float">
            <text:p>2679,20348799998</text:p>
          </table:table-cell>
          <table:table-cell table:style-name="Default" office:value-type="float" office:value="22137.3516703786" calcext:value-type="float">
            <text:p>22137,3516703786</text:p>
          </table:table-cell>
          <table:table-cell table:style-name="Default" office:value-type="float" office:value="44.4735773389075" calcext:value-type="float">
            <text:p>44,4735773389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.660211344114" calcext:value-type="float">
            <text:p>22,660211344114</text:p>
          </table:table-cell>
          <table:table-cell office:value-type="float" office:value="14.1747879988543" calcext:value-type="float">
            <text:p>14,1747879988543</text:p>
          </table:table-cell>
          <table:table-cell office:value-type="float" office:value="3312.64099500004" calcext:value-type="float">
            <text:p>3312,64099500004</text:p>
          </table:table-cell>
          <table:table-cell table:style-name="Default" office:value-type="float" office:value="33682" calcext:value-type="float">
            <text:p>33682</text:p>
          </table:table-cell>
          <table:table-cell table:style-name="Default" office:value-type="float" office:value="44.4735773389075" calcext:value-type="float">
            <text:p>44,4735773389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0981331489141" calcext:value-type="float">
            <text:p>23,0981331489141</text:p>
          </table:table-cell>
          <table:table-cell office:value-type="float" office:value="14.3622840005264" calcext:value-type="float">
            <text:p>14,3622840005264</text:p>
          </table:table-cell>
          <table:table-cell office:value-type="float" office:value="2492.17422000038" calcext:value-type="float">
            <text:p>2492,17422000038</text:p>
          </table:table-cell>
          <table:table-cell table:style-name="Default" office:value-type="float" office:value="40385.8555506019" calcext:value-type="float">
            <text:p>40385,8555506019</text:p>
          </table:table-cell>
          <table:table-cell table:style-name="Default" office:value-type="float" office:value="44.4339572254652" calcext:value-type="float">
            <text:p>44,4339572254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4488" calcext:value-type="float">
            <text:p>44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1442141604101" calcext:value-type="float">
            <text:p>22,1442141604101</text:p>
          </table:table-cell>
          <table:table-cell office:value-type="float" office:value="14.0595600005327" calcext:value-type="float">
            <text:p>14,0595600005327</text:p>
          </table:table-cell>
          <table:table-cell office:value-type="float" office:value="2520.91204799945" calcext:value-type="float">
            <text:p>2520,91204799945</text:p>
          </table:table-cell>
          <table:table-cell table:style-name="Default" office:value-type="float" office:value="32526" calcext:value-type="float">
            <text:p>32526</text:p>
          </table:table-cell>
          <table:table-cell table:style-name="Default" office:value-type="float" office:value="44.4537672821863" calcext:value-type="float">
            <text:p>44,4537672821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.5108102787116" calcext:value-type="float">
            <text:p>24,5108102787116</text:p>
          </table:table-cell>
          <table:table-cell office:value-type="float" office:value="13.7895570005639" calcext:value-type="float">
            <text:p>13,7895570005639</text:p>
          </table:table-cell>
          <table:table-cell office:value-type="float" office:value="3199.16415899934" calcext:value-type="float">
            <text:p>3199,16415899934</text:p>
          </table:table-cell>
          <table:table-cell table:style-name="Default" office:value-type="float" office:value="28383" calcext:value-type="float">
            <text:p>28383</text:p>
          </table:table-cell>
          <table:table-cell table:style-name="Default" office:value-type="float" office:value="44.4933873956286" calcext:value-type="float">
            <text:p>44,4933873956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7291116631872" calcext:value-type="float">
            <text:p>26,7291116631872</text:p>
          </table:table-cell>
          <table:table-cell office:value-type="float" office:value="14.1995750000206" calcext:value-type="float">
            <text:p>14,1995750000206</text:p>
          </table:table-cell>
          <table:table-cell office:value-type="float" office:value="5126.62535100026" calcext:value-type="float">
            <text:p>5126,62535100026</text:p>
          </table:table-cell>
          <table:table-cell table:style-name="Default" office:value-type="float" office:value="37846" calcext:value-type="float">
            <text:p>37846</text:p>
          </table:table-cell>
          <table:table-cell table:style-name="Default" office:value-type="float" office:value="44.4933873956286" calcext:value-type="float">
            <text:p>44,4933873956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1666011579532" calcext:value-type="float">
            <text:p>23,1666011579532</text:p>
          </table:table-cell>
          <table:table-cell office:value-type="float" office:value="14.141715999358" calcext:value-type="float">
            <text:p>14,141715999358</text:p>
          </table:table-cell>
          <table:table-cell office:value-type="float" office:value="2801.91769799967" calcext:value-type="float">
            <text:p>2801,91769799967</text:p>
          </table:table-cell>
          <table:table-cell table:style-name="Default" office:value-type="float" office:value="37006" calcext:value-type="float">
            <text:p>37006</text:p>
          </table:table-cell>
          <table:table-cell table:style-name="Default" office:value-type="float" office:value="44.4636723105469" calcext:value-type="float">
            <text:p>44,46367231054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3344418428261" calcext:value-type="float">
            <text:p>18,3344418428261</text:p>
          </table:table-cell>
          <table:table-cell office:value-type="float" office:value="12.9532129994914" calcext:value-type="float">
            <text:p>12,9532129994914</text:p>
          </table:table-cell>
          <table:table-cell office:value-type="float" office:value="1096.68128299927" calcext:value-type="float">
            <text:p>1096,68128299927</text:p>
          </table:table-cell>
          <table:table-cell table:style-name="Default" office:value-type="float" office:value="3521.34372217275" calcext:value-type="float">
            <text:p>3521,34372217275</text:p>
          </table:table-cell>
          <table:table-cell table:style-name="Default" office:value-type="float" office:value="44.4933873956286" calcext:value-type="float">
            <text:p>44,4933873956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4493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0101968927015" calcext:value-type="float">
            <text:p>22,0101968927015</text:p>
          </table:table-cell>
          <table:table-cell office:value-type="float" office:value="13.2928959992569" calcext:value-type="float">
            <text:p>13,2928959992569</text:p>
          </table:table-cell>
          <table:table-cell office:value-type="float" office:value="3165.20853700058" calcext:value-type="float">
            <text:p>3165,20853700058</text:p>
          </table:table-cell>
          <table:table-cell table:style-name="Default" office:value-type="float" office:value="10996" calcext:value-type="float">
            <text:p>10996</text:p>
          </table:table-cell>
          <table:table-cell table:style-name="Default" office:value-type="float" office:value="44.5032924239891" calcext:value-type="float">
            <text:p>44,5032924239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44902" calcext:value-type="float">
            <text:p>449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.376945426037" calcext:value-type="float">
            <text:p>22,376945426037</text:p>
          </table:table-cell>
          <table:table-cell office:value-type="float" office:value="12.9532129994914" calcext:value-type="float">
            <text:p>12,9532129994914</text:p>
          </table:table-cell>
          <table:table-cell office:value-type="float" office:value="5126.62535100026" calcext:value-type="float">
            <text:p>5126,62535100026</text:p>
          </table:table-cell>
          <table:table-cell table:style-name="Default" office:value-type="float" office:value="26077.8642599439" calcext:value-type="float">
            <text:p>26077,8642599439</text:p>
          </table:table-cell>
          <table:table-cell table:style-name="Default" office:value-type="float" office:value="444.755583445796" calcext:value-type="float">
            <text:p>444,7555834457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00" calcext:value-type="float">
            <text:p>2200</text:p>
          </table:table-cell>
          <table:table-cell office:value-type="float" office:value="4400" calcext:value-type="float">
            <text:p>44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5.615575367789" calcext:value-type="float">
            <text:p>115,615575367789</text:p>
          </table:table-cell>
          <table:table-cell office:value-type="float" office:value="13.1934689998161" calcext:value-type="float">
            <text:p>13,1934689998161</text:p>
          </table:table-cell>
          <table:table-cell office:value-type="float" office:value="254.58727700061" calcext:value-type="float">
            <text:p>254,58727700061</text:p>
          </table:table-cell>
          <table:table-cell table:style-name="Default" office:value-type="float" office:value="14327" calcext:value-type="float">
            <text:p>14327</text:p>
          </table:table-cell>
          <table:table-cell table:style-name="Default" office:value-type="float" office:value="79.4823390293929" calcext:value-type="float">
            <text:p>79,48233902939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5.949916357729" calcext:value-type="float">
            <text:p>115,949916357729</text:p>
          </table:table-cell>
          <table:table-cell office:value-type="float" office:value="13.591622999229" calcext:value-type="float">
            <text:p>13,591622999229</text:p>
          </table:table-cell>
          <table:table-cell office:value-type="float" office:value="243.741999000122" calcext:value-type="float">
            <text:p>243,741999000122</text:p>
          </table:table-cell>
          <table:table-cell table:style-name="Default" office:value-type="float" office:value="22138" calcext:value-type="float">
            <text:p>22138</text:p>
          </table:table-cell>
          <table:table-cell table:style-name="Default" office:value-type="float" office:value="79.5230365916199" calcext:value-type="float">
            <text:p>79,5230365916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.071993851302" calcext:value-type="float">
            <text:p>117,071993851302</text:p>
          </table:table-cell>
          <table:table-cell office:value-type="float" office:value="13.6740199995984" calcext:value-type="float">
            <text:p>13,6740199995984</text:p>
          </table:table-cell>
          <table:table-cell office:value-type="float" office:value="250.045232000048" calcext:value-type="float">
            <text:p>250,045232000048</text:p>
          </table:table-cell>
          <table:table-cell table:style-name="Default" office:value-type="float" office:value="33682" calcext:value-type="float">
            <text:p>33682</text:p>
          </table:table-cell>
          <table:table-cell table:style-name="Default" office:value-type="float" office:value="79.3704207332686" calcext:value-type="float">
            <text:p>79,3704207332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769" calcext:value-type="float">
            <text:p>776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105047771393" calcext:value-type="float">
            <text:p>116,105047771393</text:p>
          </table:table-cell>
          <table:table-cell office:value-type="float" office:value="14.1864199995325" calcext:value-type="float">
            <text:p>14,1864199995325</text:p>
          </table:table-cell>
          <table:table-cell office:value-type="float" office:value="236.937707999459" calcext:value-type="float">
            <text:p>236,937707999459</text:p>
          </table:table-cell>
          <table:table-cell table:style-name="Default" office:value-type="float" office:value="40413" calcext:value-type="float">
            <text:p>40413</text:p>
          </table:table-cell>
          <table:table-cell table:style-name="Default" office:value-type="float" office:value="79.0448402354523" calcext:value-type="float">
            <text:p>79,04484023545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225147394191" calcext:value-type="float">
            <text:p>116,225147394191</text:p>
          </table:table-cell>
          <table:table-cell office:value-type="float" office:value="14.008885000294" calcext:value-type="float">
            <text:p>14,008885000294</text:p>
          </table:table-cell>
          <table:table-cell office:value-type="float" office:value="246.522266999818" calcext:value-type="float">
            <text:p>246,522266999818</text:p>
          </table:table-cell>
          <table:table-cell table:style-name="Default" office:value-type="float" office:value="32526" calcext:value-type="float">
            <text:p>32526</text:p>
          </table:table-cell>
          <table:table-cell table:style-name="Default" office:value-type="float" office:value="79.1364097504631" calcext:value-type="float">
            <text:p>79,1364097504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580288877355" calcext:value-type="float">
            <text:p>116,580288877355</text:p>
          </table:table-cell>
          <table:table-cell office:value-type="float" office:value="13.6577699995541" calcext:value-type="float">
            <text:p>13,6577699995541</text:p>
          </table:table-cell>
          <table:table-cell office:value-type="float" office:value="236.534392999602" calcext:value-type="float">
            <text:p>236,534392999602</text:p>
          </table:table-cell>
          <table:table-cell table:style-name="Default" office:value-type="float" office:value="28383" calcext:value-type="float">
            <text:p>28383</text:p>
          </table:table-cell>
          <table:table-cell table:style-name="Default" office:value-type="float" office:value="79.7265244027551" calcext:value-type="float">
            <text:p>79,72652440275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2"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6.991211719389" calcext:value-type="float">
            <text:p>116,991211719389</text:p>
          </table:table-cell>
          <table:table-cell office:value-type="float" office:value="13.9706219997606" calcext:value-type="float">
            <text:p>13,9706219997606</text:p>
          </table:table-cell>
          <table:table-cell office:value-type="float" office:value="244.45793599989" calcext:value-type="float">
            <text:p>244,45793599989</text:p>
          </table:table-cell>
          <table:table-cell table:style-name="Default" office:value-type="float" office:value="37846" calcext:value-type="float">
            <text:p>37846</text:p>
          </table:table-cell>
          <table:table-cell table:style-name="Default" office:value-type="float" office:value="79.6247804971875" calcext:value-type="float">
            <text:p>79,6247804971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2"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.403042771216" calcext:value-type="float">
            <text:p>117,403042771216</text:p>
          </table:table-cell>
          <table:table-cell office:value-type="float" office:value="14.1532080015168" calcext:value-type="float">
            <text:p>14,1532080015168</text:p>
          </table:table-cell>
          <table:table-cell office:value-type="float" office:value="252.874872001485" calcext:value-type="float">
            <text:p>252,874872001485</text:p>
          </table:table-cell>
          <table:table-cell table:style-name="Default" office:value-type="float" office:value="37006" calcext:value-type="float">
            <text:p>37006</text:p>
          </table:table-cell>
          <table:table-cell table:style-name="Default" office:value-type="float" office:value="79.2483280465874" calcext:value-type="float">
            <text:p>79,2483280465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2"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1.871106261752" calcext:value-type="float">
            <text:p>121,871106261752</text:p>
          </table:table-cell>
          <table:table-cell office:value-type="float" office:value="12.8872999994201" calcext:value-type="float">
            <text:p>12,8872999994201</text:p>
          </table:table-cell>
          <table:table-cell office:value-type="float" office:value="5365.28910200104" calcext:value-type="float">
            <text:p>5365,28910200104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float" office:value="79.7265244027551" calcext:value-type="float">
            <text:p>79,72652440275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76.896833303063" calcext:value-type="float">
            <text:p>176,896833303063</text:p>
          </table:table-cell>
          <table:table-cell office:value-type="float" office:value="13.2277430002432" calcext:value-type="float">
            <text:p>13,2277430002432</text:p>
          </table:table-cell>
          <table:table-cell office:value-type="float" office:value="7041.67594000137" calcext:value-type="float">
            <text:p>7041,67594000137</text:p>
          </table:table-cell>
          <table:table-cell table:style-name="Default" office:value-type="float" office:value="10996" calcext:value-type="float">
            <text:p>10996</text:p>
          </table:table-cell>
          <table:table-cell table:style-name="Default" office:value-type="float" office:value="79.89948904222" calcext:value-type="float">
            <text:p>79,899489042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3"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90" calcext:value-type="float">
            <text:p>190</text:p>
          </table:table-cell>
          <table:table-cell office:value-type="float" office:value="3400" calcext:value-type="float">
            <text:p>34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8116" calcext:value-type="float">
            <text:p>7811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3.104778085502" calcext:value-type="float">
            <text:p>123,104778085502</text:p>
          </table:table-cell>
          <table:table-cell office:value-type="float" office:value="12.8872999994201" calcext:value-type="float">
            <text:p>12,8872999994201</text:p>
          </table:table-cell>
          <table:table-cell office:value-type="float" office:value="7041.67594000137" calcext:value-type="float">
            <text:p>7041,67594000137</text:p>
          </table:table-cell>
          <table:table-cell table:style-name="Default" office:value-type="float" office:value="26054.2766270674" calcext:value-type="float">
            <text:p>26054,2766270674</text:p>
          </table:table-cell>
          <table:table-cell table:style-name="Default" office:value-type="float" office:value="794.782692731702" calcext:value-type="float">
            <text:p>794,782692731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2" table:style-name="Default"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4000" calcext:value-type="float">
            <text:p>40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0.650217656348" calcext:value-type="float">
            <text:p>180,650217656348</text:p>
          </table:table-cell>
          <table:table-cell office:value-type="float" office:value="13.3238409998739" calcext:value-type="float">
            <text:p>13,3238409998739</text:p>
          </table:table-cell>
          <table:table-cell office:value-type="float" office:value="366.569560999778" calcext:value-type="float">
            <text:p>366,569560999778</text:p>
          </table:table-cell>
          <table:table-cell table:style-name="Default" office:value-type="float" office:value="14327" calcext:value-type="float">
            <text:p>14327</text:p>
          </table:table-cell>
          <table:table-cell table:style-name="Default" office:value-type="float" office:value="73.9943462094997" calcext:value-type="float">
            <text:p>73,99434620949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4.896744841136" calcext:value-type="float">
            <text:p>184,896744841136</text:p>
          </table:table-cell>
          <table:table-cell office:value-type="float" office:value="13.651953999215" calcext:value-type="float">
            <text:p>13,651953999215</text:p>
          </table:table-cell>
          <table:table-cell office:value-type="float" office:value="388.787634999971" calcext:value-type="float">
            <text:p>388,787634999971</text:p>
          </table:table-cell>
          <table:table-cell table:style-name="Default" office:value-type="float" office:value="22138" calcext:value-type="float">
            <text:p>22138</text:p>
          </table:table-cell>
          <table:table-cell table:style-name="Default" office:value-type="float" office:value="74.1249540167941" calcext:value-type="float">
            <text:p>74,12495401679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0.889900495504" calcext:value-type="float">
            <text:p>180,889900495504</text:p>
          </table:table-cell>
          <table:table-cell office:value-type="float" office:value="13.9481540009001" calcext:value-type="float">
            <text:p>13,9481540009001</text:p>
          </table:table-cell>
          <table:table-cell office:value-type="float" office:value="391.969705999145" calcext:value-type="float">
            <text:p>391,969705999145</text:p>
          </table:table-cell>
          <table:table-cell table:style-name="Default" office:value-type="float" office:value="33682" calcext:value-type="float">
            <text:p>33682</text:p>
          </table:table-cell>
          <table:table-cell table:style-name="Default" office:value-type="float" office:value="73.7431773493181" calcext:value-type="float">
            <text:p>73,74317734931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285" calcext:value-type="float">
            <text:p>72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3.993558524499" calcext:value-type="float">
            <text:p>183,993558524499</text:p>
          </table:table-cell>
          <table:table-cell office:value-type="float" office:value="14.2188869995152" calcext:value-type="float">
            <text:p>14,2188869995152</text:p>
          </table:table-cell>
          <table:table-cell office:value-type="float" office:value="363.413615001264" calcext:value-type="float">
            <text:p>363,413615001264</text:p>
          </table:table-cell>
          <table:table-cell table:style-name="Default" office:value-type="float" office:value="40413" calcext:value-type="float">
            <text:p>40413</text:p>
          </table:table-cell>
          <table:table-cell table:style-name="Default" office:value-type="float" office:value="73.1906058569186" calcext:value-type="float">
            <text:p>73,1906058569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2.11301410609" calcext:value-type="float">
            <text:p>182,11301410609</text:p>
          </table:table-cell>
          <table:table-cell office:value-type="float" office:value="14.035589998457" calcext:value-type="float">
            <text:p>14,035589998457</text:p>
          </table:table-cell>
          <table:table-cell office:value-type="float" office:value="384.165920000669" calcext:value-type="float">
            <text:p>384,165920000669</text:p>
          </table:table-cell>
          <table:table-cell table:style-name="Default" office:value-type="float" office:value="32526" calcext:value-type="float">
            <text:p>32526</text:p>
          </table:table-cell>
          <table:table-cell table:style-name="Default" office:value-type="float" office:value="73.3011201553985" calcext:value-type="float">
            <text:p>73,3011201553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4.640694491068" calcext:value-type="float">
            <text:p>184,640694491068</text:p>
          </table:table-cell>
          <table:table-cell office:value-type="float" office:value="13.9046710010007" calcext:value-type="float">
            <text:p>13,9046710010007</text:p>
          </table:table-cell>
          <table:table-cell office:value-type="float" office:value="392.898160998811" calcext:value-type="float">
            <text:p>392,898160998811</text:p>
          </table:table-cell>
          <table:table-cell table:style-name="Default" office:value-type="float" office:value="28383" calcext:value-type="float">
            <text:p>28383</text:p>
          </table:table-cell>
          <table:table-cell table:style-name="Default" office:value-type="float" office:value="74.3459826137539" calcext:value-type="float">
            <text:p>74,34598261375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387" calcext:value-type="float">
            <text:p>738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.168628418983" calcext:value-type="float">
            <text:p>188,168628418983</text:p>
          </table:table-cell>
          <table:table-cell office:value-type="float" office:value="13.9432750002015" calcext:value-type="float">
            <text:p>13,9432750002015</text:p>
          </table:table-cell>
          <table:table-cell office:value-type="float" office:value="389.711814999828" calcext:value-type="float">
            <text:p>389,711814999828</text:p>
          </table:table-cell>
          <table:table-cell table:style-name="Default" office:value-type="float" office:value="37846" calcext:value-type="float">
            <text:p>37846</text:p>
          </table:table-cell>
          <table:table-cell table:style-name="Default" office:value-type="float" office:value="74.2153748064595" calcext:value-type="float">
            <text:p>74,21537480645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210" calcext:value-type="float">
            <text:p>210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3.093555159748" calcext:value-type="float">
            <text:p>183,093555159748</text:p>
          </table:table-cell>
          <table:table-cell office:value-type="float" office:value="14.1783700000815" calcext:value-type="float">
            <text:p>14,1783700000815</text:p>
          </table:table-cell>
          <table:table-cell office:value-type="float" office:value="385.869958001422" calcext:value-type="float">
            <text:p>385,869958001422</text:p>
          </table:table-cell>
          <table:table-cell table:style-name="Default" office:value-type="float" office:value="37006" calcext:value-type="float">
            <text:p>37006</text:p>
          </table:table-cell>
          <table:table-cell table:style-name="Default" office:value-type="float" office:value="73.5221487523583" calcext:value-type="float">
            <text:p>73,5221487523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354.88606752134" calcext:value-type="float">
            <text:p>1354,88606752134</text:p>
          </table:table-cell>
          <table:table-cell office:value-type="float" office:value="13.0301450008119" calcext:value-type="float">
            <text:p>13,0301450008119</text:p>
          </table:table-cell>
          <table:table-cell office:value-type="float" office:value="75634.5405430002" calcext:value-type="float">
            <text:p>75634,5405430002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float" office:value="74.6172449827501" calcext:value-type="float">
            <text:p>74,6172449827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64000" calcext:value-type="float">
            <text:p>64000</text:p>
          </table:table-cell>
          <table:table-cell office:value-type="float" office:value="71000" calcext:value-type="float">
            <text:p>71000</text:p>
          </table:table-cell>
          <table:table-cell table:number-columns-repeated="2" office:value-type="float" office:value="76000" calcext:value-type="float">
            <text:p>7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931" calcext:value-type="float">
            <text:p>793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287.20784581023" calcext:value-type="float">
            <text:p>3287,20784581023</text:p>
          </table:table-cell>
          <table:table-cell office:value-type="float" office:value="13.2853180002712" calcext:value-type="float">
            <text:p>13,2853180002712</text:p>
          </table:table-cell>
          <table:table-cell office:value-type="float" office:value="85690.7141110005" calcext:value-type="float">
            <text:p>85690,7141110005</text:p>
          </table:table-cell>
          <table:table-cell table:style-name="Default" office:value-type="float" office:value="10996" calcext:value-type="float">
            <text:p>10996</text:p>
          </table:table-cell>
          <table:table-cell table:style-name="Default" office:value-type="float" office:value="79.6808092040111" calcext:value-type="float">
            <text:p>79,6808092040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7000" calcext:value-type="float">
            <text:p>27000</text:p>
          </table:table-cell>
          <table:table-cell table:style-name="Default" office:value-type="float" office:value="61000" calcext:value-type="float">
            <text:p>61000</text:p>
          </table:table-cell>
          <table:table-cell office:value-type="float" office:value="68000" calcext:value-type="float">
            <text:p>68000</text:p>
          </table:table-cell>
          <table:table-cell office:value-type="float" office:value="83000" calcext:value-type="float">
            <text:p>83000</text:p>
          </table:table-cell>
          <table:table-cell table:number-columns-repeated="2" office:value-type="float" office:value="86000" calcext:value-type="float">
            <text:p>86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4127" calcext:value-type="float">
            <text:p>74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32.985069050532" calcext:value-type="float">
            <text:p>632,985069050532</text:p>
          </table:table-cell>
          <table:table-cell office:value-type="float" office:value="13.0301450008119" calcext:value-type="float">
            <text:p>13,0301450008119</text:p>
          </table:table-cell>
          <table:table-cell office:value-type="float" office:value="85690.7141110005" calcext:value-type="float">
            <text:p>85690,7141110005</text:p>
          </table:table-cell>
          <table:table-cell table:style-name="Default" office:value-type="float" office:value="25920.3560376111" calcext:value-type="float">
            <text:p>25920,3560376111</text:p>
          </table:table-cell>
          <table:table-cell table:style-name="Default" office:value-type="float" office:value="744.735763947262" calcext:value-type="float">
            <text:p>744,735763947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6100" calcext:value-type="float">
            <text:p>6100</text:p>
          </table:table-cell>
          <table:table-cell office:value-type="float" office:value="71000" calcext:value-type="float">
            <text:p>71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6000" calcext:value-type="float">
            <text:p>86000</text:p>
          </table:table-cell>
        </table:table-row>
        <table:table-row table:style-name="ro1" table:number-rows-repeated="8">
          <table:table-cell table:number-columns-repeated="8"/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0" calcext:value-type="float">
            <text:p>4490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0.6097500933064" calcext:value-type="float">
            <text:p>20,61</text:p>
          </table:table-cell>
          <table:table-cell office:value-type="float" office:value="13.4121019982558" calcext:value-type="float">
            <text:p>13,41</text:p>
          </table:table-cell>
          <table:table-cell office:value-type="float" office:value="2048.15753799994" calcext:value-type="float">
            <text:p>2048,16</text:p>
          </table:table-cell>
          <table:table-cell office:value-type="float" office:value="14327" calcext:value-type="float">
            <text:p>14327,00</text:p>
          </table:table-cell>
          <table:table-cell office:value-type="float" office:value="44.4735773389075" calcext:value-type="float">
            <text:p>44,47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12" calcext:value-type="float">
            <text:p>7812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5.615575367789" calcext:value-type="float">
            <text:p>115,62</text:p>
          </table:table-cell>
          <table:table-cell office:value-type="float" office:value="13.1934689998161" calcext:value-type="float">
            <text:p>13,19</text:p>
          </table:table-cell>
          <table:table-cell office:value-type="float" office:value="254.58727700061" calcext:value-type="float">
            <text:p>254,59</text:p>
          </table:table-cell>
          <table:table-cell office:value-type="float" office:value="14327" calcext:value-type="float">
            <text:p>14327,00</text:p>
          </table:table-cell>
          <table:table-cell office:value-type="float" office:value="79.4823390293929" calcext:value-type="float">
            <text:p>79,48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365" calcext:value-type="float">
            <text:p>7365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0.650217656348" calcext:value-type="float">
            <text:p>180,65</text:p>
          </table:table-cell>
          <table:table-cell office:value-type="float" office:value="13.3238409998739" calcext:value-type="float">
            <text:p>13,32</text:p>
          </table:table-cell>
          <table:table-cell office:value-type="float" office:value="366.569560999778" calcext:value-type="float">
            <text:p>366,57</text:p>
          </table:table-cell>
          <table:table-cell office:value-type="float" office:value="14327" calcext:value-type="float">
            <text:p>14327,00</text:p>
          </table:table-cell>
          <table:table-cell office:value-type="float" office:value="73.9943462094997" calcext:value-type="float">
            <text:p>73,99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0" calcext:value-type="float">
            <text:p>4490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0.5058549777291" calcext:value-type="float">
            <text:p>20,51</text:p>
          </table:table-cell>
          <table:table-cell office:value-type="float" office:value="13.638020000144" calcext:value-type="float">
            <text:p>13,64</text:p>
          </table:table-cell>
          <table:table-cell office:value-type="float" office:value="2679.20348799998" calcext:value-type="float">
            <text:p>2679,20</text:p>
          </table:table-cell>
          <table:table-cell office:value-type="float" office:value="22137.3516703786" calcext:value-type="float">
            <text:p>22137,35</text:p>
          </table:table-cell>
          <table:table-cell office:value-type="float" office:value="44.4735773389075" calcext:value-type="float">
            <text:p>44,47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16" calcext:value-type="float">
            <text:p>7816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5.949916357729" calcext:value-type="float">
            <text:p>115,95</text:p>
          </table:table-cell>
          <table:table-cell office:value-type="float" office:value="13.591622999229" calcext:value-type="float">
            <text:p>13,59</text:p>
          </table:table-cell>
          <table:table-cell office:value-type="float" office:value="243.741999000122" calcext:value-type="float">
            <text:p>243,74</text:p>
          </table:table-cell>
          <table:table-cell office:value-type="float" office:value="22138" calcext:value-type="float">
            <text:p>22138,00</text:p>
          </table:table-cell>
          <table:table-cell office:value-type="float" office:value="79.5230365916199" calcext:value-type="float">
            <text:p>79,52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378" calcext:value-type="float">
            <text:p>7378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4.896744841136" calcext:value-type="float">
            <text:p>184,90</text:p>
          </table:table-cell>
          <table:table-cell office:value-type="float" office:value="13.651953999215" calcext:value-type="float">
            <text:p>13,65</text:p>
          </table:table-cell>
          <table:table-cell office:value-type="float" office:value="388.787634999971" calcext:value-type="float">
            <text:p>388,79</text:p>
          </table:table-cell>
          <table:table-cell office:value-type="float" office:value="22138" calcext:value-type="float">
            <text:p>22138,00</text:p>
          </table:table-cell>
          <table:table-cell office:value-type="float" office:value="74.1249540167941" calcext:value-type="float">
            <text:p>74,12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0" calcext:value-type="float">
            <text:p>4490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2.660211344114" calcext:value-type="float">
            <text:p>22,66</text:p>
          </table:table-cell>
          <table:table-cell office:value-type="float" office:value="14.1747879988543" calcext:value-type="float">
            <text:p>14,17</text:p>
          </table:table-cell>
          <table:table-cell office:value-type="float" office:value="3312.64099500004" calcext:value-type="float">
            <text:p>3312,64</text:p>
          </table:table-cell>
          <table:table-cell office:value-type="float" office:value="33682" calcext:value-type="float">
            <text:p>33682,00</text:p>
          </table:table-cell>
          <table:table-cell office:value-type="float" office:value="44.4735773389075" calcext:value-type="float">
            <text:p>44,47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01" calcext:value-type="float">
            <text:p>7801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7.071993851302" calcext:value-type="float">
            <text:p>117,07</text:p>
          </table:table-cell>
          <table:table-cell office:value-type="float" office:value="13.6740199995984" calcext:value-type="float">
            <text:p>13,67</text:p>
          </table:table-cell>
          <table:table-cell office:value-type="float" office:value="250.045232000048" calcext:value-type="float">
            <text:p>250,05</text:p>
          </table:table-cell>
          <table:table-cell office:value-type="float" office:value="33682" calcext:value-type="float">
            <text:p>33682,00</text:p>
          </table:table-cell>
          <table:table-cell office:value-type="float" office:value="79.3704207332686" calcext:value-type="float">
            <text:p>79,37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340" calcext:value-type="float">
            <text:p>7340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0.889900495504" calcext:value-type="float">
            <text:p>180,89</text:p>
          </table:table-cell>
          <table:table-cell office:value-type="float" office:value="13.9481540009001" calcext:value-type="float">
            <text:p>13,95</text:p>
          </table:table-cell>
          <table:table-cell office:value-type="float" office:value="391.969705999145" calcext:value-type="float">
            <text:p>391,97</text:p>
          </table:table-cell>
          <table:table-cell office:value-type="float" office:value="33682" calcext:value-type="float">
            <text:p>33682,00</text:p>
          </table:table-cell>
          <table:table-cell office:value-type="float" office:value="73.7431773493181" calcext:value-type="float">
            <text:p>73,74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86" calcext:value-type="float">
            <text:p>4486,00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23.0981331489141" calcext:value-type="float">
            <text:p>23,10</text:p>
          </table:table-cell>
          <table:table-cell office:value-type="float" office:value="14.3622840005264" calcext:value-type="float">
            <text:p>14,36</text:p>
          </table:table-cell>
          <table:table-cell office:value-type="float" office:value="2492.17422000038" calcext:value-type="float">
            <text:p>2492,17</text:p>
          </table:table-cell>
          <table:table-cell office:value-type="float" office:value="40385.8555506019" calcext:value-type="float">
            <text:p>40385,86</text:p>
          </table:table-cell>
          <table:table-cell office:value-type="float" office:value="44.4339572254652" calcext:value-type="float">
            <text:p>44,43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769" calcext:value-type="float">
            <text:p>7769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6.105047771393" calcext:value-type="float">
            <text:p>116,11</text:p>
          </table:table-cell>
          <table:table-cell office:value-type="float" office:value="14.1864199995325" calcext:value-type="float">
            <text:p>14,19</text:p>
          </table:table-cell>
          <table:table-cell office:value-type="float" office:value="236.937707999459" calcext:value-type="float">
            <text:p>236,94</text:p>
          </table:table-cell>
          <table:table-cell office:value-type="float" office:value="40413" calcext:value-type="float">
            <text:p>40413,00</text:p>
          </table:table-cell>
          <table:table-cell office:value-type="float" office:value="79.0448402354523" calcext:value-type="float">
            <text:p>79,04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285" calcext:value-type="float">
            <text:p>7285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3.993558524499" calcext:value-type="float">
            <text:p>183,99</text:p>
          </table:table-cell>
          <table:table-cell office:value-type="float" office:value="14.2188869995152" calcext:value-type="float">
            <text:p>14,22</text:p>
          </table:table-cell>
          <table:table-cell office:value-type="float" office:value="363.413615001264" calcext:value-type="float">
            <text:p>363,41</text:p>
          </table:table-cell>
          <table:table-cell office:value-type="float" office:value="40413" calcext:value-type="float">
            <text:p>40413,00</text:p>
          </table:table-cell>
          <table:table-cell office:value-type="float" office:value="73.1906058569186" calcext:value-type="float">
            <text:p>73,19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88" calcext:value-type="float">
            <text:p>4488,00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22.1442141604101" calcext:value-type="float">
            <text:p>22,14</text:p>
          </table:table-cell>
          <table:table-cell office:value-type="float" office:value="14.0595600005327" calcext:value-type="float">
            <text:p>14,06</text:p>
          </table:table-cell>
          <table:table-cell office:value-type="float" office:value="2520.91204799945" calcext:value-type="float">
            <text:p>2520,91</text:p>
          </table:table-cell>
          <table:table-cell office:value-type="float" office:value="32526" calcext:value-type="float">
            <text:p>32526,00</text:p>
          </table:table-cell>
          <table:table-cell office:value-type="float" office:value="44.4537672821863" calcext:value-type="float">
            <text:p>44,45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778" calcext:value-type="float">
            <text:p>7778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6.225147394191" calcext:value-type="float">
            <text:p>116,23</text:p>
          </table:table-cell>
          <table:table-cell office:value-type="float" office:value="14.008885000294" calcext:value-type="float">
            <text:p>14,01</text:p>
          </table:table-cell>
          <table:table-cell office:value-type="float" office:value="246.522266999818" calcext:value-type="float">
            <text:p>246,52</text:p>
          </table:table-cell>
          <table:table-cell office:value-type="float" office:value="32526" calcext:value-type="float">
            <text:p>32526,00</text:p>
          </table:table-cell>
          <table:table-cell office:value-type="float" office:value="79.1364097504631" calcext:value-type="float">
            <text:p>79,14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296" calcext:value-type="float">
            <text:p>7296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2.11301410609" calcext:value-type="float">
            <text:p>182,11</text:p>
          </table:table-cell>
          <table:table-cell office:value-type="float" office:value="14.035589998457" calcext:value-type="float">
            <text:p>14,04</text:p>
          </table:table-cell>
          <table:table-cell office:value-type="float" office:value="384.165920000669" calcext:value-type="float">
            <text:p>384,17</text:p>
          </table:table-cell>
          <table:table-cell office:value-type="float" office:value="32526" calcext:value-type="float">
            <text:p>32526,00</text:p>
          </table:table-cell>
          <table:table-cell office:value-type="float" office:value="73.3011201553985" calcext:value-type="float">
            <text:p>73,30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2" calcext:value-type="float">
            <text:p>4492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4.5108102787116" calcext:value-type="float">
            <text:p>24,51</text:p>
          </table:table-cell>
          <table:table-cell office:value-type="float" office:value="13.7895570005639" calcext:value-type="float">
            <text:p>13,79</text:p>
          </table:table-cell>
          <table:table-cell office:value-type="float" office:value="3199.16415899934" calcext:value-type="float">
            <text:p>3199,16</text:p>
          </table:table-cell>
          <table:table-cell office:value-type="float" office:value="28383" calcext:value-type="float">
            <text:p>28383,00</text:p>
          </table:table-cell>
          <table:table-cell office:value-type="float" office:value="44.4933873956286" calcext:value-type="float">
            <text:p>44,49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36" calcext:value-type="float">
            <text:p>7836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6.580288877355" calcext:value-type="float">
            <text:p>116,58</text:p>
          </table:table-cell>
          <table:table-cell office:value-type="float" office:value="13.6577699995541" calcext:value-type="float">
            <text:p>13,66</text:p>
          </table:table-cell>
          <table:table-cell office:value-type="float" office:value="236.534392999602" calcext:value-type="float">
            <text:p>236,53</text:p>
          </table:table-cell>
          <table:table-cell office:value-type="float" office:value="28383" calcext:value-type="float">
            <text:p>28383,00</text:p>
          </table:table-cell>
          <table:table-cell office:value-type="float" office:value="79.7265244027551" calcext:value-type="float">
            <text:p>79,73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400" calcext:value-type="float">
            <text:p>7400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4.640694491068" calcext:value-type="float">
            <text:p>184,64</text:p>
          </table:table-cell>
          <table:table-cell office:value-type="float" office:value="13.9046710010007" calcext:value-type="float">
            <text:p>13,90</text:p>
          </table:table-cell>
          <table:table-cell office:value-type="float" office:value="392.898160998811" calcext:value-type="float">
            <text:p>392,90</text:p>
          </table:table-cell>
          <table:table-cell office:value-type="float" office:value="28383" calcext:value-type="float">
            <text:p>28383,00</text:p>
          </table:table-cell>
          <table:table-cell office:value-type="float" office:value="74.3459826137539" calcext:value-type="float">
            <text:p>74,35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2" calcext:value-type="float">
            <text:p>4492,00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26.7291116631872" calcext:value-type="float">
            <text:p>26,73</text:p>
          </table:table-cell>
          <table:table-cell office:value-type="float" office:value="14.1995750000206" calcext:value-type="float">
            <text:p>14,20</text:p>
          </table:table-cell>
          <table:table-cell office:value-type="float" office:value="5126.62535100026" calcext:value-type="float">
            <text:p>5126,63</text:p>
          </table:table-cell>
          <table:table-cell office:value-type="float" office:value="37846" calcext:value-type="float">
            <text:p>37846,00</text:p>
          </table:table-cell>
          <table:table-cell office:value-type="float" office:value="44.4933873956286" calcext:value-type="float">
            <text:p>44,49</text:p>
          </table:table-cell>
          <table:table-cell office:value-type="string" calcext:value-type="string">
            <text:p>/?url=https://github.com/topics/aw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26" calcext:value-type="float">
            <text:p>7826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6.991211719389" calcext:value-type="float">
            <text:p>116,99</text:p>
          </table:table-cell>
          <table:table-cell office:value-type="float" office:value="13.9706219997606" calcext:value-type="float">
            <text:p>13,97</text:p>
          </table:table-cell>
          <table:table-cell office:value-type="float" office:value="244.45793599989" calcext:value-type="float">
            <text:p>244,46</text:p>
          </table:table-cell>
          <table:table-cell office:value-type="float" office:value="37846" calcext:value-type="float">
            <text:p>37846,00</text:p>
          </table:table-cell>
          <table:table-cell office:value-type="float" office:value="79.6247804971875" calcext:value-type="float">
            <text:p>79,62</text:p>
          </table:table-cell>
          <table:table-cell office:value-type="string" calcext:value-type="string">
            <text:p>/?url=https://github.com/topics/aw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387" calcext:value-type="float">
            <text:p>7387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188.168628418983" calcext:value-type="float">
            <text:p>188,17</text:p>
          </table:table-cell>
          <table:table-cell office:value-type="float" office:value="13.9432750002015" calcext:value-type="float">
            <text:p>13,94</text:p>
          </table:table-cell>
          <table:table-cell office:value-type="float" office:value="389.711814999828" calcext:value-type="float">
            <text:p>389,71</text:p>
          </table:table-cell>
          <table:table-cell office:value-type="float" office:value="37846" calcext:value-type="float">
            <text:p>37846,00</text:p>
          </table:table-cell>
          <table:table-cell office:value-type="float" office:value="74.2153748064595" calcext:value-type="float">
            <text:p>74,22</text:p>
          </table:table-cell>
          <table:table-cell office:value-type="string" calcext:value-type="string">
            <text:p>/?url=https://github.com/topics/aws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89" calcext:value-type="float">
            <text:p>4489,00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23.1666011579532" calcext:value-type="float">
            <text:p>23,17</text:p>
          </table:table-cell>
          <table:table-cell office:value-type="float" office:value="14.141715999358" calcext:value-type="float">
            <text:p>14,14</text:p>
          </table:table-cell>
          <table:table-cell office:value-type="float" office:value="2801.91769799967" calcext:value-type="float">
            <text:p>2801,92</text:p>
          </table:table-cell>
          <table:table-cell office:value-type="float" office:value="37006" calcext:value-type="float">
            <text:p>37006,00</text:p>
          </table:table-cell>
          <table:table-cell office:value-type="float" office:value="44.4636723105469" calcext:value-type="float">
            <text:p>44,46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789" calcext:value-type="float">
            <text:p>7789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17.403042771216" calcext:value-type="float">
            <text:p>117,40</text:p>
          </table:table-cell>
          <table:table-cell office:value-type="float" office:value="14.1532080015168" calcext:value-type="float">
            <text:p>14,15</text:p>
          </table:table-cell>
          <table:table-cell office:value-type="float" office:value="252.874872001485" calcext:value-type="float">
            <text:p>252,87</text:p>
          </table:table-cell>
          <table:table-cell office:value-type="float" office:value="37006" calcext:value-type="float">
            <text:p>37006,00</text:p>
          </table:table-cell>
          <table:table-cell office:value-type="float" office:value="79.2483280465874" calcext:value-type="float">
            <text:p>79,25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318" calcext:value-type="float">
            <text:p>7318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83.093555159748" calcext:value-type="float">
            <text:p>183,09</text:p>
          </table:table-cell>
          <table:table-cell office:value-type="float" office:value="14.1783700000815" calcext:value-type="float">
            <text:p>14,18</text:p>
          </table:table-cell>
          <table:table-cell office:value-type="float" office:value="385.869958001422" calcext:value-type="float">
            <text:p>385,87</text:p>
          </table:table-cell>
          <table:table-cell office:value-type="float" office:value="37006" calcext:value-type="float">
            <text:p>37006,00</text:p>
          </table:table-cell>
          <table:table-cell office:value-type="float" office:value="73.5221487523583" calcext:value-type="float">
            <text:p>73,52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2" calcext:value-type="float">
            <text:p>4492,00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,00</text:p>
          </table:table-cell>
          <table:table-cell office:value-type="float" office:value="18.3344418428261" calcext:value-type="float">
            <text:p>18,33</text:p>
          </table:table-cell>
          <table:table-cell office:value-type="float" office:value="12.9532129994914" calcext:value-type="float">
            <text:p>12,95</text:p>
          </table:table-cell>
          <table:table-cell office:value-type="float" office:value="1096.68128299927" calcext:value-type="float">
            <text:p>1096,68</text:p>
          </table:table-cell>
          <table:table-cell office:value-type="float" office:value="3521.34372217275" calcext:value-type="float">
            <text:p>3521,34</text:p>
          </table:table-cell>
          <table:table-cell office:value-type="float" office:value="44.4933873956286" calcext:value-type="float">
            <text:p>44,49</text:p>
          </table:table-cell>
          <table:table-cell office:value-type="string" calcext:value-type="string">
            <text:p>/?url=https://news.ycombinator.com/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36" calcext:value-type="float">
            <text:p>7836,00</text:p>
          </table:table-cell>
          <table:table-cell office:value-type="float" office:value="0" calcext:value-type="float">
            <text:p>0,00</text:p>
          </table:table-cell>
          <table:table-cell office:value-type="float" office:value="110" calcext:value-type="float">
            <text:p>110,00</text:p>
          </table:table-cell>
          <table:table-cell office:value-type="float" office:value="121.871106261752" calcext:value-type="float">
            <text:p>121,87</text:p>
          </table:table-cell>
          <table:table-cell office:value-type="float" office:value="12.8872999994201" calcext:value-type="float">
            <text:p>12,89</text:p>
          </table:table-cell>
          <table:table-cell office:value-type="float" office:value="5365.28910200104" calcext:value-type="float">
            <text:p>5365,29</text:p>
          </table:table-cell>
          <table:table-cell office:value-type="float" office:value="3498" calcext:value-type="float">
            <text:p>3498,00</text:p>
          </table:table-cell>
          <table:table-cell office:value-type="float" office:value="79.7265244027551" calcext:value-type="float">
            <text:p>79,73</text:p>
          </table:table-cell>
          <table:table-cell office:value-type="string" calcext:value-type="string">
            <text:p>/?url=https://news.ycombinator.com/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427" calcext:value-type="float">
            <text:p>7427,00</text:p>
          </table:table-cell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1354.88606752134" calcext:value-type="float">
            <text:p>1354,89</text:p>
          </table:table-cell>
          <table:table-cell office:value-type="float" office:value="13.0301450008119" calcext:value-type="float">
            <text:p>13,03</text:p>
          </table:table-cell>
          <table:table-cell office:value-type="float" office:value="75634.5405430002" calcext:value-type="float">
            <text:p>75634,54</text:p>
          </table:table-cell>
          <table:table-cell office:value-type="float" office:value="3498" calcext:value-type="float">
            <text:p>3498,00</text:p>
          </table:table-cell>
          <table:table-cell office:value-type="float" office:value="74.6172449827501" calcext:value-type="float">
            <text:p>74,62</text:p>
          </table:table-cell>
          <table:table-cell office:value-type="string" calcext:value-type="string">
            <text:p>/?url=https://news.ycombinator.com/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_users</text:p>
          </table:table-cell>
          <table:table-cell office:value-type="float" office:value="4493" calcext:value-type="float">
            <text:p>4493,00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,00</text:p>
          </table:table-cell>
          <table:table-cell office:value-type="float" office:value="22.0101968927015" calcext:value-type="float">
            <text:p>22,01</text:p>
          </table:table-cell>
          <table:table-cell office:value-type="float" office:value="13.2928959992569" calcext:value-type="float">
            <text:p>13,29</text:p>
          </table:table-cell>
          <table:table-cell office:value-type="float" office:value="3165.20853700058" calcext:value-type="float">
            <text:p>3165,21</text:p>
          </table:table-cell>
          <table:table-cell office:value-type="float" office:value="10996" calcext:value-type="float">
            <text:p>10996,00</text:p>
          </table:table-cell>
          <table:table-cell office:value-type="float" office:value="44.5032924239891" calcext:value-type="float">
            <text:p>44,50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_users</text:p>
          </table:table-cell>
          <table:table-cell office:value-type="float" office:value="7853" calcext:value-type="float">
            <text:p>7853,00</text:p>
          </table:table-cell>
          <table:table-cell office:value-type="float" office:value="0" calcext:value-type="float">
            <text:p>0,00</text:p>
          </table:table-cell>
          <table:table-cell office:value-type="float" office:value="130" calcext:value-type="float">
            <text:p>130,00</text:p>
          </table:table-cell>
          <table:table-cell office:value-type="float" office:value="176.896833303063" calcext:value-type="float">
            <text:p>176,90</text:p>
          </table:table-cell>
          <table:table-cell office:value-type="float" office:value="13.2277430002432" calcext:value-type="float">
            <text:p>13,23</text:p>
          </table:table-cell>
          <table:table-cell office:value-type="float" office:value="7041.67594000137" calcext:value-type="float">
            <text:p>7041,68</text:p>
          </table:table-cell>
          <table:table-cell office:value-type="float" office:value="10996" calcext:value-type="float">
            <text:p>10996,00</text:p>
          </table:table-cell>
          <table:table-cell office:value-type="float" office:value="79.89948904222" calcext:value-type="float">
            <text:p>79,90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000_users</text:p>
          </table:table-cell>
          <table:table-cell office:value-type="float" office:value="7931" calcext:value-type="float">
            <text:p>7931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3287.20784581023" calcext:value-type="float">
            <text:p>3287,21</text:p>
          </table:table-cell>
          <table:table-cell office:value-type="float" office:value="13.2853180002712" calcext:value-type="float">
            <text:p>13,29</text:p>
          </table:table-cell>
          <table:table-cell office:value-type="float" office:value="85690.7141110005" calcext:value-type="float">
            <text:p>85690,71</text:p>
          </table:table-cell>
          <table:table-cell office:value-type="float" office:value="10996" calcext:value-type="float">
            <text:p>10996,00</text:p>
          </table:table-cell>
          <table:table-cell office:value-type="float" office:value="79.6808092040111" calcext:value-type="float">
            <text:p>79,68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4"/>
        </table:table-row>
      </table:table>
      <table:table table:name="10_Python_Redis_Locus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.6097500933064" calcext:value-type="float">
            <text:p>20,6097500933064</text:p>
          </table:table-cell>
          <table:table-cell office:value-type="float" office:value="13.4121019982558" calcext:value-type="float">
            <text:p>13,4121019982558</text:p>
          </table:table-cell>
          <table:table-cell office:value-type="float" office:value="2048.15753799994" calcext:value-type="float">
            <text:p>2048,15753799994</text:p>
          </table:table-cell>
          <table:table-cell office:value-type="float" office:value="14327" calcext:value-type="float">
            <text:p>14327</text:p>
          </table:table-cell>
          <table:table-cell office:value-type="float" office:value="44.4735773389075" calcext:value-type="float">
            <text:p>44,47357733890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.5058549777291" calcext:value-type="float">
            <text:p>20,5058549777291</text:p>
          </table:table-cell>
          <table:table-cell office:value-type="float" office:value="13.638020000144" calcext:value-type="float">
            <text:p>13,638020000144</text:p>
          </table:table-cell>
          <table:table-cell office:value-type="float" office:value="2679.20348799998" calcext:value-type="float">
            <text:p>2679,20348799998</text:p>
          </table:table-cell>
          <table:table-cell office:value-type="float" office:value="22137.3516703786" calcext:value-type="float">
            <text:p>22137,3516703786</text:p>
          </table:table-cell>
          <table:table-cell office:value-type="float" office:value="44.4735773389075" calcext:value-type="float">
            <text:p>44,47357733890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.660211344114" calcext:value-type="float">
            <text:p>22,660211344114</text:p>
          </table:table-cell>
          <table:table-cell office:value-type="float" office:value="14.1747879988543" calcext:value-type="float">
            <text:p>14,1747879988543</text:p>
          </table:table-cell>
          <table:table-cell office:value-type="float" office:value="3312.64099500004" calcext:value-type="float">
            <text:p>3312,64099500004</text:p>
          </table:table-cell>
          <table:table-cell office:value-type="float" office:value="33682" calcext:value-type="float">
            <text:p>33682</text:p>
          </table:table-cell>
          <table:table-cell office:value-type="float" office:value="44.4735773389075" calcext:value-type="float">
            <text:p>44,47357733890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0981331489141" calcext:value-type="float">
            <text:p>23,0981331489141</text:p>
          </table:table-cell>
          <table:table-cell office:value-type="float" office:value="14.3622840005264" calcext:value-type="float">
            <text:p>14,3622840005264</text:p>
          </table:table-cell>
          <table:table-cell office:value-type="float" office:value="2492.17422000038" calcext:value-type="float">
            <text:p>2492,17422000038</text:p>
          </table:table-cell>
          <table:table-cell office:value-type="float" office:value="40385.8555506019" calcext:value-type="float">
            <text:p>40385,8555506019</text:p>
          </table:table-cell>
          <table:table-cell office:value-type="float" office:value="44.4339572254652" calcext:value-type="float">
            <text:p>44,43395722546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4488" calcext:value-type="float">
            <text:p>44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1442141604101" calcext:value-type="float">
            <text:p>22,1442141604101</text:p>
          </table:table-cell>
          <table:table-cell office:value-type="float" office:value="14.0595600005327" calcext:value-type="float">
            <text:p>14,0595600005327</text:p>
          </table:table-cell>
          <table:table-cell office:value-type="float" office:value="2520.91204799945" calcext:value-type="float">
            <text:p>2520,91204799945</text:p>
          </table:table-cell>
          <table:table-cell office:value-type="float" office:value="32526" calcext:value-type="float">
            <text:p>32526</text:p>
          </table:table-cell>
          <table:table-cell office:value-type="float" office:value="44.4537672821863" calcext:value-type="float">
            <text:p>44,45376728218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.5108102787116" calcext:value-type="float">
            <text:p>24,5108102787116</text:p>
          </table:table-cell>
          <table:table-cell office:value-type="float" office:value="13.7895570005639" calcext:value-type="float">
            <text:p>13,7895570005639</text:p>
          </table:table-cell>
          <table:table-cell office:value-type="float" office:value="3199.16415899934" calcext:value-type="float">
            <text:p>3199,16415899934</text:p>
          </table:table-cell>
          <table:table-cell office:value-type="float" office:value="28383" calcext:value-type="float">
            <text:p>28383</text:p>
          </table:table-cell>
          <table:table-cell office:value-type="float" office:value="44.4933873956286" calcext:value-type="float">
            <text:p>44,49338739562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7291116631872" calcext:value-type="float">
            <text:p>26,7291116631872</text:p>
          </table:table-cell>
          <table:table-cell office:value-type="float" office:value="14.1995750000206" calcext:value-type="float">
            <text:p>14,1995750000206</text:p>
          </table:table-cell>
          <table:table-cell office:value-type="float" office:value="5126.62535100026" calcext:value-type="float">
            <text:p>5126,62535100026</text:p>
          </table:table-cell>
          <table:table-cell office:value-type="float" office:value="37846" calcext:value-type="float">
            <text:p>37846</text:p>
          </table:table-cell>
          <table:table-cell office:value-type="float" office:value="44.4933873956286" calcext:value-type="float">
            <text:p>44,493387395628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1666011579532" calcext:value-type="float">
            <text:p>23,1666011579532</text:p>
          </table:table-cell>
          <table:table-cell office:value-type="float" office:value="14.141715999358" calcext:value-type="float">
            <text:p>14,141715999358</text:p>
          </table:table-cell>
          <table:table-cell office:value-type="float" office:value="2801.91769799967" calcext:value-type="float">
            <text:p>2801,91769799967</text:p>
          </table:table-cell>
          <table:table-cell office:value-type="float" office:value="37006" calcext:value-type="float">
            <text:p>37006</text:p>
          </table:table-cell>
          <table:table-cell office:value-type="float" office:value="44.4636723105469" calcext:value-type="float">
            <text:p>44,46367231054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3344418428261" calcext:value-type="float">
            <text:p>18,3344418428261</text:p>
          </table:table-cell>
          <table:table-cell office:value-type="float" office:value="12.9532129994914" calcext:value-type="float">
            <text:p>12,9532129994914</text:p>
          </table:table-cell>
          <table:table-cell office:value-type="float" office:value="1096.68128299927" calcext:value-type="float">
            <text:p>1096,68128299927</text:p>
          </table:table-cell>
          <table:table-cell office:value-type="float" office:value="3521.34372217275" calcext:value-type="float">
            <text:p>3521,34372217275</text:p>
          </table:table-cell>
          <table:table-cell office:value-type="float" office:value="44.4933873956286" calcext:value-type="float">
            <text:p>44,49338739562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4493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0101968927015" calcext:value-type="float">
            <text:p>22,0101968927015</text:p>
          </table:table-cell>
          <table:table-cell office:value-type="float" office:value="13.2928959992569" calcext:value-type="float">
            <text:p>13,2928959992569</text:p>
          </table:table-cell>
          <table:table-cell office:value-type="float" office:value="3165.20853700058" calcext:value-type="float">
            <text:p>3165,20853700058</text:p>
          </table:table-cell>
          <table:table-cell office:value-type="float" office:value="10996" calcext:value-type="float">
            <text:p>10996</text:p>
          </table:table-cell>
          <table:table-cell office:value-type="float" office:value="44.5032924239891" calcext:value-type="float">
            <text:p>44,50329242398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44902" calcext:value-type="float">
            <text:p>449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.376945426037" calcext:value-type="float">
            <text:p>22,376945426037</text:p>
          </table:table-cell>
          <table:table-cell office:value-type="float" office:value="12.9532129994914" calcext:value-type="float">
            <text:p>12,9532129994914</text:p>
          </table:table-cell>
          <table:table-cell office:value-type="float" office:value="5126.62535100026" calcext:value-type="float">
            <text:p>5126,62535100026</text:p>
          </table:table-cell>
          <table:table-cell office:value-type="float" office:value="26077.8642599439" calcext:value-type="float">
            <text:p>26077,8642599439</text:p>
          </table:table-cell>
          <table:table-cell office:value-type="float" office:value="444.755583445796" calcext:value-type="float">
            <text:p>444,7555834457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00" calcext:value-type="float">
            <text:p>2200</text:p>
          </table:table-cell>
          <table:table-cell office:value-type="float" office:value="4400" calcext:value-type="float">
            <text:p>4400</text:p>
          </table:table-cell>
          <table:table-cell office:value-type="float" office:value="5100" calcext:value-type="float">
            <text:p>5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0" number:min-decimal-places="0" number:min-integer-digits="2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02:47:25.147504380</dc:date>
    <meta:editing-duration>PT9M10S</meta:editing-duration>
    <meta:editing-cycles>1</meta:editing-cycles>
    <meta:document-statistic meta:table-count="6" meta:cell-count="1978" meta:object-count="30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49cm" svg:y="0.316cm" chart:style-name="ch2">
          <text:p>/?url=https://github.com/carlosruan12307?tab=repositories</text:p>
        </chart:title>
        <chart:legend chart:legend-position="end" svg:x="11.461cm" svg:y="2.458cm" style:legend-expansion="high" chart:style-name="ch3"/>
        <chart:plot-area chart:style-name="ch4" table:cell-range-address="Juncao_Python_Redis.I50:Juncao_Python_Redis.Q52 Juncao_Python_Redis.J49:Juncao_Python_Redis.Q49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50:Juncao_Python_Redis.I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50:Juncao_Python_Redis.J52" chart:label-cell-address="Juncao_Python_Redis.J49:Juncao_Python_Redis.J49" chart:class="chart:bar">
            <chart:data-point chart:repeated="3"/>
          </chart:series>
          <chart:series chart:style-name="ch9" chart:values-cell-range-address="Juncao_Python_Redis.K50:Juncao_Python_Redis.K52" chart:label-cell-address="Juncao_Python_Redis.K49:Juncao_Python_Redis.K49" chart:class="chart:bar">
            <chart:data-point chart:repeated="3"/>
          </chart:series>
          <chart:series chart:style-name="ch10" chart:values-cell-range-address="Juncao_Python_Redis.L50:Juncao_Python_Redis.L52" chart:label-cell-address="Juncao_Python_Redis.L49:Juncao_Python_Redis.L49" chart:class="chart:bar">
            <chart:data-point chart:repeated="3"/>
          </chart:series>
          <chart:series chart:style-name="ch11" chart:values-cell-range-address="Juncao_Python_Redis.M50:Juncao_Python_Redis.M52" chart:label-cell-address="Juncao_Python_Redis.M49:Juncao_Python_Redis.M49" chart:class="chart:bar">
            <chart:data-point chart:repeated="3"/>
          </chart:series>
          <chart:series chart:style-name="ch12" chart:values-cell-range-address="Juncao_Python_Redis.N50:Juncao_Python_Redis.N52" chart:label-cell-address="Juncao_Python_Redis.N49:Juncao_Python_Redis.N49" chart:class="chart:bar">
            <chart:data-point chart:repeated="3"/>
          </chart:series>
          <chart:series chart:style-name="ch13" chart:values-cell-range-address="Juncao_Python_Redis.O50:Juncao_Python_Redis.O52" chart:label-cell-address="Juncao_Python_Redis.O49:Juncao_Python_Redis.O49" chart:class="chart:bar">
            <chart:data-point chart:repeated="3"/>
          </chart:series>
          <chart:series chart:style-name="ch14" chart:values-cell-range-address="Juncao_Python_Redis.P50:Juncao_Python_Redis.P52" chart:label-cell-address="Juncao_Python_Redis.P49:Juncao_Python_Redis.P49" chart:class="chart:bar">
            <chart:data-point chart:repeated="3"/>
          </chart:series>
          <chart:series chart:style-name="ch15" chart:values-cell-range-address="Juncao_Python_Redis.Q50:Juncao_Python_Redis.Q52" chart:label-cell-address="Juncao_Python_Redis.Q49:Juncao_Python_Redis.Q4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49:Juncao_Python_Redis.J49</svg:desc>
                </draw:g>
              </table:table-cell>
              <table:table-cell office:value-type="string">
                <text:p>Failure Count</text:p>
                <draw:g>
                  <svg:desc>Juncao_Python_Redis.K49:Juncao_Python_Redis.K49</svg:desc>
                </draw:g>
              </table:table-cell>
              <table:table-cell office:value-type="string">
                <text:p>Median Response Time</text:p>
                <draw:g>
                  <svg:desc>Juncao_Python_Redis.L49:Juncao_Python_Redis.L49</svg:desc>
                </draw:g>
              </table:table-cell>
              <table:table-cell office:value-type="string">
                <text:p>Average Response Time</text:p>
                <draw:g>
                  <svg:desc>Juncao_Python_Redis.M49:Juncao_Python_Redis.M49</svg:desc>
                </draw:g>
              </table:table-cell>
              <table:table-cell office:value-type="string">
                <text:p>Min Response Time</text:p>
                <draw:g>
                  <svg:desc>Juncao_Python_Redis.N49:Juncao_Python_Redis.N49</svg:desc>
                </draw:g>
              </table:table-cell>
              <table:table-cell office:value-type="string">
                <text:p>Max Response Time</text:p>
                <draw:g>
                  <svg:desc>Juncao_Python_Redis.O49:Juncao_Python_Redis.O49</svg:desc>
                </draw:g>
              </table:table-cell>
              <table:table-cell office:value-type="string">
                <text:p>Average Content Size</text:p>
                <draw:g>
                  <svg:desc>Juncao_Python_Redis.P49:Juncao_Python_Redis.P49</svg:desc>
                </draw:g>
              </table:table-cell>
              <table:table-cell office:value-type="string">
                <text:p>Requests/s</text:p>
                <draw:g>
                  <svg:desc>Juncao_Python_Redis.Q49:Juncao_Python_Redis.Q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0:Juncao_Python_Redis.I52</svg:desc>
                </draw:g>
              </table:table-cell>
              <table:table-cell office:value-type="float" office:value="4490">
                <text:p>4490</text:p>
                <draw:g>
                  <svg:desc>Juncao_Python_Redis.J50:Juncao_Python_Redis.J52</svg:desc>
                </draw:g>
              </table:table-cell>
              <table:table-cell office:value-type="float" office:value="0">
                <text:p>0</text:p>
                <draw:g>
                  <svg:desc>Juncao_Python_Redis.K50:Juncao_Python_Redis.K52</svg:desc>
                </draw:g>
              </table:table-cell>
              <table:table-cell office:value-type="float" office:value="17">
                <text:p>17</text:p>
                <draw:g>
                  <svg:desc>Juncao_Python_Redis.L50:Juncao_Python_Redis.L52</svg:desc>
                </draw:g>
              </table:table-cell>
              <table:table-cell office:value-type="float" office:value="20.6097500933064">
                <text:p>20.6097500933064</text:p>
                <draw:g>
                  <svg:desc>Juncao_Python_Redis.M50:Juncao_Python_Redis.M52</svg:desc>
                </draw:g>
              </table:table-cell>
              <table:table-cell office:value-type="float" office:value="13.4121019982558">
                <text:p>13.4121019982558</text:p>
                <draw:g>
                  <svg:desc>Juncao_Python_Redis.N50:Juncao_Python_Redis.N52</svg:desc>
                </draw:g>
              </table:table-cell>
              <table:table-cell office:value-type="float" office:value="2048.15753799994">
                <text:p>2048.15753799994</text:p>
                <draw:g>
                  <svg:desc>Juncao_Python_Redis.O50:Juncao_Python_Redis.O52</svg:desc>
                </draw:g>
              </table:table-cell>
              <table:table-cell office:value-type="float" office:value="14327">
                <text:p>14327</text:p>
                <draw:g>
                  <svg:desc>Juncao_Python_Redis.P50:Juncao_Python_Redis.P52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50:Juncao_Python_Redis.Q5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12">
                <text:p>781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.615575367789">
                <text:p>115.615575367789</text:p>
              </table:table-cell>
              <table:table-cell office:value-type="float" office:value="13.1934689998161">
                <text:p>13.1934689998161</text:p>
              </table:table-cell>
              <table:table-cell office:value-type="float" office:value="254.58727700061">
                <text:p>254.58727700061</text:p>
              </table:table-cell>
              <table:table-cell office:value-type="float" office:value="14327">
                <text:p>14327</text:p>
              </table:table-cell>
              <table:table-cell office:value-type="float" office:value="79.4823390293929">
                <text:p>79.482339029392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65">
                <text:p>73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.650217656348">
                <text:p>180.650217656348</text:p>
              </table:table-cell>
              <table:table-cell office:value-type="float" office:value="13.3238409998739">
                <text:p>13.3238409998739</text:p>
              </table:table-cell>
              <table:table-cell office:value-type="float" office:value="366.569560999778">
                <text:p>366.569560999778</text:p>
              </table:table-cell>
              <table:table-cell office:value-type="float" office:value="14327">
                <text:p>14327</text:p>
              </table:table-cell>
              <table:table-cell office:value-type="float" office:value="73.9943462094997">
                <text:p>73.9943462094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/?url=https://www.reddit.com/r/brdev/</text:p>
        </chart:title>
        <chart:legend chart:legend-position="end" svg:x="11.461cm" svg:y="2.458cm" style:legend-expansion="high" chart:style-name="ch3"/>
        <chart:plot-area chart:style-name="ch4" table:cell-range-address="Juncao_Python_Redis.I104:Juncao_Python_Redis.Q106 Juncao_Python_Redis.J103:Juncao_Python_Redis.Q103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Python_Redis.I104:Juncao_Python_Redis.I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104:Juncao_Python_Redis.J106" chart:label-cell-address="Juncao_Python_Redis.J103:Juncao_Python_Redis.J103" chart:class="chart:bar">
            <chart:data-point chart:repeated="3"/>
          </chart:series>
          <chart:series chart:style-name="ch9" chart:values-cell-range-address="Juncao_Python_Redis.K104:Juncao_Python_Redis.K106" chart:label-cell-address="Juncao_Python_Redis.K103:Juncao_Python_Redis.K103" chart:class="chart:bar">
            <chart:data-point chart:repeated="3"/>
          </chart:series>
          <chart:series chart:style-name="ch10" chart:values-cell-range-address="Juncao_Python_Redis.L104:Juncao_Python_Redis.L106" chart:label-cell-address="Juncao_Python_Redis.L103:Juncao_Python_Redis.L103" chart:class="chart:bar">
            <chart:data-point chart:repeated="3"/>
          </chart:series>
          <chart:series chart:style-name="ch11" chart:values-cell-range-address="Juncao_Python_Redis.M104:Juncao_Python_Redis.M106" chart:label-cell-address="Juncao_Python_Redis.M103:Juncao_Python_Redis.M103" chart:class="chart:bar">
            <chart:data-point chart:repeated="3"/>
          </chart:series>
          <chart:series chart:style-name="ch12" chart:values-cell-range-address="Juncao_Python_Redis.N104:Juncao_Python_Redis.N106" chart:label-cell-address="Juncao_Python_Redis.N103:Juncao_Python_Redis.N103" chart:class="chart:bar">
            <chart:data-point chart:repeated="3"/>
          </chart:series>
          <chart:series chart:style-name="ch13" chart:values-cell-range-address="Juncao_Python_Redis.O104:Juncao_Python_Redis.O106" chart:label-cell-address="Juncao_Python_Redis.O103:Juncao_Python_Redis.O103" chart:class="chart:bar">
            <chart:data-point chart:repeated="3"/>
          </chart:series>
          <chart:series chart:style-name="ch14" chart:values-cell-range-address="Juncao_Python_Redis.P104:Juncao_Python_Redis.P106" chart:label-cell-address="Juncao_Python_Redis.P103:Juncao_Python_Redis.P103" chart:class="chart:bar">
            <chart:data-point chart:repeated="3"/>
          </chart:series>
          <chart:series chart:style-name="ch15" chart:values-cell-range-address="Juncao_Python_Redis.Q104:Juncao_Python_Redis.Q106" chart:label-cell-address="Juncao_Python_Redis.Q103:Juncao_Python_Redis.Q103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103:Juncao_Python_Redis.J103</svg:desc>
                </draw:g>
              </table:table-cell>
              <table:table-cell office:value-type="string">
                <text:p>Failure Count</text:p>
                <draw:g>
                  <svg:desc>Juncao_Python_Redis.K103:Juncao_Python_Redis.K103</svg:desc>
                </draw:g>
              </table:table-cell>
              <table:table-cell office:value-type="string">
                <text:p>Median Response Time</text:p>
                <draw:g>
                  <svg:desc>Juncao_Python_Redis.L103:Juncao_Python_Redis.L103</svg:desc>
                </draw:g>
              </table:table-cell>
              <table:table-cell office:value-type="string">
                <text:p>Average Response Time</text:p>
                <draw:g>
                  <svg:desc>Juncao_Python_Redis.M103:Juncao_Python_Redis.M103</svg:desc>
                </draw:g>
              </table:table-cell>
              <table:table-cell office:value-type="string">
                <text:p>Min Response Time</text:p>
                <draw:g>
                  <svg:desc>Juncao_Python_Redis.N103:Juncao_Python_Redis.N103</svg:desc>
                </draw:g>
              </table:table-cell>
              <table:table-cell office:value-type="string">
                <text:p>Max Response Time</text:p>
                <draw:g>
                  <svg:desc>Juncao_Python_Redis.O103:Juncao_Python_Redis.O103</svg:desc>
                </draw:g>
              </table:table-cell>
              <table:table-cell office:value-type="string">
                <text:p>Average Content Size</text:p>
                <draw:g>
                  <svg:desc>Juncao_Python_Redis.P103:Juncao_Python_Redis.P103</svg:desc>
                </draw:g>
              </table:table-cell>
              <table:table-cell office:value-type="string">
                <text:p>Requests/s</text:p>
                <draw:g>
                  <svg:desc>Juncao_Python_Redis.Q103:Juncao_Python_Redis.Q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104:Juncao_Python_Redis.I106</svg:desc>
                </draw:g>
              </table:table-cell>
              <table:table-cell office:value-type="float" office:value="4493">
                <text:p>4493</text:p>
                <draw:g>
                  <svg:desc>Juncao_Python_Redis.J104:Juncao_Python_Redis.J106</svg:desc>
                </draw:g>
              </table:table-cell>
              <table:table-cell office:value-type="float" office:value="0">
                <text:p>0</text:p>
                <draw:g>
                  <svg:desc>Juncao_Python_Redis.K104:Juncao_Python_Redis.K106</svg:desc>
                </draw:g>
              </table:table-cell>
              <table:table-cell office:value-type="float" office:value="16">
                <text:p>16</text:p>
                <draw:g>
                  <svg:desc>Juncao_Python_Redis.L104:Juncao_Python_Redis.L106</svg:desc>
                </draw:g>
              </table:table-cell>
              <table:table-cell office:value-type="float" office:value="22.0101968927015">
                <text:p>22.0101968927015</text:p>
                <draw:g>
                  <svg:desc>Juncao_Python_Redis.M104:Juncao_Python_Redis.M106</svg:desc>
                </draw:g>
              </table:table-cell>
              <table:table-cell office:value-type="float" office:value="13.2928959992569">
                <text:p>13.2928959992569</text:p>
                <draw:g>
                  <svg:desc>Juncao_Python_Redis.N104:Juncao_Python_Redis.N106</svg:desc>
                </draw:g>
              </table:table-cell>
              <table:table-cell office:value-type="float" office:value="3165.20853700058">
                <text:p>3165.20853700058</text:p>
                <draw:g>
                  <svg:desc>Juncao_Python_Redis.O104:Juncao_Python_Redis.O106</svg:desc>
                </draw:g>
              </table:table-cell>
              <table:table-cell office:value-type="float" office:value="10996">
                <text:p>10996</text:p>
                <draw:g>
                  <svg:desc>Juncao_Python_Redis.P104:Juncao_Python_Redis.P106</svg:desc>
                </draw:g>
              </table:table-cell>
              <table:table-cell office:value-type="float" office:value="44.5032924239891">
                <text:p>44.5032924239891</text:p>
                <draw:g>
                  <svg:desc>Juncao_Python_Redis.Q104:Juncao_Python_Redis.Q10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53">
                <text:p>7853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76.896833303063">
                <text:p>176.896833303063</text:p>
              </table:table-cell>
              <table:table-cell office:value-type="float" office:value="13.2277430002432">
                <text:p>13.2277430002432</text:p>
              </table:table-cell>
              <table:table-cell office:value-type="float" office:value="7041.67594000137">
                <text:p>7041.67594000137</text:p>
              </table:table-cell>
              <table:table-cell office:value-type="float" office:value="10996">
                <text:p>10996</text:p>
              </table:table-cell>
              <table:table-cell office:value-type="float" office:value="79.89948904222">
                <text:p>79.8994890422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931">
                <text:p>7931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3287.20784581023">
                <text:p>3287.20784581023</text:p>
              </table:table-cell>
              <table:table-cell office:value-type="float" office:value="13.2853180002712">
                <text:p>13.2853180002712</text:p>
              </table:table-cell>
              <table:table-cell office:value-type="float" office:value="85690.7141110005">
                <text:p>85690.7141110005</text:p>
              </table:table-cell>
              <table:table-cell office:value-type="float" office:value="10996">
                <text:p>10996</text:p>
              </table:table-cell>
              <table:table-cell office:value-type="float" office:value="79.6808092040111">
                <text:p>79.6808092040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 dr3d:edge-rounding="5%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 dr3d:edge-rounding="5%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44cm" svg:height="9cm" xlink:href=".." xlink:type="simple" chart:class="chart:bar" chart:style-name="ch1">
        <chart:title svg:x="9.871cm" svg:y="0.316cm" chart:style-name="ch2">
          <text:p>/?url=https://github.com/carlosruan12307?tab=repositories</text:p>
        </chart:title>
        <chart:legend chart:legend-position="end" svg:x="26.905cm" svg:y="3.454cm" style:legend-expansion="high" chart:style-name="ch3"/>
        <chart:plot-area chart:style-name="ch4" table:cell-range-address="Juncao_Python_Redis.I50:Juncao_Python_Redis.I52 Juncao_Python_Redis.L49:Juncao_Python_Redis.O52" chart:data-source-has-labels="both" svg:x="0.628cm" svg:y="1.275cm" svg:width="25.649cm" svg:height="7.545cm">
          <chart:coordinate-region svg:x="2.096cm" svg:y="1.475cm" svg:width="24.181cm" svg:height="6.698cm"/>
          <chart:axis chart:dimension="x" chart:name="primary-x" chart:style-name="ch5" chartooo:axis-type="auto">
            <chartooo:date-scale/>
            <chart:categories table:cell-range-address="Juncao_Python_Redis.I50:Juncao_Python_Redis.I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50:Juncao_Python_Redis.L52" chart:label-cell-address="Juncao_Python_Redis.L49:Juncao_Python_Redis.L49" chart:class="chart:bar">
            <chart:data-point chart:repeated="3"/>
          </chart:series>
          <chart:series chart:style-name="ch9" chart:values-cell-range-address="Juncao_Python_Redis.M50:Juncao_Python_Redis.M52" chart:label-cell-address="Juncao_Python_Redis.M49:Juncao_Python_Redis.M49" chart:class="chart:bar">
            <chart:data-point chart:repeated="3"/>
          </chart:series>
          <chart:series chart:style-name="ch10" chart:values-cell-range-address="Juncao_Python_Redis.N50:Juncao_Python_Redis.N52" chart:label-cell-address="Juncao_Python_Redis.N49:Juncao_Python_Redis.N49" chart:class="chart:bar">
            <chart:data-point chart:repeated="3"/>
          </chart:series>
          <chart:series chart:style-name="ch11" chart:values-cell-range-address="Juncao_Python_Redis.O50:Juncao_Python_Redis.O52" chart:label-cell-address="Juncao_Python_Redis.O49:Juncao_Python_Redis.O4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49:Juncao_Python_Redis.L49</svg:desc>
                </draw:g>
              </table:table-cell>
              <table:table-cell office:value-type="string">
                <text:p>Average Response Time</text:p>
                <draw:g>
                  <svg:desc>Juncao_Python_Redis.M49:Juncao_Python_Redis.M49</svg:desc>
                </draw:g>
              </table:table-cell>
              <table:table-cell office:value-type="string">
                <text:p>Min Response Time</text:p>
                <draw:g>
                  <svg:desc>Juncao_Python_Redis.N49:Juncao_Python_Redis.N49</svg:desc>
                </draw:g>
              </table:table-cell>
              <table:table-cell office:value-type="string">
                <text:p>Max Response Time</text:p>
                <draw:g>
                  <svg:desc>Juncao_Python_Redis.O49:Juncao_Python_Redis.O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0:Juncao_Python_Redis.I52</svg:desc>
                </draw:g>
              </table:table-cell>
              <table:table-cell office:value-type="float" office:value="17">
                <text:p>17</text:p>
                <draw:g>
                  <svg:desc>Juncao_Python_Redis.L50:Juncao_Python_Redis.L52</svg:desc>
                </draw:g>
              </table:table-cell>
              <table:table-cell office:value-type="float" office:value="20.6097500933064">
                <text:p>20.6097500933064</text:p>
                <draw:g>
                  <svg:desc>Juncao_Python_Redis.M50:Juncao_Python_Redis.M52</svg:desc>
                </draw:g>
              </table:table-cell>
              <table:table-cell office:value-type="float" office:value="13.4121019982558">
                <text:p>13.4121019982558</text:p>
                <draw:g>
                  <svg:desc>Juncao_Python_Redis.N50:Juncao_Python_Redis.N52</svg:desc>
                </draw:g>
              </table:table-cell>
              <table:table-cell office:value-type="float" office:value="2048.15753799994">
                <text:p>2048.15753799994</text:p>
                <draw:g>
                  <svg:desc>Juncao_Python_Redis.O50:Juncao_Python_Redis.O5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5.615575367789">
                <text:p>115.615575367789</text:p>
              </table:table-cell>
              <table:table-cell office:value-type="float" office:value="13.1934689998161">
                <text:p>13.1934689998161</text:p>
              </table:table-cell>
              <table:table-cell office:value-type="float" office:value="254.58727700061">
                <text:p>254.5872770006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0.650217656348">
                <text:p>180.650217656348</text:p>
              </table:table-cell>
              <table:table-cell office:value-type="float" office:value="13.3238409998739">
                <text:p>13.3238409998739</text:p>
              </table:table-cell>
              <table:table-cell office:value-type="float" office:value="366.569560999778">
                <text:p>366.5695609997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52cm" svg:height="9cm" xlink:href=".." xlink:type="simple" chart:class="chart:bar" chart:style-name="ch1">
        <chart:title svg:x="10.026cm" svg:y="0.316cm" chart:style-name="ch2">
          <text:p>/?url=https://github.com/covid19india/covid19india-react</text:p>
        </chart:title>
        <chart:legend chart:legend-position="end" svg:x="26.713cm" svg:y="3.454cm" style:legend-expansion="high" chart:style-name="ch3"/>
        <chart:plot-area chart:style-name="ch4" table:cell-range-address="Juncao_Python_Redis.I56:Juncao_Python_Redis.I58 Juncao_Python_Redis.L55:Juncao_Python_Redis.O58" chart:data-source-has-labels="both" svg:x="0.625cm" svg:y="1.275cm" svg:width="25.463cm" svg:height="7.545cm">
          <chart:coordinate-region svg:x="2.093cm" svg:y="1.474cm" svg:width="23.995cm" svg:height="6.699cm"/>
          <chart:axis chart:dimension="x" chart:name="primary-x" chart:style-name="ch5" chartooo:axis-type="auto">
            <chartooo:date-scale/>
            <chart:categories table:cell-range-address="Juncao_Python_Redis.I56:Juncao_Python_Redis.I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56:Juncao_Python_Redis.L58" chart:label-cell-address="Juncao_Python_Redis.L55:Juncao_Python_Redis.L55" chart:class="chart:bar">
            <chart:data-point chart:repeated="3"/>
          </chart:series>
          <chart:series chart:style-name="ch9" chart:values-cell-range-address="Juncao_Python_Redis.M56:Juncao_Python_Redis.M58" chart:label-cell-address="Juncao_Python_Redis.M55:Juncao_Python_Redis.M55" chart:class="chart:bar">
            <chart:data-point chart:repeated="3"/>
          </chart:series>
          <chart:series chart:style-name="ch10" chart:values-cell-range-address="Juncao_Python_Redis.N56:Juncao_Python_Redis.N58" chart:label-cell-address="Juncao_Python_Redis.N55:Juncao_Python_Redis.N55" chart:class="chart:bar">
            <chart:data-point chart:repeated="3"/>
          </chart:series>
          <chart:series chart:style-name="ch11" chart:values-cell-range-address="Juncao_Python_Redis.O56:Juncao_Python_Redis.O58" chart:label-cell-address="Juncao_Python_Redis.O55:Juncao_Python_Redis.O5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55:Juncao_Python_Redis.L55</svg:desc>
                </draw:g>
              </table:table-cell>
              <table:table-cell office:value-type="string">
                <text:p>Average Response Time</text:p>
                <draw:g>
                  <svg:desc>Juncao_Python_Redis.M55:Juncao_Python_Redis.M55</svg:desc>
                </draw:g>
              </table:table-cell>
              <table:table-cell office:value-type="string">
                <text:p>Min Response Time</text:p>
                <draw:g>
                  <svg:desc>Juncao_Python_Redis.N55:Juncao_Python_Redis.N55</svg:desc>
                </draw:g>
              </table:table-cell>
              <table:table-cell office:value-type="string">
                <text:p>Max Response Time</text:p>
                <draw:g>
                  <svg:desc>Juncao_Python_Redis.O55:Juncao_Python_Redis.O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6:Juncao_Python_Redis.I58</svg:desc>
                </draw:g>
              </table:table-cell>
              <table:table-cell office:value-type="float" office:value="17">
                <text:p>17</text:p>
                <draw:g>
                  <svg:desc>Juncao_Python_Redis.L56:Juncao_Python_Redis.L58</svg:desc>
                </draw:g>
              </table:table-cell>
              <table:table-cell office:value-type="float" office:value="20.5058549777291">
                <text:p>20.5058549777291</text:p>
                <draw:g>
                  <svg:desc>Juncao_Python_Redis.M56:Juncao_Python_Redis.M58</svg:desc>
                </draw:g>
              </table:table-cell>
              <table:table-cell office:value-type="float" office:value="13.638020000144">
                <text:p>13.638020000144</text:p>
                <draw:g>
                  <svg:desc>Juncao_Python_Redis.N56:Juncao_Python_Redis.N58</svg:desc>
                </draw:g>
              </table:table-cell>
              <table:table-cell office:value-type="float" office:value="2679.20348799998">
                <text:p>2679.20348799998</text:p>
                <draw:g>
                  <svg:desc>Juncao_Python_Redis.O56:Juncao_Python_Redis.O5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5.949916357729">
                <text:p>115.949916357729</text:p>
              </table:table-cell>
              <table:table-cell office:value-type="float" office:value="13.591622999229">
                <text:p>13.591622999229</text:p>
              </table:table-cell>
              <table:table-cell office:value-type="float" office:value="243.741999000122">
                <text:p>243.74199900012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4.896744841136">
                <text:p>184.896744841136</text:p>
              </table:table-cell>
              <table:table-cell office:value-type="float" office:value="13.651953999215">
                <text:p>13.651953999215</text:p>
              </table:table-cell>
              <table:table-cell office:value-type="float" office:value="388.787634999971">
                <text:p>388.7876349999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24cm" svg:height="9cm" xlink:href=".." xlink:type="simple" chart:class="chart:bar" chart:style-name="ch1">
        <chart:title svg:x="11.957cm" svg:y="0.316cm" chart:style-name="ch2">
          <text:p>/?url=https://github.com/etcd-io/etcd</text:p>
        </chart:title>
        <chart:legend chart:legend-position="end" svg:x="26.685cm" svg:y="3.454cm" style:legend-expansion="high" chart:style-name="ch3"/>
        <chart:plot-area chart:style-name="ch4" table:cell-range-address="Juncao_Python_Redis.I62:Juncao_Python_Redis.I64 Juncao_Python_Redis.L61:Juncao_Python_Redis.O64" chart:data-source-has-labels="both" svg:x="0.624cm" svg:y="1.275cm" svg:width="25.437cm" svg:height="7.545cm">
          <chart:coordinate-region svg:x="2.092cm" svg:y="1.475cm" svg:width="23.969cm" svg:height="6.698cm"/>
          <chart:axis chart:dimension="x" chart:name="primary-x" chart:style-name="ch5" chartooo:axis-type="auto">
            <chartooo:date-scale/>
            <chart:categories table:cell-range-address="Juncao_Python_Redis.I62:Juncao_Python_Redis.I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62:Juncao_Python_Redis.L64" chart:label-cell-address="Juncao_Python_Redis.L61:Juncao_Python_Redis.L61" chart:class="chart:bar">
            <chart:data-point chart:repeated="3"/>
          </chart:series>
          <chart:series chart:style-name="ch9" chart:values-cell-range-address="Juncao_Python_Redis.M62:Juncao_Python_Redis.M64" chart:label-cell-address="Juncao_Python_Redis.M61:Juncao_Python_Redis.M61" chart:class="chart:bar">
            <chart:data-point chart:repeated="3"/>
          </chart:series>
          <chart:series chart:style-name="ch10" chart:values-cell-range-address="Juncao_Python_Redis.N62:Juncao_Python_Redis.N64" chart:label-cell-address="Juncao_Python_Redis.N61:Juncao_Python_Redis.N61" chart:class="chart:bar">
            <chart:data-point chart:repeated="3"/>
          </chart:series>
          <chart:series chart:style-name="ch11" chart:values-cell-range-address="Juncao_Python_Redis.O62:Juncao_Python_Redis.O64" chart:label-cell-address="Juncao_Python_Redis.O61:Juncao_Python_Redis.O6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61:Juncao_Python_Redis.L61</svg:desc>
                </draw:g>
              </table:table-cell>
              <table:table-cell office:value-type="string">
                <text:p>Average Response Time</text:p>
                <draw:g>
                  <svg:desc>Juncao_Python_Redis.M61:Juncao_Python_Redis.M61</svg:desc>
                </draw:g>
              </table:table-cell>
              <table:table-cell office:value-type="string">
                <text:p>Min Response Time</text:p>
                <draw:g>
                  <svg:desc>Juncao_Python_Redis.N61:Juncao_Python_Redis.N61</svg:desc>
                </draw:g>
              </table:table-cell>
              <table:table-cell office:value-type="string">
                <text:p>Max Response Time</text:p>
                <draw:g>
                  <svg:desc>Juncao_Python_Redis.O61:Juncao_Python_Redis.O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2:Juncao_Python_Redis.I64</svg:desc>
                </draw:g>
              </table:table-cell>
              <table:table-cell office:value-type="float" office:value="17">
                <text:p>17</text:p>
                <draw:g>
                  <svg:desc>Juncao_Python_Redis.L62:Juncao_Python_Redis.L64</svg:desc>
                </draw:g>
              </table:table-cell>
              <table:table-cell office:value-type="float" office:value="22.660211344114">
                <text:p>22.660211344114</text:p>
                <draw:g>
                  <svg:desc>Juncao_Python_Redis.M62:Juncao_Python_Redis.M64</svg:desc>
                </draw:g>
              </table:table-cell>
              <table:table-cell office:value-type="float" office:value="14.1747879988543">
                <text:p>14.1747879988543</text:p>
                <draw:g>
                  <svg:desc>Juncao_Python_Redis.N62:Juncao_Python_Redis.N64</svg:desc>
                </draw:g>
              </table:table-cell>
              <table:table-cell office:value-type="float" office:value="3312.64099500004">
                <text:p>3312.64099500004</text:p>
                <draw:g>
                  <svg:desc>Juncao_Python_Redis.O62:Juncao_Python_Redis.O6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7.071993851302">
                <text:p>117.071993851302</text:p>
              </table:table-cell>
              <table:table-cell office:value-type="float" office:value="13.6740199995984">
                <text:p>13.6740199995984</text:p>
              </table:table-cell>
              <table:table-cell office:value-type="float" office:value="250.045232000048">
                <text:p>250.04523200004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0.889900495504">
                <text:p>180.889900495504</text:p>
              </table:table-cell>
              <table:table-cell office:value-type="float" office:value="13.9481540009001">
                <text:p>13.9481540009001</text:p>
              </table:table-cell>
              <table:table-cell office:value-type="float" office:value="391.969705999145">
                <text:p>391.9697059991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79cm" svg:height="9cm" xlink:href=".." xlink:type="simple" chart:class="chart:bar" chart:style-name="ch1">
        <chart:title svg:x="11.005cm" svg:y="0.316cm" chart:style-name="ch2">
          <text:p>/?url=https://github.com/facebook/react-native</text:p>
        </chart:title>
        <chart:legend chart:legend-position="end" svg:x="26.74cm" svg:y="3.454cm" style:legend-expansion="high" chart:style-name="ch3"/>
        <chart:plot-area chart:style-name="ch4" table:cell-range-address="Juncao_Python_Redis.I68:Juncao_Python_Redis.I70 Juncao_Python_Redis.L67:Juncao_Python_Redis.O70" chart:data-source-has-labels="both" svg:x="0.625cm" svg:y="1.275cm" svg:width="25.49cm" svg:height="7.545cm">
          <chart:coordinate-region svg:x="2.093cm" svg:y="1.474cm" svg:width="24.022cm" svg:height="6.699cm"/>
          <chart:axis chart:dimension="x" chart:name="primary-x" chart:style-name="ch5" chartooo:axis-type="auto">
            <chartooo:date-scale/>
            <chart:categories table:cell-range-address="Juncao_Python_Redis.I68:Juncao_Python_Redis.I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68:Juncao_Python_Redis.L70" chart:label-cell-address="Juncao_Python_Redis.L67:Juncao_Python_Redis.L67" chart:class="chart:bar">
            <chart:data-point chart:repeated="3"/>
          </chart:series>
          <chart:series chart:style-name="ch9" chart:values-cell-range-address="Juncao_Python_Redis.M68:Juncao_Python_Redis.M70" chart:label-cell-address="Juncao_Python_Redis.M67:Juncao_Python_Redis.M67" chart:class="chart:bar">
            <chart:data-point chart:repeated="3"/>
          </chart:series>
          <chart:series chart:style-name="ch10" chart:values-cell-range-address="Juncao_Python_Redis.N68:Juncao_Python_Redis.N70" chart:label-cell-address="Juncao_Python_Redis.N67:Juncao_Python_Redis.N67" chart:class="chart:bar">
            <chart:data-point chart:repeated="3"/>
          </chart:series>
          <chart:series chart:style-name="ch11" chart:values-cell-range-address="Juncao_Python_Redis.O68:Juncao_Python_Redis.O70" chart:label-cell-address="Juncao_Python_Redis.O67:Juncao_Python_Redis.O6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67:Juncao_Python_Redis.L67</svg:desc>
                </draw:g>
              </table:table-cell>
              <table:table-cell office:value-type="string">
                <text:p>Average Response Time</text:p>
                <draw:g>
                  <svg:desc>Juncao_Python_Redis.M67:Juncao_Python_Redis.M67</svg:desc>
                </draw:g>
              </table:table-cell>
              <table:table-cell office:value-type="string">
                <text:p>Min Response Time</text:p>
                <draw:g>
                  <svg:desc>Juncao_Python_Redis.N67:Juncao_Python_Redis.N67</svg:desc>
                </draw:g>
              </table:table-cell>
              <table:table-cell office:value-type="string">
                <text:p>Max Response Time</text:p>
                <draw:g>
                  <svg:desc>Juncao_Python_Redis.O67:Juncao_Python_Redis.O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8:Juncao_Python_Redis.I70</svg:desc>
                </draw:g>
              </table:table-cell>
              <table:table-cell office:value-type="float" office:value="18">
                <text:p>18</text:p>
                <draw:g>
                  <svg:desc>Juncao_Python_Redis.L68:Juncao_Python_Redis.L70</svg:desc>
                </draw:g>
              </table:table-cell>
              <table:table-cell office:value-type="float" office:value="23.0981331489141">
                <text:p>23.0981331489141</text:p>
                <draw:g>
                  <svg:desc>Juncao_Python_Redis.M68:Juncao_Python_Redis.M70</svg:desc>
                </draw:g>
              </table:table-cell>
              <table:table-cell office:value-type="float" office:value="14.3622840005264">
                <text:p>14.3622840005264</text:p>
                <draw:g>
                  <svg:desc>Juncao_Python_Redis.N68:Juncao_Python_Redis.N70</svg:desc>
                </draw:g>
              </table:table-cell>
              <table:table-cell office:value-type="float" office:value="2492.17422000038">
                <text:p>2492.17422000038</text:p>
                <draw:g>
                  <svg:desc>Juncao_Python_Redis.O68:Juncao_Python_Redis.O7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6.105047771393">
                <text:p>116.105047771393</text:p>
              </table:table-cell>
              <table:table-cell office:value-type="float" office:value="14.1864199995325">
                <text:p>14.1864199995325</text:p>
              </table:table-cell>
              <table:table-cell office:value-type="float" office:value="236.937707999459">
                <text:p>236.93770799945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3.993558524499">
                <text:p>183.993558524499</text:p>
              </table:table-cell>
              <table:table-cell office:value-type="float" office:value="14.2188869995152">
                <text:p>14.2188869995152</text:p>
              </table:table-cell>
              <table:table-cell office:value-type="float" office:value="363.413615001264">
                <text:p>363.41361500126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14cm" svg:height="9cm" xlink:href=".." xlink:type="simple" chart:class="chart:bar" chart:style-name="ch1">
        <chart:title svg:x="11.373cm" svg:y="0.316cm" chart:style-name="ch2">
          <text:p>/?url=https://github.com/macrozheng/mall</text:p>
        </chart:title>
        <chart:legend chart:legend-position="end" svg:x="26.575cm" svg:y="3.454cm" style:legend-expansion="high" chart:style-name="ch3"/>
        <chart:plot-area chart:style-name="ch4" table:cell-range-address="Juncao_Python_Redis.I74:Juncao_Python_Redis.I76 Juncao_Python_Redis.L73:Juncao_Python_Redis.O76" chart:data-source-has-labels="both" svg:x="0.622cm" svg:y="1.275cm" svg:width="25.331cm" svg:height="7.545cm">
          <chart:coordinate-region svg:x="2.09cm" svg:y="1.474cm" svg:width="23.863cm" svg:height="6.699cm"/>
          <chart:axis chart:dimension="x" chart:name="primary-x" chart:style-name="ch5" chartooo:axis-type="auto">
            <chartooo:date-scale/>
            <chart:categories table:cell-range-address="Juncao_Python_Redis.I74:Juncao_Python_Redis.I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74:Juncao_Python_Redis.L76" chart:label-cell-address="Juncao_Python_Redis.L73:Juncao_Python_Redis.L73" chart:class="chart:bar">
            <chart:data-point chart:repeated="3"/>
          </chart:series>
          <chart:series chart:style-name="ch9" chart:values-cell-range-address="Juncao_Python_Redis.M74:Juncao_Python_Redis.M76" chart:label-cell-address="Juncao_Python_Redis.M73:Juncao_Python_Redis.M73" chart:class="chart:bar">
            <chart:data-point chart:repeated="3"/>
          </chart:series>
          <chart:series chart:style-name="ch10" chart:values-cell-range-address="Juncao_Python_Redis.N74:Juncao_Python_Redis.N76" chart:label-cell-address="Juncao_Python_Redis.N73:Juncao_Python_Redis.N73" chart:class="chart:bar">
            <chart:data-point chart:repeated="3"/>
          </chart:series>
          <chart:series chart:style-name="ch11" chart:values-cell-range-address="Juncao_Python_Redis.O74:Juncao_Python_Redis.O76" chart:label-cell-address="Juncao_Python_Redis.O73:Juncao_Python_Redis.O7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73:Juncao_Python_Redis.L73</svg:desc>
                </draw:g>
              </table:table-cell>
              <table:table-cell office:value-type="string">
                <text:p>Average Response Time</text:p>
                <draw:g>
                  <svg:desc>Juncao_Python_Redis.M73:Juncao_Python_Redis.M73</svg:desc>
                </draw:g>
              </table:table-cell>
              <table:table-cell office:value-type="string">
                <text:p>Min Response Time</text:p>
                <draw:g>
                  <svg:desc>Juncao_Python_Redis.N73:Juncao_Python_Redis.N73</svg:desc>
                </draw:g>
              </table:table-cell>
              <table:table-cell office:value-type="string">
                <text:p>Max Response Time</text:p>
                <draw:g>
                  <svg:desc>Juncao_Python_Redis.O73:Juncao_Python_Redis.O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74:Juncao_Python_Redis.I76</svg:desc>
                </draw:g>
              </table:table-cell>
              <table:table-cell office:value-type="float" office:value="18">
                <text:p>18</text:p>
                <draw:g>
                  <svg:desc>Juncao_Python_Redis.L74:Juncao_Python_Redis.L76</svg:desc>
                </draw:g>
              </table:table-cell>
              <table:table-cell office:value-type="float" office:value="22.1442141604101">
                <text:p>22.1442141604101</text:p>
                <draw:g>
                  <svg:desc>Juncao_Python_Redis.M74:Juncao_Python_Redis.M76</svg:desc>
                </draw:g>
              </table:table-cell>
              <table:table-cell office:value-type="float" office:value="14.0595600005327">
                <text:p>14.0595600005327</text:p>
                <draw:g>
                  <svg:desc>Juncao_Python_Redis.N74:Juncao_Python_Redis.N76</svg:desc>
                </draw:g>
              </table:table-cell>
              <table:table-cell office:value-type="float" office:value="2520.91204799945">
                <text:p>2520.91204799945</text:p>
                <draw:g>
                  <svg:desc>Juncao_Python_Redis.O74:Juncao_Python_Redis.O7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6.225147394191">
                <text:p>116.225147394191</text:p>
              </table:table-cell>
              <table:table-cell office:value-type="float" office:value="14.008885000294">
                <text:p>14.008885000294</text:p>
              </table:table-cell>
              <table:table-cell office:value-type="float" office:value="246.522266999818">
                <text:p>246.52226699981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2.11301410609">
                <text:p>182.11301410609</text:p>
              </table:table-cell>
              <table:table-cell office:value-type="float" office:value="14.035589998457">
                <text:p>14.035589998457</text:p>
              </table:table-cell>
              <table:table-cell office:value-type="float" office:value="384.165920000669">
                <text:p>384.165920000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44cm" svg:height="9cm" xlink:href=".." xlink:type="simple" chart:class="chart:bar" chart:style-name="ch1">
        <chart:title svg:x="9.871cm" svg:y="0.316cm" chart:style-name="ch2">
          <text:p>/?url=https://github.com/carlosruan12307?tab=repositories</text:p>
        </chart:title>
        <chart:legend chart:legend-position="end" svg:x="28.414cm" svg:y="3.703cm" style:legend-expansion="high" chart:style-name="ch3"/>
        <chart:plot-area chart:style-name="ch4" table:cell-range-address="Juncao_Python_Redis.I50:Juncao_Python_Redis.K52 Juncao_Python_Redis.I49:Juncao_Python_Redis.K49 Juncao_Python_Redis.Q49:Juncao_Python_Redis.Q52" chart:data-source-has-labels="both" svg:x="0.628cm" svg:y="1.275cm" svg:width="27.158cm" svg:height="7.545cm">
          <chart:coordinate-region svg:x="2.096cm" svg:y="1.474cm" svg:width="25.69cm" svg:height="6.699cm"/>
          <chart:axis chart:dimension="x" chart:name="primary-x" chart:style-name="ch5" chartooo:axis-type="auto">
            <chartooo:date-scale/>
            <chart:categories table:cell-range-address="Juncao_Python_Redis.I50:Juncao_Python_Redis.I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50:Juncao_Python_Redis.J52" chart:label-cell-address="Juncao_Python_Redis.J49:Juncao_Python_Redis.J49" chart:class="chart:bar">
            <chart:data-point chart:repeated="3"/>
          </chart:series>
          <chart:series chart:style-name="ch9" chart:values-cell-range-address="Juncao_Python_Redis.K50:Juncao_Python_Redis.K52" chart:label-cell-address="Juncao_Python_Redis.K49:Juncao_Python_Redis.K49" chart:class="chart:bar">
            <chart:data-point chart:repeated="3"/>
          </chart:series>
          <chart:series chart:style-name="ch10" chart:values-cell-range-address="Juncao_Python_Redis.Q50:Juncao_Python_Redis.Q52" chart:label-cell-address="Juncao_Python_Redis.Q49:Juncao_Python_Redis.Q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49:Juncao_Python_Redis.J49</svg:desc>
                </draw:g>
              </table:table-cell>
              <table:table-cell office:value-type="string">
                <text:p>Failure Count</text:p>
                <draw:g>
                  <svg:desc>Juncao_Python_Redis.K49:Juncao_Python_Redis.K49</svg:desc>
                </draw:g>
              </table:table-cell>
              <table:table-cell office:value-type="string">
                <text:p>Requests/s</text:p>
                <draw:g>
                  <svg:desc>Juncao_Python_Redis.Q49:Juncao_Python_Redis.Q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0:Juncao_Python_Redis.I52</svg:desc>
                </draw:g>
              </table:table-cell>
              <table:table-cell office:value-type="float" office:value="4490">
                <text:p>4490</text:p>
                <draw:g>
                  <svg:desc>Juncao_Python_Redis.J50:Juncao_Python_Redis.J52</svg:desc>
                </draw:g>
              </table:table-cell>
              <table:table-cell office:value-type="float" office:value="0">
                <text:p>0</text:p>
                <draw:g>
                  <svg:desc>Juncao_Python_Redis.K50:Juncao_Python_Redis.K52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50:Juncao_Python_Redis.Q5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12">
                <text:p>7812</text:p>
              </table:table-cell>
              <table:table-cell office:value-type="float" office:value="0">
                <text:p>0</text:p>
              </table:table-cell>
              <table:table-cell office:value-type="float" office:value="79.4823390293929">
                <text:p>79.482339029392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65">
                <text:p>7365</text:p>
              </table:table-cell>
              <table:table-cell office:value-type="float" office:value="0">
                <text:p>0</text:p>
              </table:table-cell>
              <table:table-cell office:value-type="float" office:value="73.9943462094997">
                <text:p>73.99434620949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52cm" svg:height="9cm" xlink:href=".." xlink:type="simple" chart:class="chart:bar" chart:style-name="ch1">
        <chart:title svg:x="10.026cm" svg:y="0.316cm" chart:style-name="ch2">
          <text:p>/?url=https://github.com/covid19india/covid19india-react</text:p>
        </chart:title>
        <chart:legend chart:legend-position="end" svg:x="28.222cm" svg:y="3.703cm" style:legend-expansion="high" chart:style-name="ch3"/>
        <chart:plot-area chart:style-name="ch4" table:cell-range-address="Juncao_Python_Redis.I56:Juncao_Python_Redis.K58 Juncao_Python_Redis.I55:Juncao_Python_Redis.K55 Juncao_Python_Redis.Q55:Juncao_Python_Redis.Q58" chart:data-source-has-labels="both" svg:x="0.625cm" svg:y="1.275cm" svg:width="26.972cm" svg:height="7.545cm">
          <chart:coordinate-region svg:x="2.093cm" svg:y="1.474cm" svg:width="25.504cm" svg:height="6.699cm"/>
          <chart:axis chart:dimension="x" chart:name="primary-x" chart:style-name="ch5" chartooo:axis-type="auto">
            <chartooo:date-scale/>
            <chart:categories table:cell-range-address="Juncao_Python_Redis.I56:Juncao_Python_Redis.I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56:Juncao_Python_Redis.J58" chart:label-cell-address="Juncao_Python_Redis.J55:Juncao_Python_Redis.J55" chart:class="chart:bar">
            <chart:data-point chart:repeated="3"/>
          </chart:series>
          <chart:series chart:style-name="ch9" chart:values-cell-range-address="Juncao_Python_Redis.K56:Juncao_Python_Redis.K58" chart:label-cell-address="Juncao_Python_Redis.K55:Juncao_Python_Redis.K55" chart:class="chart:bar">
            <chart:data-point chart:repeated="3"/>
          </chart:series>
          <chart:series chart:style-name="ch10" chart:values-cell-range-address="Juncao_Python_Redis.Q56:Juncao_Python_Redis.Q58" chart:label-cell-address="Juncao_Python_Redis.Q55:Juncao_Python_Redis.Q5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55:Juncao_Python_Redis.J55</svg:desc>
                </draw:g>
              </table:table-cell>
              <table:table-cell office:value-type="string">
                <text:p>Failure Count</text:p>
                <draw:g>
                  <svg:desc>Juncao_Python_Redis.K55:Juncao_Python_Redis.K55</svg:desc>
                </draw:g>
              </table:table-cell>
              <table:table-cell office:value-type="string">
                <text:p>Requests/s</text:p>
                <draw:g>
                  <svg:desc>Juncao_Python_Redis.Q55:Juncao_Python_Redis.Q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6:Juncao_Python_Redis.I58</svg:desc>
                </draw:g>
              </table:table-cell>
              <table:table-cell office:value-type="float" office:value="4490">
                <text:p>4490</text:p>
                <draw:g>
                  <svg:desc>Juncao_Python_Redis.J56:Juncao_Python_Redis.J58</svg:desc>
                </draw:g>
              </table:table-cell>
              <table:table-cell office:value-type="float" office:value="0">
                <text:p>0</text:p>
                <draw:g>
                  <svg:desc>Juncao_Python_Redis.K56:Juncao_Python_Redis.K58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56:Juncao_Python_Redis.Q5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16">
                <text:p>7816</text:p>
              </table:table-cell>
              <table:table-cell office:value-type="float" office:value="0">
                <text:p>0</text:p>
              </table:table-cell>
              <table:table-cell office:value-type="float" office:value="79.5230365916199">
                <text:p>79.523036591619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78">
                <text:p>7378</text:p>
              </table:table-cell>
              <table:table-cell office:value-type="float" office:value="0">
                <text:p>0</text:p>
              </table:table-cell>
              <table:table-cell office:value-type="float" office:value="74.1249540167941">
                <text:p>74.12495401679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24cm" svg:height="9cm" xlink:href=".." xlink:type="simple" chart:class="chart:bar" chart:style-name="ch1">
        <chart:title svg:x="11.957cm" svg:y="0.316cm" chart:style-name="ch2">
          <text:p>/?url=https://github.com/etcd-io/etcd</text:p>
        </chart:title>
        <chart:legend chart:legend-position="end" svg:x="28.194cm" svg:y="3.703cm" style:legend-expansion="high" chart:style-name="ch3"/>
        <chart:plot-area chart:style-name="ch4" table:cell-range-address="Juncao_Python_Redis.I62:Juncao_Python_Redis.K64 Juncao_Python_Redis.I61:Juncao_Python_Redis.K61 Juncao_Python_Redis.Q61:Juncao_Python_Redis.Q64" chart:data-source-has-labels="both" svg:x="0.624cm" svg:y="1.275cm" svg:width="26.946cm" svg:height="7.545cm">
          <chart:coordinate-region svg:x="2.092cm" svg:y="1.474cm" svg:width="25.478cm" svg:height="6.699cm"/>
          <chart:axis chart:dimension="x" chart:name="primary-x" chart:style-name="ch5" chartooo:axis-type="auto">
            <chartooo:date-scale/>
            <chart:categories table:cell-range-address="Juncao_Python_Redis.I62:Juncao_Python_Redis.I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62:Juncao_Python_Redis.J64" chart:label-cell-address="Juncao_Python_Redis.J61:Juncao_Python_Redis.J61" chart:class="chart:bar">
            <chart:data-point chart:repeated="3"/>
          </chart:series>
          <chart:series chart:style-name="ch9" chart:values-cell-range-address="Juncao_Python_Redis.K62:Juncao_Python_Redis.K64" chart:label-cell-address="Juncao_Python_Redis.K61:Juncao_Python_Redis.K61" chart:class="chart:bar">
            <chart:data-point chart:repeated="3"/>
          </chart:series>
          <chart:series chart:style-name="ch10" chart:values-cell-range-address="Juncao_Python_Redis.Q62:Juncao_Python_Redis.Q64" chart:label-cell-address="Juncao_Python_Redis.Q61:Juncao_Python_Redis.Q6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61:Juncao_Python_Redis.J61</svg:desc>
                </draw:g>
              </table:table-cell>
              <table:table-cell office:value-type="string">
                <text:p>Failure Count</text:p>
                <draw:g>
                  <svg:desc>Juncao_Python_Redis.K61:Juncao_Python_Redis.K61</svg:desc>
                </draw:g>
              </table:table-cell>
              <table:table-cell office:value-type="string">
                <text:p>Requests/s</text:p>
                <draw:g>
                  <svg:desc>Juncao_Python_Redis.Q61:Juncao_Python_Redis.Q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2:Juncao_Python_Redis.I64</svg:desc>
                </draw:g>
              </table:table-cell>
              <table:table-cell office:value-type="float" office:value="4490">
                <text:p>4490</text:p>
                <draw:g>
                  <svg:desc>Juncao_Python_Redis.J62:Juncao_Python_Redis.J64</svg:desc>
                </draw:g>
              </table:table-cell>
              <table:table-cell office:value-type="float" office:value="0">
                <text:p>0</text:p>
                <draw:g>
                  <svg:desc>Juncao_Python_Redis.K62:Juncao_Python_Redis.K64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62:Juncao_Python_Redis.Q6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01">
                <text:p>7801</text:p>
              </table:table-cell>
              <table:table-cell office:value-type="float" office:value="0">
                <text:p>0</text:p>
              </table:table-cell>
              <table:table-cell office:value-type="float" office:value="79.3704207332686">
                <text:p>79.37042073326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40">
                <text:p>7340</text:p>
              </table:table-cell>
              <table:table-cell office:value-type="float" office:value="0">
                <text:p>0</text:p>
              </table:table-cell>
              <table:table-cell office:value-type="float" office:value="73.7431773493181">
                <text:p>73.74317734931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79cm" svg:height="9cm" xlink:href=".." xlink:type="simple" chart:class="chart:bar" chart:style-name="ch1">
        <chart:title svg:x="11.005cm" svg:y="0.316cm" chart:style-name="ch2">
          <text:p>/?url=https://github.com/facebook/react-native</text:p>
        </chart:title>
        <chart:legend chart:legend-position="end" svg:x="28.249cm" svg:y="3.703cm" style:legend-expansion="high" chart:style-name="ch3"/>
        <chart:plot-area chart:style-name="ch4" table:cell-range-address="Juncao_Python_Redis.I68:Juncao_Python_Redis.K70 Juncao_Python_Redis.I67:Juncao_Python_Redis.K67 Juncao_Python_Redis.Q67:Juncao_Python_Redis.Q70" chart:data-source-has-labels="both" svg:x="0.625cm" svg:y="1.275cm" svg:width="26.999cm" svg:height="7.545cm">
          <chart:coordinate-region svg:x="2.093cm" svg:y="1.474cm" svg:width="25.531cm" svg:height="6.699cm"/>
          <chart:axis chart:dimension="x" chart:name="primary-x" chart:style-name="ch5" chartooo:axis-type="auto">
            <chartooo:date-scale/>
            <chart:categories table:cell-range-address="Juncao_Python_Redis.I68:Juncao_Python_Redis.I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68:Juncao_Python_Redis.J70" chart:label-cell-address="Juncao_Python_Redis.J67:Juncao_Python_Redis.J67" chart:class="chart:bar">
            <chart:data-point chart:repeated="3"/>
          </chart:series>
          <chart:series chart:style-name="ch9" chart:values-cell-range-address="Juncao_Python_Redis.K68:Juncao_Python_Redis.K70" chart:label-cell-address="Juncao_Python_Redis.K67:Juncao_Python_Redis.K67" chart:class="chart:bar">
            <chart:data-point chart:repeated="3"/>
          </chart:series>
          <chart:series chart:style-name="ch10" chart:values-cell-range-address="Juncao_Python_Redis.Q68:Juncao_Python_Redis.Q70" chart:label-cell-address="Juncao_Python_Redis.Q67:Juncao_Python_Redis.Q6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67:Juncao_Python_Redis.J67</svg:desc>
                </draw:g>
              </table:table-cell>
              <table:table-cell office:value-type="string">
                <text:p>Failure Count</text:p>
                <draw:g>
                  <svg:desc>Juncao_Python_Redis.K67:Juncao_Python_Redis.K67</svg:desc>
                </draw:g>
              </table:table-cell>
              <table:table-cell office:value-type="string">
                <text:p>Requests/s</text:p>
                <draw:g>
                  <svg:desc>Juncao_Python_Redis.Q67:Juncao_Python_Redis.Q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8:Juncao_Python_Redis.I70</svg:desc>
                </draw:g>
              </table:table-cell>
              <table:table-cell office:value-type="float" office:value="4486">
                <text:p>4486</text:p>
                <draw:g>
                  <svg:desc>Juncao_Python_Redis.J68:Juncao_Python_Redis.J70</svg:desc>
                </draw:g>
              </table:table-cell>
              <table:table-cell office:value-type="float" office:value="0">
                <text:p>0</text:p>
                <draw:g>
                  <svg:desc>Juncao_Python_Redis.K68:Juncao_Python_Redis.K70</svg:desc>
                </draw:g>
              </table:table-cell>
              <table:table-cell office:value-type="float" office:value="44.4339572254652">
                <text:p>44.4339572254652</text:p>
                <draw:g>
                  <svg:desc>Juncao_Python_Redis.Q68:Juncao_Python_Redis.Q7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69">
                <text:p>7769</text:p>
              </table:table-cell>
              <table:table-cell office:value-type="float" office:value="0">
                <text:p>0</text:p>
              </table:table-cell>
              <table:table-cell office:value-type="float" office:value="79.0448402354523">
                <text:p>79.044840235452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285">
                <text:p>7285</text:p>
              </table:table-cell>
              <table:table-cell office:value-type="float" office:value="0">
                <text:p>0</text:p>
              </table:table-cell>
              <table:table-cell office:value-type="float" office:value="73.1906058569186">
                <text:p>73.190605856918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/?url=https://github.com/covid19india/covid19india-react</text:p>
        </chart:title>
        <chart:legend chart:legend-position="end" svg:x="11.461cm" svg:y="2.458cm" style:legend-expansion="high" chart:style-name="ch3"/>
        <chart:plot-area chart:style-name="ch4" table:cell-range-address="Juncao_Python_Redis.I56:Juncao_Python_Redis.Q58 Juncao_Python_Redis.J55:Juncao_Python_Redis.Q55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56:Juncao_Python_Redis.I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56:Juncao_Python_Redis.J58" chart:label-cell-address="Juncao_Python_Redis.J55:Juncao_Python_Redis.J55" chart:class="chart:bar">
            <chart:data-point chart:repeated="3"/>
          </chart:series>
          <chart:series chart:style-name="ch9" chart:values-cell-range-address="Juncao_Python_Redis.K56:Juncao_Python_Redis.K58" chart:label-cell-address="Juncao_Python_Redis.K55:Juncao_Python_Redis.K55" chart:class="chart:bar">
            <chart:data-point chart:repeated="3"/>
          </chart:series>
          <chart:series chart:style-name="ch10" chart:values-cell-range-address="Juncao_Python_Redis.L56:Juncao_Python_Redis.L58" chart:label-cell-address="Juncao_Python_Redis.L55:Juncao_Python_Redis.L55" chart:class="chart:bar">
            <chart:data-point chart:repeated="3"/>
          </chart:series>
          <chart:series chart:style-name="ch11" chart:values-cell-range-address="Juncao_Python_Redis.M56:Juncao_Python_Redis.M58" chart:label-cell-address="Juncao_Python_Redis.M55:Juncao_Python_Redis.M55" chart:class="chart:bar">
            <chart:data-point chart:repeated="3"/>
          </chart:series>
          <chart:series chart:style-name="ch12" chart:values-cell-range-address="Juncao_Python_Redis.N56:Juncao_Python_Redis.N58" chart:label-cell-address="Juncao_Python_Redis.N55:Juncao_Python_Redis.N55" chart:class="chart:bar">
            <chart:data-point chart:repeated="3"/>
          </chart:series>
          <chart:series chart:style-name="ch13" chart:values-cell-range-address="Juncao_Python_Redis.O56:Juncao_Python_Redis.O58" chart:label-cell-address="Juncao_Python_Redis.O55:Juncao_Python_Redis.O55" chart:class="chart:bar">
            <chart:data-point chart:repeated="3"/>
          </chart:series>
          <chart:series chart:style-name="ch14" chart:values-cell-range-address="Juncao_Python_Redis.P56:Juncao_Python_Redis.P58" chart:label-cell-address="Juncao_Python_Redis.P55:Juncao_Python_Redis.P55" chart:class="chart:bar">
            <chart:data-point chart:repeated="3"/>
          </chart:series>
          <chart:series chart:style-name="ch15" chart:values-cell-range-address="Juncao_Python_Redis.Q56:Juncao_Python_Redis.Q58" chart:label-cell-address="Juncao_Python_Redis.Q55:Juncao_Python_Redis.Q55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55:Juncao_Python_Redis.J55</svg:desc>
                </draw:g>
              </table:table-cell>
              <table:table-cell office:value-type="string">
                <text:p>Failure Count</text:p>
                <draw:g>
                  <svg:desc>Juncao_Python_Redis.K55:Juncao_Python_Redis.K55</svg:desc>
                </draw:g>
              </table:table-cell>
              <table:table-cell office:value-type="string">
                <text:p>Median Response Time</text:p>
                <draw:g>
                  <svg:desc>Juncao_Python_Redis.L55:Juncao_Python_Redis.L55</svg:desc>
                </draw:g>
              </table:table-cell>
              <table:table-cell office:value-type="string">
                <text:p>Average Response Time</text:p>
                <draw:g>
                  <svg:desc>Juncao_Python_Redis.M55:Juncao_Python_Redis.M55</svg:desc>
                </draw:g>
              </table:table-cell>
              <table:table-cell office:value-type="string">
                <text:p>Min Response Time</text:p>
                <draw:g>
                  <svg:desc>Juncao_Python_Redis.N55:Juncao_Python_Redis.N55</svg:desc>
                </draw:g>
              </table:table-cell>
              <table:table-cell office:value-type="string">
                <text:p>Max Response Time</text:p>
                <draw:g>
                  <svg:desc>Juncao_Python_Redis.O55:Juncao_Python_Redis.O55</svg:desc>
                </draw:g>
              </table:table-cell>
              <table:table-cell office:value-type="string">
                <text:p>Average Content Size</text:p>
                <draw:g>
                  <svg:desc>Juncao_Python_Redis.P55:Juncao_Python_Redis.P55</svg:desc>
                </draw:g>
              </table:table-cell>
              <table:table-cell office:value-type="string">
                <text:p>Requests/s</text:p>
                <draw:g>
                  <svg:desc>Juncao_Python_Redis.Q55:Juncao_Python_Redis.Q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56:Juncao_Python_Redis.I58</svg:desc>
                </draw:g>
              </table:table-cell>
              <table:table-cell office:value-type="float" office:value="4490">
                <text:p>4490</text:p>
                <draw:g>
                  <svg:desc>Juncao_Python_Redis.J56:Juncao_Python_Redis.J58</svg:desc>
                </draw:g>
              </table:table-cell>
              <table:table-cell office:value-type="float" office:value="0">
                <text:p>0</text:p>
                <draw:g>
                  <svg:desc>Juncao_Python_Redis.K56:Juncao_Python_Redis.K58</svg:desc>
                </draw:g>
              </table:table-cell>
              <table:table-cell office:value-type="float" office:value="17">
                <text:p>17</text:p>
                <draw:g>
                  <svg:desc>Juncao_Python_Redis.L56:Juncao_Python_Redis.L58</svg:desc>
                </draw:g>
              </table:table-cell>
              <table:table-cell office:value-type="float" office:value="20.5058549777291">
                <text:p>20.5058549777291</text:p>
                <draw:g>
                  <svg:desc>Juncao_Python_Redis.M56:Juncao_Python_Redis.M58</svg:desc>
                </draw:g>
              </table:table-cell>
              <table:table-cell office:value-type="float" office:value="13.638020000144">
                <text:p>13.638020000144</text:p>
                <draw:g>
                  <svg:desc>Juncao_Python_Redis.N56:Juncao_Python_Redis.N58</svg:desc>
                </draw:g>
              </table:table-cell>
              <table:table-cell office:value-type="float" office:value="2679.20348799998">
                <text:p>2679.20348799998</text:p>
                <draw:g>
                  <svg:desc>Juncao_Python_Redis.O56:Juncao_Python_Redis.O58</svg:desc>
                </draw:g>
              </table:table-cell>
              <table:table-cell office:value-type="float" office:value="22137.3516703786">
                <text:p>22137.3516703786</text:p>
                <draw:g>
                  <svg:desc>Juncao_Python_Redis.P56:Juncao_Python_Redis.P58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56:Juncao_Python_Redis.Q5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16">
                <text:p>781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.949916357729">
                <text:p>115.949916357729</text:p>
              </table:table-cell>
              <table:table-cell office:value-type="float" office:value="13.591622999229">
                <text:p>13.591622999229</text:p>
              </table:table-cell>
              <table:table-cell office:value-type="float" office:value="243.741999000122">
                <text:p>243.741999000122</text:p>
              </table:table-cell>
              <table:table-cell office:value-type="float" office:value="22138">
                <text:p>22138</text:p>
              </table:table-cell>
              <table:table-cell office:value-type="float" office:value="79.5230365916199">
                <text:p>79.523036591619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78">
                <text:p>737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4.896744841136">
                <text:p>184.896744841136</text:p>
              </table:table-cell>
              <table:table-cell office:value-type="float" office:value="13.651953999215">
                <text:p>13.651953999215</text:p>
              </table:table-cell>
              <table:table-cell office:value-type="float" office:value="388.787634999971">
                <text:p>388.787634999971</text:p>
              </table:table-cell>
              <table:table-cell office:value-type="float" office:value="22138">
                <text:p>22138</text:p>
              </table:table-cell>
              <table:table-cell office:value-type="float" office:value="74.1249540167941">
                <text:p>74.1249540167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14cm" svg:height="9cm" xlink:href=".." xlink:type="simple" chart:class="chart:bar" chart:style-name="ch1">
        <chart:title svg:x="11.373cm" svg:y="0.316cm" chart:style-name="ch2">
          <text:p>/?url=https://github.com/macrozheng/mall</text:p>
        </chart:title>
        <chart:legend chart:legend-position="end" svg:x="28.084cm" svg:y="3.703cm" style:legend-expansion="high" chart:style-name="ch3"/>
        <chart:plot-area chart:style-name="ch4" table:cell-range-address="Juncao_Python_Redis.I74:Juncao_Python_Redis.K76 Juncao_Python_Redis.I73:Juncao_Python_Redis.K73 Juncao_Python_Redis.Q73:Juncao_Python_Redis.Q76" chart:data-source-has-labels="both" svg:x="0.622cm" svg:y="1.275cm" svg:width="26.84cm" svg:height="7.545cm">
          <chart:coordinate-region svg:x="2.09cm" svg:y="1.474cm" svg:width="25.372cm" svg:height="6.699cm"/>
          <chart:axis chart:dimension="x" chart:name="primary-x" chart:style-name="ch5" chartooo:axis-type="auto">
            <chartooo:date-scale/>
            <chart:categories table:cell-range-address="Juncao_Python_Redis.I74:Juncao_Python_Redis.I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74:Juncao_Python_Redis.J76" chart:label-cell-address="Juncao_Python_Redis.J73:Juncao_Python_Redis.J73" chart:class="chart:bar">
            <chart:data-point chart:repeated="3"/>
          </chart:series>
          <chart:series chart:style-name="ch9" chart:values-cell-range-address="Juncao_Python_Redis.K74:Juncao_Python_Redis.K76" chart:label-cell-address="Juncao_Python_Redis.K73:Juncao_Python_Redis.K73" chart:class="chart:bar">
            <chart:data-point chart:repeated="3"/>
          </chart:series>
          <chart:series chart:style-name="ch10" chart:values-cell-range-address="Juncao_Python_Redis.Q74:Juncao_Python_Redis.Q76" chart:label-cell-address="Juncao_Python_Redis.Q73:Juncao_Python_Redis.Q7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73:Juncao_Python_Redis.J73</svg:desc>
                </draw:g>
              </table:table-cell>
              <table:table-cell office:value-type="string">
                <text:p>Failure Count</text:p>
                <draw:g>
                  <svg:desc>Juncao_Python_Redis.K73:Juncao_Python_Redis.K73</svg:desc>
                </draw:g>
              </table:table-cell>
              <table:table-cell office:value-type="string">
                <text:p>Requests/s</text:p>
                <draw:g>
                  <svg:desc>Juncao_Python_Redis.Q73:Juncao_Python_Redis.Q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74:Juncao_Python_Redis.I76</svg:desc>
                </draw:g>
              </table:table-cell>
              <table:table-cell office:value-type="float" office:value="4488">
                <text:p>4488</text:p>
                <draw:g>
                  <svg:desc>Juncao_Python_Redis.J74:Juncao_Python_Redis.J76</svg:desc>
                </draw:g>
              </table:table-cell>
              <table:table-cell office:value-type="float" office:value="0">
                <text:p>0</text:p>
                <draw:g>
                  <svg:desc>Juncao_Python_Redis.K74:Juncao_Python_Redis.K76</svg:desc>
                </draw:g>
              </table:table-cell>
              <table:table-cell office:value-type="float" office:value="44.4537672821863">
                <text:p>44.4537672821863</text:p>
                <draw:g>
                  <svg:desc>Juncao_Python_Redis.Q74:Juncao_Python_Redis.Q7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78">
                <text:p>7778</text:p>
              </table:table-cell>
              <table:table-cell office:value-type="float" office:value="0">
                <text:p>0</text:p>
              </table:table-cell>
              <table:table-cell office:value-type="float" office:value="79.1364097504631">
                <text:p>79.136409750463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296">
                <text:p>7296</text:p>
              </table:table-cell>
              <table:table-cell office:value-type="float" office:value="0">
                <text:p>0</text:p>
              </table:table-cell>
              <table:table-cell office:value-type="float" office:value="73.3011201553985">
                <text:p>73.30112015539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88cm" svg:height="9cm" xlink:href=".." xlink:type="simple" chart:class="chart:bar" chart:style-name="ch1">
        <chart:title svg:x="11.544cm" svg:y="0.316cm" chart:style-name="ch2">
          <text:p>/?url=https://github.com/spring-projects/spring-boot</text:p>
        </chart:title>
        <chart:legend chart:legend-position="end" svg:x="28.849cm" svg:y="3.454cm" style:legend-expansion="high" chart:style-name="ch3"/>
        <chart:plot-area chart:style-name="ch4" table:cell-range-address="Juncao_Python_Redis.I80:Juncao_Python_Redis.I82 Juncao_Python_Redis.L79:Juncao_Python_Redis.O82" chart:data-source-has-labels="both" svg:x="0.667cm" svg:y="1.275cm" svg:width="27.515cm" svg:height="7.545cm">
          <chart:coordinate-region svg:x="2.135cm" svg:y="1.475cm" svg:width="26.047cm" svg:height="6.698cm"/>
          <chart:axis chart:dimension="x" chart:name="primary-x" chart:style-name="ch5" chartooo:axis-type="auto">
            <chartooo:date-scale/>
            <chart:categories table:cell-range-address="Juncao_Python_Redis.I80:Juncao_Python_Redis.I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80:Juncao_Python_Redis.L82" chart:label-cell-address="Juncao_Python_Redis.L79:Juncao_Python_Redis.L79" chart:class="chart:bar">
            <chart:data-point chart:repeated="3"/>
          </chart:series>
          <chart:series chart:style-name="ch9" chart:values-cell-range-address="Juncao_Python_Redis.M80:Juncao_Python_Redis.M82" chart:label-cell-address="Juncao_Python_Redis.M79:Juncao_Python_Redis.M79" chart:class="chart:bar">
            <chart:data-point chart:repeated="3"/>
          </chart:series>
          <chart:series chart:style-name="ch10" chart:values-cell-range-address="Juncao_Python_Redis.N80:Juncao_Python_Redis.N82" chart:label-cell-address="Juncao_Python_Redis.N79:Juncao_Python_Redis.N79" chart:class="chart:bar">
            <chart:data-point chart:repeated="3"/>
          </chart:series>
          <chart:series chart:style-name="ch11" chart:values-cell-range-address="Juncao_Python_Redis.O80:Juncao_Python_Redis.O82" chart:label-cell-address="Juncao_Python_Redis.O79:Juncao_Python_Redis.O7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79:Juncao_Python_Redis.L79</svg:desc>
                </draw:g>
              </table:table-cell>
              <table:table-cell office:value-type="string">
                <text:p>Average Response Time</text:p>
                <draw:g>
                  <svg:desc>Juncao_Python_Redis.M79:Juncao_Python_Redis.M79</svg:desc>
                </draw:g>
              </table:table-cell>
              <table:table-cell office:value-type="string">
                <text:p>Min Response Time</text:p>
                <draw:g>
                  <svg:desc>Juncao_Python_Redis.N79:Juncao_Python_Redis.N79</svg:desc>
                </draw:g>
              </table:table-cell>
              <table:table-cell office:value-type="string">
                <text:p>Max Response Time</text:p>
                <draw:g>
                  <svg:desc>Juncao_Python_Redis.O79:Juncao_Python_Redis.O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0:Juncao_Python_Redis.I82</svg:desc>
                </draw:g>
              </table:table-cell>
              <table:table-cell office:value-type="float" office:value="17">
                <text:p>17</text:p>
                <draw:g>
                  <svg:desc>Juncao_Python_Redis.L80:Juncao_Python_Redis.L82</svg:desc>
                </draw:g>
              </table:table-cell>
              <table:table-cell office:value-type="float" office:value="24.5108102787116">
                <text:p>24.5108102787116</text:p>
                <draw:g>
                  <svg:desc>Juncao_Python_Redis.M80:Juncao_Python_Redis.M82</svg:desc>
                </draw:g>
              </table:table-cell>
              <table:table-cell office:value-type="float" office:value="13.7895570005639">
                <text:p>13.7895570005639</text:p>
                <draw:g>
                  <svg:desc>Juncao_Python_Redis.N80:Juncao_Python_Redis.N82</svg:desc>
                </draw:g>
              </table:table-cell>
              <table:table-cell office:value-type="float" office:value="3199.16415899934">
                <text:p>3199.16415899934</text:p>
                <draw:g>
                  <svg:desc>Juncao_Python_Redis.O80:Juncao_Python_Redis.O8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6.580288877355">
                <text:p>116.580288877355</text:p>
              </table:table-cell>
              <table:table-cell office:value-type="float" office:value="13.6577699995541">
                <text:p>13.6577699995541</text:p>
              </table:table-cell>
              <table:table-cell office:value-type="float" office:value="236.534392999602">
                <text:p>236.53439299960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4.640694491068">
                <text:p>184.640694491068</text:p>
              </table:table-cell>
              <table:table-cell office:value-type="float" office:value="13.9046710010007">
                <text:p>13.9046710010007</text:p>
              </table:table-cell>
              <table:table-cell office:value-type="float" office:value="392.898160998811">
                <text:p>392.89816099881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596cm" svg:height="9cm" xlink:href=".." xlink:type="simple" chart:class="chart:bar" chart:style-name="ch1">
        <chart:title svg:x="13.249cm" svg:y="0.316cm" chart:style-name="ch2">
          <text:p>/?url=https://github.com/topics/aws</text:p>
        </chart:title>
        <chart:legend chart:legend-position="end" svg:x="29.057cm" svg:y="3.454cm" style:legend-expansion="high" chart:style-name="ch3"/>
        <chart:plot-area chart:style-name="ch4" table:cell-range-address="Juncao_Python_Redis.I86:Juncao_Python_Redis.I88 Juncao_Python_Redis.L85:Juncao_Python_Redis.O88" chart:data-source-has-labels="both" svg:x="0.671cm" svg:y="1.275cm" svg:width="27.715cm" svg:height="7.545cm">
          <chart:coordinate-region svg:x="2.139cm" svg:y="1.474cm" svg:width="26.247cm" svg:height="6.699cm"/>
          <chart:axis chart:dimension="x" chart:name="primary-x" chart:style-name="ch5" chartooo:axis-type="auto">
            <chartooo:date-scale/>
            <chart:categories table:cell-range-address="Juncao_Python_Redis.I86:Juncao_Python_Redis.I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86:Juncao_Python_Redis.L88" chart:label-cell-address="Juncao_Python_Redis.L85:Juncao_Python_Redis.L85" chart:class="chart:bar">
            <chart:data-point chart:repeated="3"/>
          </chart:series>
          <chart:series chart:style-name="ch9" chart:values-cell-range-address="Juncao_Python_Redis.M86:Juncao_Python_Redis.M88" chart:label-cell-address="Juncao_Python_Redis.M85:Juncao_Python_Redis.M85" chart:class="chart:bar">
            <chart:data-point chart:repeated="3"/>
          </chart:series>
          <chart:series chart:style-name="ch10" chart:values-cell-range-address="Juncao_Python_Redis.N86:Juncao_Python_Redis.N88" chart:label-cell-address="Juncao_Python_Redis.N85:Juncao_Python_Redis.N85" chart:class="chart:bar">
            <chart:data-point chart:repeated="3"/>
          </chart:series>
          <chart:series chart:style-name="ch11" chart:values-cell-range-address="Juncao_Python_Redis.O86:Juncao_Python_Redis.O88" chart:label-cell-address="Juncao_Python_Redis.O85:Juncao_Python_Redis.O8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85:Juncao_Python_Redis.L85</svg:desc>
                </draw:g>
              </table:table-cell>
              <table:table-cell office:value-type="string">
                <text:p>Average Response Time</text:p>
                <draw:g>
                  <svg:desc>Juncao_Python_Redis.M85:Juncao_Python_Redis.M85</svg:desc>
                </draw:g>
              </table:table-cell>
              <table:table-cell office:value-type="string">
                <text:p>Min Response Time</text:p>
                <draw:g>
                  <svg:desc>Juncao_Python_Redis.N85:Juncao_Python_Redis.N85</svg:desc>
                </draw:g>
              </table:table-cell>
              <table:table-cell office:value-type="string">
                <text:p>Max Response Time</text:p>
                <draw:g>
                  <svg:desc>Juncao_Python_Redis.O85:Juncao_Python_Redis.O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6:Juncao_Python_Redis.I88</svg:desc>
                </draw:g>
              </table:table-cell>
              <table:table-cell office:value-type="float" office:value="18">
                <text:p>18</text:p>
                <draw:g>
                  <svg:desc>Juncao_Python_Redis.L86:Juncao_Python_Redis.L88</svg:desc>
                </draw:g>
              </table:table-cell>
              <table:table-cell office:value-type="float" office:value="26.7291116631872">
                <text:p>26.7291116631872</text:p>
                <draw:g>
                  <svg:desc>Juncao_Python_Redis.M86:Juncao_Python_Redis.M88</svg:desc>
                </draw:g>
              </table:table-cell>
              <table:table-cell office:value-type="float" office:value="14.1995750000206">
                <text:p>14.1995750000206</text:p>
                <draw:g>
                  <svg:desc>Juncao_Python_Redis.N86:Juncao_Python_Redis.N88</svg:desc>
                </draw:g>
              </table:table-cell>
              <table:table-cell office:value-type="float" office:value="5126.62535100026">
                <text:p>5126.62535100026</text:p>
                <draw:g>
                  <svg:desc>Juncao_Python_Redis.O86:Juncao_Python_Redis.O8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6.991211719389">
                <text:p>116.991211719389</text:p>
              </table:table-cell>
              <table:table-cell office:value-type="float" office:value="13.9706219997606">
                <text:p>13.9706219997606</text:p>
              </table:table-cell>
              <table:table-cell office:value-type="float" office:value="244.45793599989">
                <text:p>244.4579359998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188.168628418983">
                <text:p>188.168628418983</text:p>
              </table:table-cell>
              <table:table-cell office:value-type="float" office:value="13.9432750002015">
                <text:p>13.9432750002015</text:p>
              </table:table-cell>
              <table:table-cell office:value-type="float" office:value="389.711814999828">
                <text:p>389.71181499982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37cm" svg:height="9cm" xlink:href=".." xlink:type="simple" chart:class="chart:bar" chart:style-name="ch1">
        <chart:title svg:x="12.622cm" svg:y="0.316cm" chart:style-name="ch2">
          <text:p>/?url=https://github.com/twbs/bootstrap</text:p>
        </chart:title>
        <chart:legend chart:legend-position="end" svg:x="28.598cm" svg:y="3.454cm" style:legend-expansion="high" chart:style-name="ch3"/>
        <chart:plot-area chart:style-name="ch4" table:cell-range-address="Juncao_Python_Redis.I92:Juncao_Python_Redis.I94 Juncao_Python_Redis.L91:Juncao_Python_Redis.O94" chart:data-source-has-labels="both" svg:x="0.662cm" svg:y="1.275cm" svg:width="27.274cm" svg:height="7.545cm">
          <chart:coordinate-region svg:x="2.13cm" svg:y="1.474cm" svg:width="25.806cm" svg:height="6.699cm"/>
          <chart:axis chart:dimension="x" chart:name="primary-x" chart:style-name="ch5" chartooo:axis-type="auto">
            <chartooo:date-scale/>
            <chart:categories table:cell-range-address="Juncao_Python_Redis.I92:Juncao_Python_Redis.I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92:Juncao_Python_Redis.L94" chart:label-cell-address="Juncao_Python_Redis.L91:Juncao_Python_Redis.L91" chart:class="chart:bar">
            <chart:data-point chart:repeated="3"/>
          </chart:series>
          <chart:series chart:style-name="ch9" chart:values-cell-range-address="Juncao_Python_Redis.M92:Juncao_Python_Redis.M94" chart:label-cell-address="Juncao_Python_Redis.M91:Juncao_Python_Redis.M91" chart:class="chart:bar">
            <chart:data-point chart:repeated="3"/>
          </chart:series>
          <chart:series chart:style-name="ch10" chart:values-cell-range-address="Juncao_Python_Redis.N92:Juncao_Python_Redis.N94" chart:label-cell-address="Juncao_Python_Redis.N91:Juncao_Python_Redis.N91" chart:class="chart:bar">
            <chart:data-point chart:repeated="3"/>
          </chart:series>
          <chart:series chart:style-name="ch11" chart:values-cell-range-address="Juncao_Python_Redis.O92:Juncao_Python_Redis.O94" chart:label-cell-address="Juncao_Python_Redis.O91:Juncao_Python_Redis.O9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91:Juncao_Python_Redis.L91</svg:desc>
                </draw:g>
              </table:table-cell>
              <table:table-cell office:value-type="string">
                <text:p>Average Response Time</text:p>
                <draw:g>
                  <svg:desc>Juncao_Python_Redis.M91:Juncao_Python_Redis.M91</svg:desc>
                </draw:g>
              </table:table-cell>
              <table:table-cell office:value-type="string">
                <text:p>Min Response Time</text:p>
                <draw:g>
                  <svg:desc>Juncao_Python_Redis.N91:Juncao_Python_Redis.N91</svg:desc>
                </draw:g>
              </table:table-cell>
              <table:table-cell office:value-type="string">
                <text:p>Max Response Time</text:p>
                <draw:g>
                  <svg:desc>Juncao_Python_Redis.O91:Juncao_Python_Redis.O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2:Juncao_Python_Redis.I94</svg:desc>
                </draw:g>
              </table:table-cell>
              <table:table-cell office:value-type="float" office:value="18">
                <text:p>18</text:p>
                <draw:g>
                  <svg:desc>Juncao_Python_Redis.L92:Juncao_Python_Redis.L94</svg:desc>
                </draw:g>
              </table:table-cell>
              <table:table-cell office:value-type="float" office:value="23.1666011579532">
                <text:p>23.1666011579532</text:p>
                <draw:g>
                  <svg:desc>Juncao_Python_Redis.M92:Juncao_Python_Redis.M94</svg:desc>
                </draw:g>
              </table:table-cell>
              <table:table-cell office:value-type="float" office:value="14.141715999358">
                <text:p>14.141715999358</text:p>
                <draw:g>
                  <svg:desc>Juncao_Python_Redis.N92:Juncao_Python_Redis.N94</svg:desc>
                </draw:g>
              </table:table-cell>
              <table:table-cell office:value-type="float" office:value="2801.91769799967">
                <text:p>2801.91769799967</text:p>
                <draw:g>
                  <svg:desc>Juncao_Python_Redis.O92:Juncao_Python_Redis.O9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17.403042771216">
                <text:p>117.403042771216</text:p>
              </table:table-cell>
              <table:table-cell office:value-type="float" office:value="14.1532080015168">
                <text:p>14.1532080015168</text:p>
              </table:table-cell>
              <table:table-cell office:value-type="float" office:value="252.874872001485">
                <text:p>252.87487200148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83.093555159748">
                <text:p>183.093555159748</text:p>
              </table:table-cell>
              <table:table-cell office:value-type="float" office:value="14.1783700000815">
                <text:p>14.1783700000815</text:p>
              </table:table-cell>
              <table:table-cell office:value-type="float" office:value="385.869958001422">
                <text:p>385.86995800142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67cm" svg:height="9cm" xlink:href=".." xlink:type="simple" chart:class="chart:bar" chart:style-name="ch1">
        <chart:title svg:x="12.688cm" svg:y="0.316cm" chart:style-name="ch2">
          <text:p>/?url=https://news.ycombinator.com/</text:p>
        </chart:title>
        <chart:legend chart:legend-position="end" svg:x="28.228cm" svg:y="3.454cm" style:legend-expansion="high" chart:style-name="ch3"/>
        <chart:plot-area chart:style-name="ch4" table:cell-range-address="Juncao_Python_Redis.I98:Juncao_Python_Redis.I100 Juncao_Python_Redis.L97:Juncao_Python_Redis.O100" chart:data-source-has-labels="both" svg:x="0.655cm" svg:y="1.275cm" svg:width="26.918cm" svg:height="7.545cm">
          <chart:coordinate-region svg:x="2.308cm" svg:y="1.475cm" svg:width="25.265cm" svg:height="6.698cm"/>
          <chart:axis chart:dimension="x" chart:name="primary-x" chart:style-name="ch5" chartooo:axis-type="auto">
            <chartooo:date-scale/>
            <chart:categories table:cell-range-address="Juncao_Python_Redis.I98:Juncao_Python_Redis.I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98:Juncao_Python_Redis.L100" chart:label-cell-address="Juncao_Python_Redis.L97:Juncao_Python_Redis.L97" chart:class="chart:bar">
            <chart:data-point chart:repeated="3"/>
          </chart:series>
          <chart:series chart:style-name="ch9" chart:values-cell-range-address="Juncao_Python_Redis.M98:Juncao_Python_Redis.M100" chart:label-cell-address="Juncao_Python_Redis.M97:Juncao_Python_Redis.M97" chart:class="chart:bar">
            <chart:data-point chart:repeated="3"/>
          </chart:series>
          <chart:series chart:style-name="ch10" chart:values-cell-range-address="Juncao_Python_Redis.N98:Juncao_Python_Redis.N100" chart:label-cell-address="Juncao_Python_Redis.N97:Juncao_Python_Redis.N97" chart:class="chart:bar">
            <chart:data-point chart:repeated="3"/>
          </chart:series>
          <chart:series chart:style-name="ch11" chart:values-cell-range-address="Juncao_Python_Redis.O98:Juncao_Python_Redis.O100" chart:label-cell-address="Juncao_Python_Redis.O97:Juncao_Python_Redis.O9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97:Juncao_Python_Redis.L97</svg:desc>
                </draw:g>
              </table:table-cell>
              <table:table-cell office:value-type="string">
                <text:p>Average Response Time</text:p>
                <draw:g>
                  <svg:desc>Juncao_Python_Redis.M97:Juncao_Python_Redis.M97</svg:desc>
                </draw:g>
              </table:table-cell>
              <table:table-cell office:value-type="string">
                <text:p>Min Response Time</text:p>
                <draw:g>
                  <svg:desc>Juncao_Python_Redis.N97:Juncao_Python_Redis.N97</svg:desc>
                </draw:g>
              </table:table-cell>
              <table:table-cell office:value-type="string">
                <text:p>Max Response Time</text:p>
                <draw:g>
                  <svg:desc>Juncao_Python_Redis.O97:Juncao_Python_Redis.O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8:Juncao_Python_Redis.I100</svg:desc>
                </draw:g>
              </table:table-cell>
              <table:table-cell office:value-type="float" office:value="16">
                <text:p>16</text:p>
                <draw:g>
                  <svg:desc>Juncao_Python_Redis.L98:Juncao_Python_Redis.L100</svg:desc>
                </draw:g>
              </table:table-cell>
              <table:table-cell office:value-type="float" office:value="18.3344418428261">
                <text:p>18.3344418428261</text:p>
                <draw:g>
                  <svg:desc>Juncao_Python_Redis.M98:Juncao_Python_Redis.M100</svg:desc>
                </draw:g>
              </table:table-cell>
              <table:table-cell office:value-type="float" office:value="12.9532129994914">
                <text:p>12.9532129994914</text:p>
                <draw:g>
                  <svg:desc>Juncao_Python_Redis.N98:Juncao_Python_Redis.N100</svg:desc>
                </draw:g>
              </table:table-cell>
              <table:table-cell office:value-type="float" office:value="1096.68128299927">
                <text:p>1096.68128299927</text:p>
                <draw:g>
                  <svg:desc>Juncao_Python_Redis.O98:Juncao_Python_Redis.O10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10">
                <text:p>110</text:p>
              </table:table-cell>
              <table:table-cell office:value-type="float" office:value="121.871106261752">
                <text:p>121.871106261752</text:p>
              </table:table-cell>
              <table:table-cell office:value-type="float" office:value="12.8872999994201">
                <text:p>12.8872999994201</text:p>
              </table:table-cell>
              <table:table-cell office:value-type="float" office:value="5365.28910200104">
                <text:p>5365.2891020010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0">
                <text:p>180</text:p>
              </table:table-cell>
              <table:table-cell office:value-type="float" office:value="1354.88606752134">
                <text:p>1354.88606752134</text:p>
              </table:table-cell>
              <table:table-cell office:value-type="float" office:value="13.0301450008119">
                <text:p>13.0301450008119</text:p>
              </table:table-cell>
              <table:table-cell office:value-type="float" office:value="75634.5405430002">
                <text:p>75634.540543000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99cm" svg:height="9cm" xlink:href=".." xlink:type="simple" chart:class="chart:bar" chart:style-name="ch1">
        <chart:title svg:x="12.638cm" svg:y="0.316cm" chart:style-name="ch2">
          <text:p>/?url=https://www.reddit.com/r/brdev/</text:p>
        </chart:title>
        <chart:legend chart:legend-position="end" svg:x="28.26cm" svg:y="3.454cm" style:legend-expansion="high" chart:style-name="ch3"/>
        <chart:plot-area chart:style-name="ch4" table:cell-range-address="Juncao_Python_Redis.I104:Juncao_Python_Redis.I106 Juncao_Python_Redis.L103:Juncao_Python_Redis.O106" chart:data-source-has-labels="both" svg:x="0.655cm" svg:y="1.275cm" svg:width="26.95cm" svg:height="7.545cm">
          <chart:coordinate-region svg:x="2.308cm" svg:y="1.474cm" svg:width="25.297cm" svg:height="6.699cm"/>
          <chart:axis chart:dimension="x" chart:name="primary-x" chart:style-name="ch5" chartooo:axis-type="auto">
            <chartooo:date-scale/>
            <chart:categories table:cell-range-address="Juncao_Python_Redis.I104:Juncao_Python_Redis.I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L104:Juncao_Python_Redis.L106" chart:label-cell-address="Juncao_Python_Redis.L103:Juncao_Python_Redis.L103" chart:class="chart:bar">
            <chart:data-point chart:repeated="3"/>
          </chart:series>
          <chart:series chart:style-name="ch9" chart:values-cell-range-address="Juncao_Python_Redis.M104:Juncao_Python_Redis.M106" chart:label-cell-address="Juncao_Python_Redis.M103:Juncao_Python_Redis.M103" chart:class="chart:bar">
            <chart:data-point chart:repeated="3"/>
          </chart:series>
          <chart:series chart:style-name="ch10" chart:values-cell-range-address="Juncao_Python_Redis.N104:Juncao_Python_Redis.N106" chart:label-cell-address="Juncao_Python_Redis.N103:Juncao_Python_Redis.N103" chart:class="chart:bar">
            <chart:data-point chart:repeated="3"/>
          </chart:series>
          <chart:series chart:style-name="ch11" chart:values-cell-range-address="Juncao_Python_Redis.O104:Juncao_Python_Redis.O106" chart:label-cell-address="Juncao_Python_Redis.O103:Juncao_Python_Redis.O10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Python_Redis.L103:Juncao_Python_Redis.L103</svg:desc>
                </draw:g>
              </table:table-cell>
              <table:table-cell office:value-type="string">
                <text:p>Average Response Time</text:p>
                <draw:g>
                  <svg:desc>Juncao_Python_Redis.M103:Juncao_Python_Redis.M103</svg:desc>
                </draw:g>
              </table:table-cell>
              <table:table-cell office:value-type="string">
                <text:p>Min Response Time</text:p>
                <draw:g>
                  <svg:desc>Juncao_Python_Redis.N103:Juncao_Python_Redis.N103</svg:desc>
                </draw:g>
              </table:table-cell>
              <table:table-cell office:value-type="string">
                <text:p>Max Response Time</text:p>
                <draw:g>
                  <svg:desc>Juncao_Python_Redis.O103:Juncao_Python_Redis.O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104:Juncao_Python_Redis.I106</svg:desc>
                </draw:g>
              </table:table-cell>
              <table:table-cell office:value-type="float" office:value="16">
                <text:p>16</text:p>
                <draw:g>
                  <svg:desc>Juncao_Python_Redis.L104:Juncao_Python_Redis.L106</svg:desc>
                </draw:g>
              </table:table-cell>
              <table:table-cell office:value-type="float" office:value="22.0101968927015">
                <text:p>22.0101968927015</text:p>
                <draw:g>
                  <svg:desc>Juncao_Python_Redis.M104:Juncao_Python_Redis.M106</svg:desc>
                </draw:g>
              </table:table-cell>
              <table:table-cell office:value-type="float" office:value="13.2928959992569">
                <text:p>13.2928959992569</text:p>
                <draw:g>
                  <svg:desc>Juncao_Python_Redis.N104:Juncao_Python_Redis.N106</svg:desc>
                </draw:g>
              </table:table-cell>
              <table:table-cell office:value-type="float" office:value="3165.20853700058">
                <text:p>3165.20853700058</text:p>
                <draw:g>
                  <svg:desc>Juncao_Python_Redis.O104:Juncao_Python_Redis.O10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30">
                <text:p>130</text:p>
              </table:table-cell>
              <table:table-cell office:value-type="float" office:value="176.896833303063">
                <text:p>176.896833303063</text:p>
              </table:table-cell>
              <table:table-cell office:value-type="float" office:value="13.2277430002432">
                <text:p>13.2277430002432</text:p>
              </table:table-cell>
              <table:table-cell office:value-type="float" office:value="7041.67594000137">
                <text:p>7041.6759400013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3287.20784581023">
                <text:p>3287.20784581023</text:p>
              </table:table-cell>
              <table:table-cell office:value-type="float" office:value="13.2853180002712">
                <text:p>13.2853180002712</text:p>
              </table:table-cell>
              <table:table-cell office:value-type="float" office:value="85690.7141110005">
                <text:p>85690.714111000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388cm" svg:height="9cm" xlink:href=".." xlink:type="simple" chart:class="chart:bar" chart:style-name="ch1">
        <chart:title svg:x="11.544cm" svg:y="0.316cm" chart:style-name="ch2">
          <text:p>/?url=https://github.com/spring-projects/spring-boot</text:p>
        </chart:title>
        <chart:legend chart:legend-position="end" svg:x="30.358cm" svg:y="3.703cm" style:legend-expansion="high" chart:style-name="ch3"/>
        <chart:plot-area chart:style-name="ch4" table:cell-range-address="Juncao_Python_Redis.I80:Juncao_Python_Redis.K82 Juncao_Python_Redis.I79:Juncao_Python_Redis.K79 Juncao_Python_Redis.Q79:Juncao_Python_Redis.Q82" chart:data-source-has-labels="both" svg:x="0.667cm" svg:y="1.275cm" svg:width="29.024cm" svg:height="7.545cm">
          <chart:coordinate-region svg:x="2.135cm" svg:y="1.474cm" svg:width="27.556cm" svg:height="6.699cm"/>
          <chart:axis chart:dimension="x" chart:name="primary-x" chart:style-name="ch5" chartooo:axis-type="auto">
            <chartooo:date-scale/>
            <chart:categories table:cell-range-address="Juncao_Python_Redis.I80:Juncao_Python_Redis.I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80:Juncao_Python_Redis.J82" chart:label-cell-address="Juncao_Python_Redis.J79:Juncao_Python_Redis.J79" chart:class="chart:bar">
            <chart:data-point chart:repeated="3"/>
          </chart:series>
          <chart:series chart:style-name="ch9" chart:values-cell-range-address="Juncao_Python_Redis.K80:Juncao_Python_Redis.K82" chart:label-cell-address="Juncao_Python_Redis.K79:Juncao_Python_Redis.K79" chart:class="chart:bar">
            <chart:data-point chart:repeated="3"/>
          </chart:series>
          <chart:series chart:style-name="ch10" chart:values-cell-range-address="Juncao_Python_Redis.Q80:Juncao_Python_Redis.Q82" chart:label-cell-address="Juncao_Python_Redis.Q79:Juncao_Python_Redis.Q7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79:Juncao_Python_Redis.J79</svg:desc>
                </draw:g>
              </table:table-cell>
              <table:table-cell office:value-type="string">
                <text:p>Failure Count</text:p>
                <draw:g>
                  <svg:desc>Juncao_Python_Redis.K79:Juncao_Python_Redis.K79</svg:desc>
                </draw:g>
              </table:table-cell>
              <table:table-cell office:value-type="string">
                <text:p>Requests/s</text:p>
                <draw:g>
                  <svg:desc>Juncao_Python_Redis.Q79:Juncao_Python_Redis.Q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0:Juncao_Python_Redis.I82</svg:desc>
                </draw:g>
              </table:table-cell>
              <table:table-cell office:value-type="float" office:value="4492">
                <text:p>4492</text:p>
                <draw:g>
                  <svg:desc>Juncao_Python_Redis.J80:Juncao_Python_Redis.J82</svg:desc>
                </draw:g>
              </table:table-cell>
              <table:table-cell office:value-type="float" office:value="0">
                <text:p>0</text:p>
                <draw:g>
                  <svg:desc>Juncao_Python_Redis.K80:Juncao_Python_Redis.K82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80:Juncao_Python_Redis.Q8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36">
                <text:p>7836</text:p>
              </table:table-cell>
              <table:table-cell office:value-type="float" office:value="0">
                <text:p>0</text:p>
              </table:table-cell>
              <table:table-cell office:value-type="float" office:value="79.7265244027551">
                <text:p>79.72652440275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74.3459826137539">
                <text:p>74.34598261375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96cm" svg:height="9cm" xlink:href=".." xlink:type="simple" chart:class="chart:bar" chart:style-name="ch1">
        <chart:title svg:x="13.249cm" svg:y="0.316cm" chart:style-name="ch2">
          <text:p>/?url=https://github.com/topics/aws</text:p>
        </chart:title>
        <chart:legend chart:legend-position="end" svg:x="30.566cm" svg:y="3.703cm" style:legend-expansion="high" chart:style-name="ch3"/>
        <chart:plot-area chart:style-name="ch4" table:cell-range-address="Juncao_Python_Redis.I86:Juncao_Python_Redis.K88 Juncao_Python_Redis.I85:Juncao_Python_Redis.K85 Juncao_Python_Redis.Q85:Juncao_Python_Redis.Q88" chart:data-source-has-labels="both" svg:x="0.671cm" svg:y="1.275cm" svg:width="29.224cm" svg:height="7.545cm">
          <chart:coordinate-region svg:x="2.139cm" svg:y="1.474cm" svg:width="27.756cm" svg:height="6.699cm"/>
          <chart:axis chart:dimension="x" chart:name="primary-x" chart:style-name="ch5" chartooo:axis-type="auto">
            <chartooo:date-scale/>
            <chart:categories table:cell-range-address="Juncao_Python_Redis.I86:Juncao_Python_Redis.I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86:Juncao_Python_Redis.J88" chart:label-cell-address="Juncao_Python_Redis.J85:Juncao_Python_Redis.J85" chart:class="chart:bar">
            <chart:data-point chart:repeated="3"/>
          </chart:series>
          <chart:series chart:style-name="ch9" chart:values-cell-range-address="Juncao_Python_Redis.K86:Juncao_Python_Redis.K88" chart:label-cell-address="Juncao_Python_Redis.K85:Juncao_Python_Redis.K85" chart:class="chart:bar">
            <chart:data-point chart:repeated="3"/>
          </chart:series>
          <chart:series chart:style-name="ch10" chart:values-cell-range-address="Juncao_Python_Redis.Q86:Juncao_Python_Redis.Q88" chart:label-cell-address="Juncao_Python_Redis.Q85:Juncao_Python_Redis.Q8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85:Juncao_Python_Redis.J85</svg:desc>
                </draw:g>
              </table:table-cell>
              <table:table-cell office:value-type="string">
                <text:p>Failure Count</text:p>
                <draw:g>
                  <svg:desc>Juncao_Python_Redis.K85:Juncao_Python_Redis.K85</svg:desc>
                </draw:g>
              </table:table-cell>
              <table:table-cell office:value-type="string">
                <text:p>Requests/s</text:p>
                <draw:g>
                  <svg:desc>Juncao_Python_Redis.Q85:Juncao_Python_Redis.Q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6:Juncao_Python_Redis.I88</svg:desc>
                </draw:g>
              </table:table-cell>
              <table:table-cell office:value-type="float" office:value="4492">
                <text:p>4492</text:p>
                <draw:g>
                  <svg:desc>Juncao_Python_Redis.J86:Juncao_Python_Redis.J88</svg:desc>
                </draw:g>
              </table:table-cell>
              <table:table-cell office:value-type="float" office:value="0">
                <text:p>0</text:p>
                <draw:g>
                  <svg:desc>Juncao_Python_Redis.K86:Juncao_Python_Redis.K88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86:Juncao_Python_Redis.Q8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26">
                <text:p>7826</text:p>
              </table:table-cell>
              <table:table-cell office:value-type="float" office:value="0">
                <text:p>0</text:p>
              </table:table-cell>
              <table:table-cell office:value-type="float" office:value="79.6247804971875">
                <text:p>79.624780497187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87">
                <text:p>7387</text:p>
              </table:table-cell>
              <table:table-cell office:value-type="float" office:value="0">
                <text:p>0</text:p>
              </table:table-cell>
              <table:table-cell office:value-type="float" office:value="74.2153748064595">
                <text:p>74.215374806459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37cm" svg:height="9cm" xlink:href=".." xlink:type="simple" chart:class="chart:bar" chart:style-name="ch1">
        <chart:title svg:x="12.622cm" svg:y="0.316cm" chart:style-name="ch2">
          <text:p>/?url=https://github.com/twbs/bootstrap</text:p>
        </chart:title>
        <chart:legend chart:legend-position="end" svg:x="30.107cm" svg:y="3.703cm" style:legend-expansion="high" chart:style-name="ch3"/>
        <chart:plot-area chart:style-name="ch4" table:cell-range-address="Juncao_Python_Redis.I92:Juncao_Python_Redis.K94 Juncao_Python_Redis.I91:Juncao_Python_Redis.K91 Juncao_Python_Redis.Q91:Juncao_Python_Redis.Q94" chart:data-source-has-labels="both" svg:x="0.662cm" svg:y="1.275cm" svg:width="28.783cm" svg:height="7.545cm">
          <chart:coordinate-region svg:x="2.13cm" svg:y="1.474cm" svg:width="27.315cm" svg:height="6.699cm"/>
          <chart:axis chart:dimension="x" chart:name="primary-x" chart:style-name="ch5" chartooo:axis-type="auto">
            <chartooo:date-scale/>
            <chart:categories table:cell-range-address="Juncao_Python_Redis.I92:Juncao_Python_Redis.I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92:Juncao_Python_Redis.J94" chart:label-cell-address="Juncao_Python_Redis.J91:Juncao_Python_Redis.J91" chart:class="chart:bar">
            <chart:data-point chart:repeated="3"/>
          </chart:series>
          <chart:series chart:style-name="ch9" chart:values-cell-range-address="Juncao_Python_Redis.K92:Juncao_Python_Redis.K94" chart:label-cell-address="Juncao_Python_Redis.K91:Juncao_Python_Redis.K91" chart:class="chart:bar">
            <chart:data-point chart:repeated="3"/>
          </chart:series>
          <chart:series chart:style-name="ch10" chart:values-cell-range-address="Juncao_Python_Redis.Q92:Juncao_Python_Redis.Q94" chart:label-cell-address="Juncao_Python_Redis.Q91:Juncao_Python_Redis.Q9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91:Juncao_Python_Redis.J91</svg:desc>
                </draw:g>
              </table:table-cell>
              <table:table-cell office:value-type="string">
                <text:p>Failure Count</text:p>
                <draw:g>
                  <svg:desc>Juncao_Python_Redis.K91:Juncao_Python_Redis.K91</svg:desc>
                </draw:g>
              </table:table-cell>
              <table:table-cell office:value-type="string">
                <text:p>Requests/s</text:p>
                <draw:g>
                  <svg:desc>Juncao_Python_Redis.Q91:Juncao_Python_Redis.Q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2:Juncao_Python_Redis.I94</svg:desc>
                </draw:g>
              </table:table-cell>
              <table:table-cell office:value-type="float" office:value="4489">
                <text:p>4489</text:p>
                <draw:g>
                  <svg:desc>Juncao_Python_Redis.J92:Juncao_Python_Redis.J94</svg:desc>
                </draw:g>
              </table:table-cell>
              <table:table-cell office:value-type="float" office:value="0">
                <text:p>0</text:p>
                <draw:g>
                  <svg:desc>Juncao_Python_Redis.K92:Juncao_Python_Redis.K94</svg:desc>
                </draw:g>
              </table:table-cell>
              <table:table-cell office:value-type="float" office:value="44.4636723105469">
                <text:p>44.4636723105469</text:p>
                <draw:g>
                  <svg:desc>Juncao_Python_Redis.Q92:Juncao_Python_Redis.Q9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89">
                <text:p>7789</text:p>
              </table:table-cell>
              <table:table-cell office:value-type="float" office:value="0">
                <text:p>0</text:p>
              </table:table-cell>
              <table:table-cell office:value-type="float" office:value="79.2483280465874">
                <text:p>79.248328046587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18">
                <text:p>7318</text:p>
              </table:table-cell>
              <table:table-cell office:value-type="float" office:value="0">
                <text:p>0</text:p>
              </table:table-cell>
              <table:table-cell office:value-type="float" office:value="73.5221487523583">
                <text:p>73.522148752358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67cm" svg:height="9cm" xlink:href=".." xlink:type="simple" chart:class="chart:bar" chart:style-name="ch1">
        <chart:title svg:x="12.688cm" svg:y="0.316cm" chart:style-name="ch2">
          <text:p>/?url=https://news.ycombinator.com/</text:p>
        </chart:title>
        <chart:legend chart:legend-position="end" svg:x="29.737cm" svg:y="3.703cm" style:legend-expansion="high" chart:style-name="ch3"/>
        <chart:plot-area chart:style-name="ch4" table:cell-range-address="Juncao_Python_Redis.I98:Juncao_Python_Redis.K100 Juncao_Python_Redis.I97:Juncao_Python_Redis.K97 Juncao_Python_Redis.Q97:Juncao_Python_Redis.Q100" chart:data-source-has-labels="both" svg:x="0.655cm" svg:y="1.275cm" svg:width="28.427cm" svg:height="7.545cm">
          <chart:coordinate-region svg:x="2.123cm" svg:y="1.474cm" svg:width="26.959cm" svg:height="6.699cm"/>
          <chart:axis chart:dimension="x" chart:name="primary-x" chart:style-name="ch5" chartooo:axis-type="auto">
            <chartooo:date-scale/>
            <chart:categories table:cell-range-address="Juncao_Python_Redis.I98:Juncao_Python_Redis.I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98:Juncao_Python_Redis.J100" chart:label-cell-address="Juncao_Python_Redis.J97:Juncao_Python_Redis.J97" chart:class="chart:bar">
            <chart:data-point chart:repeated="3"/>
          </chart:series>
          <chart:series chart:style-name="ch9" chart:values-cell-range-address="Juncao_Python_Redis.K98:Juncao_Python_Redis.K100" chart:label-cell-address="Juncao_Python_Redis.K97:Juncao_Python_Redis.K97" chart:class="chart:bar">
            <chart:data-point chart:repeated="3"/>
          </chart:series>
          <chart:series chart:style-name="ch10" chart:values-cell-range-address="Juncao_Python_Redis.Q98:Juncao_Python_Redis.Q100" chart:label-cell-address="Juncao_Python_Redis.Q97:Juncao_Python_Redis.Q9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97:Juncao_Python_Redis.J97</svg:desc>
                </draw:g>
              </table:table-cell>
              <table:table-cell office:value-type="string">
                <text:p>Failure Count</text:p>
                <draw:g>
                  <svg:desc>Juncao_Python_Redis.K97:Juncao_Python_Redis.K97</svg:desc>
                </draw:g>
              </table:table-cell>
              <table:table-cell office:value-type="string">
                <text:p>Requests/s</text:p>
                <draw:g>
                  <svg:desc>Juncao_Python_Redis.Q97:Juncao_Python_Redis.Q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8:Juncao_Python_Redis.I100</svg:desc>
                </draw:g>
              </table:table-cell>
              <table:table-cell office:value-type="float" office:value="4492">
                <text:p>4492</text:p>
                <draw:g>
                  <svg:desc>Juncao_Python_Redis.J98:Juncao_Python_Redis.J100</svg:desc>
                </draw:g>
              </table:table-cell>
              <table:table-cell office:value-type="float" office:value="0">
                <text:p>0</text:p>
                <draw:g>
                  <svg:desc>Juncao_Python_Redis.K98:Juncao_Python_Redis.K100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98:Juncao_Python_Redis.Q10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36">
                <text:p>7836</text:p>
              </table:table-cell>
              <table:table-cell office:value-type="float" office:value="0">
                <text:p>0</text:p>
              </table:table-cell>
              <table:table-cell office:value-type="float" office:value="79.7265244027551">
                <text:p>79.72652440275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427">
                <text:p>7427</text:p>
              </table:table-cell>
              <table:table-cell office:value-type="float" office:value="0">
                <text:p>0</text:p>
              </table:table-cell>
              <table:table-cell office:value-type="float" office:value="74.6172449827501">
                <text:p>74.61724498275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/?url=https://github.com/etcd-io/etcd</text:p>
        </chart:title>
        <chart:legend chart:legend-position="end" svg:x="11.461cm" svg:y="2.458cm" style:legend-expansion="high" chart:style-name="ch3"/>
        <chart:plot-area chart:style-name="ch4" table:cell-range-address="Juncao_Python_Redis.I62:Juncao_Python_Redis.Q64 Juncao_Python_Redis.J61:Juncao_Python_Redis.Q61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62:Juncao_Python_Redis.I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62:Juncao_Python_Redis.J64" chart:label-cell-address="Juncao_Python_Redis.J61:Juncao_Python_Redis.J61" chart:class="chart:bar">
            <chart:data-point chart:repeated="3"/>
          </chart:series>
          <chart:series chart:style-name="ch9" chart:values-cell-range-address="Juncao_Python_Redis.K62:Juncao_Python_Redis.K64" chart:label-cell-address="Juncao_Python_Redis.K61:Juncao_Python_Redis.K61" chart:class="chart:bar">
            <chart:data-point chart:repeated="3"/>
          </chart:series>
          <chart:series chart:style-name="ch10" chart:values-cell-range-address="Juncao_Python_Redis.L62:Juncao_Python_Redis.L64" chart:label-cell-address="Juncao_Python_Redis.L61:Juncao_Python_Redis.L61" chart:class="chart:bar">
            <chart:data-point chart:repeated="3"/>
          </chart:series>
          <chart:series chart:style-name="ch11" chart:values-cell-range-address="Juncao_Python_Redis.M62:Juncao_Python_Redis.M64" chart:label-cell-address="Juncao_Python_Redis.M61:Juncao_Python_Redis.M61" chart:class="chart:bar">
            <chart:data-point chart:repeated="3"/>
          </chart:series>
          <chart:series chart:style-name="ch12" chart:values-cell-range-address="Juncao_Python_Redis.N62:Juncao_Python_Redis.N64" chart:label-cell-address="Juncao_Python_Redis.N61:Juncao_Python_Redis.N61" chart:class="chart:bar">
            <chart:data-point chart:repeated="3"/>
          </chart:series>
          <chart:series chart:style-name="ch13" chart:values-cell-range-address="Juncao_Python_Redis.O62:Juncao_Python_Redis.O64" chart:label-cell-address="Juncao_Python_Redis.O61:Juncao_Python_Redis.O61" chart:class="chart:bar">
            <chart:data-point chart:repeated="3"/>
          </chart:series>
          <chart:series chart:style-name="ch14" chart:values-cell-range-address="Juncao_Python_Redis.P62:Juncao_Python_Redis.P64" chart:label-cell-address="Juncao_Python_Redis.P61:Juncao_Python_Redis.P61" chart:class="chart:bar">
            <chart:data-point chart:repeated="3"/>
          </chart:series>
          <chart:series chart:style-name="ch15" chart:values-cell-range-address="Juncao_Python_Redis.Q62:Juncao_Python_Redis.Q64" chart:label-cell-address="Juncao_Python_Redis.Q61:Juncao_Python_Redis.Q6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61:Juncao_Python_Redis.J61</svg:desc>
                </draw:g>
              </table:table-cell>
              <table:table-cell office:value-type="string">
                <text:p>Failure Count</text:p>
                <draw:g>
                  <svg:desc>Juncao_Python_Redis.K61:Juncao_Python_Redis.K61</svg:desc>
                </draw:g>
              </table:table-cell>
              <table:table-cell office:value-type="string">
                <text:p>Median Response Time</text:p>
                <draw:g>
                  <svg:desc>Juncao_Python_Redis.L61:Juncao_Python_Redis.L61</svg:desc>
                </draw:g>
              </table:table-cell>
              <table:table-cell office:value-type="string">
                <text:p>Average Response Time</text:p>
                <draw:g>
                  <svg:desc>Juncao_Python_Redis.M61:Juncao_Python_Redis.M61</svg:desc>
                </draw:g>
              </table:table-cell>
              <table:table-cell office:value-type="string">
                <text:p>Min Response Time</text:p>
                <draw:g>
                  <svg:desc>Juncao_Python_Redis.N61:Juncao_Python_Redis.N61</svg:desc>
                </draw:g>
              </table:table-cell>
              <table:table-cell office:value-type="string">
                <text:p>Max Response Time</text:p>
                <draw:g>
                  <svg:desc>Juncao_Python_Redis.O61:Juncao_Python_Redis.O61</svg:desc>
                </draw:g>
              </table:table-cell>
              <table:table-cell office:value-type="string">
                <text:p>Average Content Size</text:p>
                <draw:g>
                  <svg:desc>Juncao_Python_Redis.P61:Juncao_Python_Redis.P61</svg:desc>
                </draw:g>
              </table:table-cell>
              <table:table-cell office:value-type="string">
                <text:p>Requests/s</text:p>
                <draw:g>
                  <svg:desc>Juncao_Python_Redis.Q61:Juncao_Python_Redis.Q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2:Juncao_Python_Redis.I64</svg:desc>
                </draw:g>
              </table:table-cell>
              <table:table-cell office:value-type="float" office:value="4490">
                <text:p>4490</text:p>
                <draw:g>
                  <svg:desc>Juncao_Python_Redis.J62:Juncao_Python_Redis.J64</svg:desc>
                </draw:g>
              </table:table-cell>
              <table:table-cell office:value-type="float" office:value="0">
                <text:p>0</text:p>
                <draw:g>
                  <svg:desc>Juncao_Python_Redis.K62:Juncao_Python_Redis.K64</svg:desc>
                </draw:g>
              </table:table-cell>
              <table:table-cell office:value-type="float" office:value="17">
                <text:p>17</text:p>
                <draw:g>
                  <svg:desc>Juncao_Python_Redis.L62:Juncao_Python_Redis.L64</svg:desc>
                </draw:g>
              </table:table-cell>
              <table:table-cell office:value-type="float" office:value="22.660211344114">
                <text:p>22.660211344114</text:p>
                <draw:g>
                  <svg:desc>Juncao_Python_Redis.M62:Juncao_Python_Redis.M64</svg:desc>
                </draw:g>
              </table:table-cell>
              <table:table-cell office:value-type="float" office:value="14.1747879988543">
                <text:p>14.1747879988543</text:p>
                <draw:g>
                  <svg:desc>Juncao_Python_Redis.N62:Juncao_Python_Redis.N64</svg:desc>
                </draw:g>
              </table:table-cell>
              <table:table-cell office:value-type="float" office:value="3312.64099500004">
                <text:p>3312.64099500004</text:p>
                <draw:g>
                  <svg:desc>Juncao_Python_Redis.O62:Juncao_Python_Redis.O64</svg:desc>
                </draw:g>
              </table:table-cell>
              <table:table-cell office:value-type="float" office:value="33682">
                <text:p>33682</text:p>
                <draw:g>
                  <svg:desc>Juncao_Python_Redis.P62:Juncao_Python_Redis.P64</svg:desc>
                </draw:g>
              </table:table-cell>
              <table:table-cell office:value-type="float" office:value="44.4735773389075">
                <text:p>44.4735773389075</text:p>
                <draw:g>
                  <svg:desc>Juncao_Python_Redis.Q62:Juncao_Python_Redis.Q6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01">
                <text:p>780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7.071993851302">
                <text:p>117.071993851302</text:p>
              </table:table-cell>
              <table:table-cell office:value-type="float" office:value="13.6740199995984">
                <text:p>13.6740199995984</text:p>
              </table:table-cell>
              <table:table-cell office:value-type="float" office:value="250.045232000048">
                <text:p>250.045232000048</text:p>
              </table:table-cell>
              <table:table-cell office:value-type="float" office:value="33682">
                <text:p>33682</text:p>
              </table:table-cell>
              <table:table-cell office:value-type="float" office:value="79.3704207332686">
                <text:p>79.37042073326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40">
                <text:p>734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.889900495504">
                <text:p>180.889900495504</text:p>
              </table:table-cell>
              <table:table-cell office:value-type="float" office:value="13.9481540009001">
                <text:p>13.9481540009001</text:p>
              </table:table-cell>
              <table:table-cell office:value-type="float" office:value="391.969705999145">
                <text:p>391.969705999145</text:p>
              </table:table-cell>
              <table:table-cell office:value-type="float" office:value="33682">
                <text:p>33682</text:p>
              </table:table-cell>
              <table:table-cell office:value-type="float" office:value="73.7431773493181">
                <text:p>73.7431773493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99cm" svg:height="9cm" xlink:href=".." xlink:type="simple" chart:class="chart:bar" chart:style-name="ch1">
        <chart:title svg:x="12.638cm" svg:y="0.316cm" chart:style-name="ch2">
          <text:p>/?url=https://www.reddit.com/r/brdev/</text:p>
        </chart:title>
        <chart:legend chart:legend-position="end" svg:x="29.769cm" svg:y="3.703cm" style:legend-expansion="high" chart:style-name="ch3"/>
        <chart:plot-area chart:style-name="ch4" table:cell-range-address="Juncao_Python_Redis.I104:Juncao_Python_Redis.K106 Juncao_Python_Redis.I103:Juncao_Python_Redis.K103 Juncao_Python_Redis.Q103:Juncao_Python_Redis.Q106" chart:data-source-has-labels="both" svg:x="0.655cm" svg:y="1.275cm" svg:width="28.459cm" svg:height="7.545cm">
          <chart:coordinate-region svg:x="2.123cm" svg:y="1.474cm" svg:width="26.991cm" svg:height="6.699cm"/>
          <chart:axis chart:dimension="x" chart:name="primary-x" chart:style-name="ch5" chartooo:axis-type="auto">
            <chartooo:date-scale/>
            <chart:categories table:cell-range-address="Juncao_Python_Redis.I104:Juncao_Python_Redis.I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104:Juncao_Python_Redis.J106" chart:label-cell-address="Juncao_Python_Redis.J103:Juncao_Python_Redis.J103" chart:class="chart:bar">
            <chart:data-point chart:repeated="3"/>
          </chart:series>
          <chart:series chart:style-name="ch9" chart:values-cell-range-address="Juncao_Python_Redis.K104:Juncao_Python_Redis.K106" chart:label-cell-address="Juncao_Python_Redis.K103:Juncao_Python_Redis.K103" chart:class="chart:bar">
            <chart:data-point chart:repeated="3"/>
          </chart:series>
          <chart:series chart:style-name="ch10" chart:values-cell-range-address="Juncao_Python_Redis.Q104:Juncao_Python_Redis.Q106" chart:label-cell-address="Juncao_Python_Redis.Q103:Juncao_Python_Redis.Q10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103:Juncao_Python_Redis.J103</svg:desc>
                </draw:g>
              </table:table-cell>
              <table:table-cell office:value-type="string">
                <text:p>Failure Count</text:p>
                <draw:g>
                  <svg:desc>Juncao_Python_Redis.K103:Juncao_Python_Redis.K103</svg:desc>
                </draw:g>
              </table:table-cell>
              <table:table-cell office:value-type="string">
                <text:p>Requests/s</text:p>
                <draw:g>
                  <svg:desc>Juncao_Python_Redis.Q103:Juncao_Python_Redis.Q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104:Juncao_Python_Redis.I106</svg:desc>
                </draw:g>
              </table:table-cell>
              <table:table-cell office:value-type="float" office:value="4493">
                <text:p>4493</text:p>
                <draw:g>
                  <svg:desc>Juncao_Python_Redis.J104:Juncao_Python_Redis.J106</svg:desc>
                </draw:g>
              </table:table-cell>
              <table:table-cell office:value-type="float" office:value="0">
                <text:p>0</text:p>
                <draw:g>
                  <svg:desc>Juncao_Python_Redis.K104:Juncao_Python_Redis.K106</svg:desc>
                </draw:g>
              </table:table-cell>
              <table:table-cell office:value-type="float" office:value="44.5032924239891">
                <text:p>44.5032924239891</text:p>
                <draw:g>
                  <svg:desc>Juncao_Python_Redis.Q104:Juncao_Python_Redis.Q10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53">
                <text:p>7853</text:p>
              </table:table-cell>
              <table:table-cell office:value-type="float" office:value="0">
                <text:p>0</text:p>
              </table:table-cell>
              <table:table-cell office:value-type="float" office:value="79.89948904222">
                <text:p>79.8994890422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931">
                <text:p>7931</text:p>
              </table:table-cell>
              <table:table-cell office:value-type="float" office:value="0">
                <text:p>0</text:p>
              </table:table-cell>
              <table:table-cell office:value-type="float" office:value="79.6808092040111">
                <text:p>79.680809204011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/?url=https://github.com/facebook/react-native</text:p>
        </chart:title>
        <chart:legend chart:legend-position="end" svg:x="11.461cm" svg:y="2.458cm" style:legend-expansion="high" chart:style-name="ch3"/>
        <chart:plot-area chart:style-name="ch4" table:cell-range-address="Juncao_Python_Redis.I68:Juncao_Python_Redis.Q70 Juncao_Python_Redis.J67:Juncao_Python_Redis.Q67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Python_Redis.I68:Juncao_Python_Redis.I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68:Juncao_Python_Redis.J70" chart:label-cell-address="Juncao_Python_Redis.J67:Juncao_Python_Redis.J67" chart:class="chart:bar">
            <chart:data-point chart:repeated="3"/>
          </chart:series>
          <chart:series chart:style-name="ch9" chart:values-cell-range-address="Juncao_Python_Redis.K68:Juncao_Python_Redis.K70" chart:label-cell-address="Juncao_Python_Redis.K67:Juncao_Python_Redis.K67" chart:class="chart:bar">
            <chart:data-point chart:repeated="3"/>
          </chart:series>
          <chart:series chart:style-name="ch10" chart:values-cell-range-address="Juncao_Python_Redis.L68:Juncao_Python_Redis.L70" chart:label-cell-address="Juncao_Python_Redis.L67:Juncao_Python_Redis.L67" chart:class="chart:bar">
            <chart:data-point chart:repeated="3"/>
          </chart:series>
          <chart:series chart:style-name="ch11" chart:values-cell-range-address="Juncao_Python_Redis.M68:Juncao_Python_Redis.M70" chart:label-cell-address="Juncao_Python_Redis.M67:Juncao_Python_Redis.M67" chart:class="chart:bar">
            <chart:data-point chart:repeated="3"/>
          </chart:series>
          <chart:series chart:style-name="ch12" chart:values-cell-range-address="Juncao_Python_Redis.N68:Juncao_Python_Redis.N70" chart:label-cell-address="Juncao_Python_Redis.N67:Juncao_Python_Redis.N67" chart:class="chart:bar">
            <chart:data-point chart:repeated="3"/>
          </chart:series>
          <chart:series chart:style-name="ch13" chart:values-cell-range-address="Juncao_Python_Redis.O68:Juncao_Python_Redis.O70" chart:label-cell-address="Juncao_Python_Redis.O67:Juncao_Python_Redis.O67" chart:class="chart:bar">
            <chart:data-point chart:repeated="3"/>
          </chart:series>
          <chart:series chart:style-name="ch14" chart:values-cell-range-address="Juncao_Python_Redis.P68:Juncao_Python_Redis.P70" chart:label-cell-address="Juncao_Python_Redis.P67:Juncao_Python_Redis.P67" chart:class="chart:bar">
            <chart:data-point chart:repeated="3"/>
          </chart:series>
          <chart:series chart:style-name="ch15" chart:values-cell-range-address="Juncao_Python_Redis.Q68:Juncao_Python_Redis.Q70" chart:label-cell-address="Juncao_Python_Redis.Q67:Juncao_Python_Redis.Q6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67:Juncao_Python_Redis.J67</svg:desc>
                </draw:g>
              </table:table-cell>
              <table:table-cell office:value-type="string">
                <text:p>Failure Count</text:p>
                <draw:g>
                  <svg:desc>Juncao_Python_Redis.K67:Juncao_Python_Redis.K67</svg:desc>
                </draw:g>
              </table:table-cell>
              <table:table-cell office:value-type="string">
                <text:p>Median Response Time</text:p>
                <draw:g>
                  <svg:desc>Juncao_Python_Redis.L67:Juncao_Python_Redis.L67</svg:desc>
                </draw:g>
              </table:table-cell>
              <table:table-cell office:value-type="string">
                <text:p>Average Response Time</text:p>
                <draw:g>
                  <svg:desc>Juncao_Python_Redis.M67:Juncao_Python_Redis.M67</svg:desc>
                </draw:g>
              </table:table-cell>
              <table:table-cell office:value-type="string">
                <text:p>Min Response Time</text:p>
                <draw:g>
                  <svg:desc>Juncao_Python_Redis.N67:Juncao_Python_Redis.N67</svg:desc>
                </draw:g>
              </table:table-cell>
              <table:table-cell office:value-type="string">
                <text:p>Max Response Time</text:p>
                <draw:g>
                  <svg:desc>Juncao_Python_Redis.O67:Juncao_Python_Redis.O67</svg:desc>
                </draw:g>
              </table:table-cell>
              <table:table-cell office:value-type="string">
                <text:p>Average Content Size</text:p>
                <draw:g>
                  <svg:desc>Juncao_Python_Redis.P67:Juncao_Python_Redis.P67</svg:desc>
                </draw:g>
              </table:table-cell>
              <table:table-cell office:value-type="string">
                <text:p>Requests/s</text:p>
                <draw:g>
                  <svg:desc>Juncao_Python_Redis.Q67:Juncao_Python_Redis.Q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68:Juncao_Python_Redis.I70</svg:desc>
                </draw:g>
              </table:table-cell>
              <table:table-cell office:value-type="float" office:value="4486">
                <text:p>4486</text:p>
                <draw:g>
                  <svg:desc>Juncao_Python_Redis.J68:Juncao_Python_Redis.J70</svg:desc>
                </draw:g>
              </table:table-cell>
              <table:table-cell office:value-type="float" office:value="0">
                <text:p>0</text:p>
                <draw:g>
                  <svg:desc>Juncao_Python_Redis.K68:Juncao_Python_Redis.K70</svg:desc>
                </draw:g>
              </table:table-cell>
              <table:table-cell office:value-type="float" office:value="18">
                <text:p>18</text:p>
                <draw:g>
                  <svg:desc>Juncao_Python_Redis.L68:Juncao_Python_Redis.L70</svg:desc>
                </draw:g>
              </table:table-cell>
              <table:table-cell office:value-type="float" office:value="23.0981331489141">
                <text:p>23.0981331489141</text:p>
                <draw:g>
                  <svg:desc>Juncao_Python_Redis.M68:Juncao_Python_Redis.M70</svg:desc>
                </draw:g>
              </table:table-cell>
              <table:table-cell office:value-type="float" office:value="14.3622840005264">
                <text:p>14.3622840005264</text:p>
                <draw:g>
                  <svg:desc>Juncao_Python_Redis.N68:Juncao_Python_Redis.N70</svg:desc>
                </draw:g>
              </table:table-cell>
              <table:table-cell office:value-type="float" office:value="2492.17422000038">
                <text:p>2492.17422000038</text:p>
                <draw:g>
                  <svg:desc>Juncao_Python_Redis.O68:Juncao_Python_Redis.O70</svg:desc>
                </draw:g>
              </table:table-cell>
              <table:table-cell office:value-type="float" office:value="40385.8555506019">
                <text:p>40385.8555506019</text:p>
                <draw:g>
                  <svg:desc>Juncao_Python_Redis.P68:Juncao_Python_Redis.P70</svg:desc>
                </draw:g>
              </table:table-cell>
              <table:table-cell office:value-type="float" office:value="44.4339572254652">
                <text:p>44.4339572254652</text:p>
                <draw:g>
                  <svg:desc>Juncao_Python_Redis.Q68:Juncao_Python_Redis.Q7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69">
                <text:p>776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6.105047771393">
                <text:p>116.105047771393</text:p>
              </table:table-cell>
              <table:table-cell office:value-type="float" office:value="14.1864199995325">
                <text:p>14.1864199995325</text:p>
              </table:table-cell>
              <table:table-cell office:value-type="float" office:value="236.937707999459">
                <text:p>236.937707999459</text:p>
              </table:table-cell>
              <table:table-cell office:value-type="float" office:value="40413">
                <text:p>40413</text:p>
              </table:table-cell>
              <table:table-cell office:value-type="float" office:value="79.0448402354523">
                <text:p>79.044840235452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285">
                <text:p>728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3.993558524499">
                <text:p>183.993558524499</text:p>
              </table:table-cell>
              <table:table-cell office:value-type="float" office:value="14.2188869995152">
                <text:p>14.2188869995152</text:p>
              </table:table-cell>
              <table:table-cell office:value-type="float" office:value="363.413615001264">
                <text:p>363.413615001264</text:p>
              </table:table-cell>
              <table:table-cell office:value-type="float" office:value="40413">
                <text:p>40413</text:p>
              </table:table-cell>
              <table:table-cell office:value-type="float" office:value="73.1906058569186">
                <text:p>73.190605856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/?url=https://github.com/macrozheng/mall</text:p>
        </chart:title>
        <chart:legend chart:legend-position="end" svg:x="11.461cm" svg:y="2.458cm" style:legend-expansion="high" chart:style-name="ch3"/>
        <chart:plot-area chart:style-name="ch4" table:cell-range-address="Juncao_Python_Redis.I74:Juncao_Python_Redis.Q76 Juncao_Python_Redis.J73:Juncao_Python_Redis.Q73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74:Juncao_Python_Redis.I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74:Juncao_Python_Redis.J76" chart:label-cell-address="Juncao_Python_Redis.J73:Juncao_Python_Redis.J73" chart:class="chart:bar">
            <chart:data-point chart:repeated="3"/>
          </chart:series>
          <chart:series chart:style-name="ch9" chart:values-cell-range-address="Juncao_Python_Redis.K74:Juncao_Python_Redis.K76" chart:label-cell-address="Juncao_Python_Redis.K73:Juncao_Python_Redis.K73" chart:class="chart:bar">
            <chart:data-point chart:repeated="3"/>
          </chart:series>
          <chart:series chart:style-name="ch10" chart:values-cell-range-address="Juncao_Python_Redis.L74:Juncao_Python_Redis.L76" chart:label-cell-address="Juncao_Python_Redis.L73:Juncao_Python_Redis.L73" chart:class="chart:bar">
            <chart:data-point chart:repeated="3"/>
          </chart:series>
          <chart:series chart:style-name="ch11" chart:values-cell-range-address="Juncao_Python_Redis.M74:Juncao_Python_Redis.M76" chart:label-cell-address="Juncao_Python_Redis.M73:Juncao_Python_Redis.M73" chart:class="chart:bar">
            <chart:data-point chart:repeated="3"/>
          </chart:series>
          <chart:series chart:style-name="ch12" chart:values-cell-range-address="Juncao_Python_Redis.N74:Juncao_Python_Redis.N76" chart:label-cell-address="Juncao_Python_Redis.N73:Juncao_Python_Redis.N73" chart:class="chart:bar">
            <chart:data-point chart:repeated="3"/>
          </chart:series>
          <chart:series chart:style-name="ch13" chart:values-cell-range-address="Juncao_Python_Redis.O74:Juncao_Python_Redis.O76" chart:label-cell-address="Juncao_Python_Redis.O73:Juncao_Python_Redis.O73" chart:class="chart:bar">
            <chart:data-point chart:repeated="3"/>
          </chart:series>
          <chart:series chart:style-name="ch14" chart:values-cell-range-address="Juncao_Python_Redis.P74:Juncao_Python_Redis.P76" chart:label-cell-address="Juncao_Python_Redis.P73:Juncao_Python_Redis.P73" chart:class="chart:bar">
            <chart:data-point chart:repeated="3"/>
          </chart:series>
          <chart:series chart:style-name="ch15" chart:values-cell-range-address="Juncao_Python_Redis.Q74:Juncao_Python_Redis.Q76" chart:label-cell-address="Juncao_Python_Redis.Q73:Juncao_Python_Redis.Q73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73:Juncao_Python_Redis.J73</svg:desc>
                </draw:g>
              </table:table-cell>
              <table:table-cell office:value-type="string">
                <text:p>Failure Count</text:p>
                <draw:g>
                  <svg:desc>Juncao_Python_Redis.K73:Juncao_Python_Redis.K73</svg:desc>
                </draw:g>
              </table:table-cell>
              <table:table-cell office:value-type="string">
                <text:p>Median Response Time</text:p>
                <draw:g>
                  <svg:desc>Juncao_Python_Redis.L73:Juncao_Python_Redis.L73</svg:desc>
                </draw:g>
              </table:table-cell>
              <table:table-cell office:value-type="string">
                <text:p>Average Response Time</text:p>
                <draw:g>
                  <svg:desc>Juncao_Python_Redis.M73:Juncao_Python_Redis.M73</svg:desc>
                </draw:g>
              </table:table-cell>
              <table:table-cell office:value-type="string">
                <text:p>Min Response Time</text:p>
                <draw:g>
                  <svg:desc>Juncao_Python_Redis.N73:Juncao_Python_Redis.N73</svg:desc>
                </draw:g>
              </table:table-cell>
              <table:table-cell office:value-type="string">
                <text:p>Max Response Time</text:p>
                <draw:g>
                  <svg:desc>Juncao_Python_Redis.O73:Juncao_Python_Redis.O73</svg:desc>
                </draw:g>
              </table:table-cell>
              <table:table-cell office:value-type="string">
                <text:p>Average Content Size</text:p>
                <draw:g>
                  <svg:desc>Juncao_Python_Redis.P73:Juncao_Python_Redis.P73</svg:desc>
                </draw:g>
              </table:table-cell>
              <table:table-cell office:value-type="string">
                <text:p>Requests/s</text:p>
                <draw:g>
                  <svg:desc>Juncao_Python_Redis.Q73:Juncao_Python_Redis.Q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74:Juncao_Python_Redis.I76</svg:desc>
                </draw:g>
              </table:table-cell>
              <table:table-cell office:value-type="float" office:value="4488">
                <text:p>4488</text:p>
                <draw:g>
                  <svg:desc>Juncao_Python_Redis.J74:Juncao_Python_Redis.J76</svg:desc>
                </draw:g>
              </table:table-cell>
              <table:table-cell office:value-type="float" office:value="0">
                <text:p>0</text:p>
                <draw:g>
                  <svg:desc>Juncao_Python_Redis.K74:Juncao_Python_Redis.K76</svg:desc>
                </draw:g>
              </table:table-cell>
              <table:table-cell office:value-type="float" office:value="18">
                <text:p>18</text:p>
                <draw:g>
                  <svg:desc>Juncao_Python_Redis.L74:Juncao_Python_Redis.L76</svg:desc>
                </draw:g>
              </table:table-cell>
              <table:table-cell office:value-type="float" office:value="22.1442141604101">
                <text:p>22.1442141604101</text:p>
                <draw:g>
                  <svg:desc>Juncao_Python_Redis.M74:Juncao_Python_Redis.M76</svg:desc>
                </draw:g>
              </table:table-cell>
              <table:table-cell office:value-type="float" office:value="14.0595600005327">
                <text:p>14.0595600005327</text:p>
                <draw:g>
                  <svg:desc>Juncao_Python_Redis.N74:Juncao_Python_Redis.N76</svg:desc>
                </draw:g>
              </table:table-cell>
              <table:table-cell office:value-type="float" office:value="2520.91204799945">
                <text:p>2520.91204799945</text:p>
                <draw:g>
                  <svg:desc>Juncao_Python_Redis.O74:Juncao_Python_Redis.O76</svg:desc>
                </draw:g>
              </table:table-cell>
              <table:table-cell office:value-type="float" office:value="32526">
                <text:p>32526</text:p>
                <draw:g>
                  <svg:desc>Juncao_Python_Redis.P74:Juncao_Python_Redis.P76</svg:desc>
                </draw:g>
              </table:table-cell>
              <table:table-cell office:value-type="float" office:value="44.4537672821863">
                <text:p>44.4537672821863</text:p>
                <draw:g>
                  <svg:desc>Juncao_Python_Redis.Q74:Juncao_Python_Redis.Q76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78">
                <text:p>777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6.225147394191">
                <text:p>116.225147394191</text:p>
              </table:table-cell>
              <table:table-cell office:value-type="float" office:value="14.008885000294">
                <text:p>14.008885000294</text:p>
              </table:table-cell>
              <table:table-cell office:value-type="float" office:value="246.522266999818">
                <text:p>246.522266999818</text:p>
              </table:table-cell>
              <table:table-cell office:value-type="float" office:value="32526">
                <text:p>32526</text:p>
              </table:table-cell>
              <table:table-cell office:value-type="float" office:value="79.1364097504631">
                <text:p>79.136409750463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296">
                <text:p>729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2.11301410609">
                <text:p>182.11301410609</text:p>
              </table:table-cell>
              <table:table-cell office:value-type="float" office:value="14.035589998457">
                <text:p>14.035589998457</text:p>
              </table:table-cell>
              <table:table-cell office:value-type="float" office:value="384.165920000669">
                <text:p>384.165920000669</text:p>
              </table:table-cell>
              <table:table-cell office:value-type="float" office:value="32526">
                <text:p>32526</text:p>
              </table:table-cell>
              <table:table-cell office:value-type="float" office:value="73.3011201553985">
                <text:p>73.30112015539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/?url=https://github.com/spring-projects/spring-boot</text:p>
        </chart:title>
        <chart:legend chart:legend-position="end" svg:x="11.461cm" svg:y="2.458cm" style:legend-expansion="high" chart:style-name="ch3"/>
        <chart:plot-area chart:style-name="ch4" table:cell-range-address="Juncao_Python_Redis.I80:Juncao_Python_Redis.Q82 Juncao_Python_Redis.J79:Juncao_Python_Redis.Q79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Python_Redis.I80:Juncao_Python_Redis.I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80:Juncao_Python_Redis.J82" chart:label-cell-address="Juncao_Python_Redis.J79:Juncao_Python_Redis.J79" chart:class="chart:bar">
            <chart:data-point chart:repeated="3"/>
          </chart:series>
          <chart:series chart:style-name="ch9" chart:values-cell-range-address="Juncao_Python_Redis.K80:Juncao_Python_Redis.K82" chart:label-cell-address="Juncao_Python_Redis.K79:Juncao_Python_Redis.K79" chart:class="chart:bar">
            <chart:data-point chart:repeated="3"/>
          </chart:series>
          <chart:series chart:style-name="ch10" chart:values-cell-range-address="Juncao_Python_Redis.L80:Juncao_Python_Redis.L82" chart:label-cell-address="Juncao_Python_Redis.L79:Juncao_Python_Redis.L79" chart:class="chart:bar">
            <chart:data-point chart:repeated="3"/>
          </chart:series>
          <chart:series chart:style-name="ch11" chart:values-cell-range-address="Juncao_Python_Redis.M80:Juncao_Python_Redis.M82" chart:label-cell-address="Juncao_Python_Redis.M79:Juncao_Python_Redis.M79" chart:class="chart:bar">
            <chart:data-point chart:repeated="3"/>
          </chart:series>
          <chart:series chart:style-name="ch12" chart:values-cell-range-address="Juncao_Python_Redis.N80:Juncao_Python_Redis.N82" chart:label-cell-address="Juncao_Python_Redis.N79:Juncao_Python_Redis.N79" chart:class="chart:bar">
            <chart:data-point chart:repeated="3"/>
          </chart:series>
          <chart:series chart:style-name="ch13" chart:values-cell-range-address="Juncao_Python_Redis.O80:Juncao_Python_Redis.O82" chart:label-cell-address="Juncao_Python_Redis.O79:Juncao_Python_Redis.O79" chart:class="chart:bar">
            <chart:data-point chart:repeated="3"/>
          </chart:series>
          <chart:series chart:style-name="ch14" chart:values-cell-range-address="Juncao_Python_Redis.P80:Juncao_Python_Redis.P82" chart:label-cell-address="Juncao_Python_Redis.P79:Juncao_Python_Redis.P79" chart:class="chart:bar">
            <chart:data-point chart:repeated="3"/>
          </chart:series>
          <chart:series chart:style-name="ch15" chart:values-cell-range-address="Juncao_Python_Redis.Q80:Juncao_Python_Redis.Q82" chart:label-cell-address="Juncao_Python_Redis.Q79:Juncao_Python_Redis.Q7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79:Juncao_Python_Redis.J79</svg:desc>
                </draw:g>
              </table:table-cell>
              <table:table-cell office:value-type="string">
                <text:p>Failure Count</text:p>
                <draw:g>
                  <svg:desc>Juncao_Python_Redis.K79:Juncao_Python_Redis.K79</svg:desc>
                </draw:g>
              </table:table-cell>
              <table:table-cell office:value-type="string">
                <text:p>Median Response Time</text:p>
                <draw:g>
                  <svg:desc>Juncao_Python_Redis.L79:Juncao_Python_Redis.L79</svg:desc>
                </draw:g>
              </table:table-cell>
              <table:table-cell office:value-type="string">
                <text:p>Average Response Time</text:p>
                <draw:g>
                  <svg:desc>Juncao_Python_Redis.M79:Juncao_Python_Redis.M79</svg:desc>
                </draw:g>
              </table:table-cell>
              <table:table-cell office:value-type="string">
                <text:p>Min Response Time</text:p>
                <draw:g>
                  <svg:desc>Juncao_Python_Redis.N79:Juncao_Python_Redis.N79</svg:desc>
                </draw:g>
              </table:table-cell>
              <table:table-cell office:value-type="string">
                <text:p>Max Response Time</text:p>
                <draw:g>
                  <svg:desc>Juncao_Python_Redis.O79:Juncao_Python_Redis.O79</svg:desc>
                </draw:g>
              </table:table-cell>
              <table:table-cell office:value-type="string">
                <text:p>Average Content Size</text:p>
                <draw:g>
                  <svg:desc>Juncao_Python_Redis.P79:Juncao_Python_Redis.P79</svg:desc>
                </draw:g>
              </table:table-cell>
              <table:table-cell office:value-type="string">
                <text:p>Requests/s</text:p>
                <draw:g>
                  <svg:desc>Juncao_Python_Redis.Q79:Juncao_Python_Redis.Q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0:Juncao_Python_Redis.I82</svg:desc>
                </draw:g>
              </table:table-cell>
              <table:table-cell office:value-type="float" office:value="4492">
                <text:p>4492</text:p>
                <draw:g>
                  <svg:desc>Juncao_Python_Redis.J80:Juncao_Python_Redis.J82</svg:desc>
                </draw:g>
              </table:table-cell>
              <table:table-cell office:value-type="float" office:value="0">
                <text:p>0</text:p>
                <draw:g>
                  <svg:desc>Juncao_Python_Redis.K80:Juncao_Python_Redis.K82</svg:desc>
                </draw:g>
              </table:table-cell>
              <table:table-cell office:value-type="float" office:value="17">
                <text:p>17</text:p>
                <draw:g>
                  <svg:desc>Juncao_Python_Redis.L80:Juncao_Python_Redis.L82</svg:desc>
                </draw:g>
              </table:table-cell>
              <table:table-cell office:value-type="float" office:value="24.5108102787116">
                <text:p>24.5108102787116</text:p>
                <draw:g>
                  <svg:desc>Juncao_Python_Redis.M80:Juncao_Python_Redis.M82</svg:desc>
                </draw:g>
              </table:table-cell>
              <table:table-cell office:value-type="float" office:value="13.7895570005639">
                <text:p>13.7895570005639</text:p>
                <draw:g>
                  <svg:desc>Juncao_Python_Redis.N80:Juncao_Python_Redis.N82</svg:desc>
                </draw:g>
              </table:table-cell>
              <table:table-cell office:value-type="float" office:value="3199.16415899934">
                <text:p>3199.16415899934</text:p>
                <draw:g>
                  <svg:desc>Juncao_Python_Redis.O80:Juncao_Python_Redis.O82</svg:desc>
                </draw:g>
              </table:table-cell>
              <table:table-cell office:value-type="float" office:value="28383">
                <text:p>28383</text:p>
                <draw:g>
                  <svg:desc>Juncao_Python_Redis.P80:Juncao_Python_Redis.P82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80:Juncao_Python_Redis.Q8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36">
                <text:p>783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6.580288877355">
                <text:p>116.580288877355</text:p>
              </table:table-cell>
              <table:table-cell office:value-type="float" office:value="13.6577699995541">
                <text:p>13.6577699995541</text:p>
              </table:table-cell>
              <table:table-cell office:value-type="float" office:value="236.534392999602">
                <text:p>236.534392999602</text:p>
              </table:table-cell>
              <table:table-cell office:value-type="float" office:value="28383">
                <text:p>28383</text:p>
              </table:table-cell>
              <table:table-cell office:value-type="float" office:value="79.7265244027551">
                <text:p>79.72652440275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4.640694491068">
                <text:p>184.640694491068</text:p>
              </table:table-cell>
              <table:table-cell office:value-type="float" office:value="13.9046710010007">
                <text:p>13.9046710010007</text:p>
              </table:table-cell>
              <table:table-cell office:value-type="float" office:value="392.898160998811">
                <text:p>392.898160998811</text:p>
              </table:table-cell>
              <table:table-cell office:value-type="float" office:value="28383">
                <text:p>28383</text:p>
              </table:table-cell>
              <table:table-cell office:value-type="float" office:value="74.3459826137539">
                <text:p>74.3459826137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/?url=https://github.com/topics/aws</text:p>
        </chart:title>
        <chart:legend chart:legend-position="end" svg:x="11.461cm" svg:y="2.458cm" style:legend-expansion="high" chart:style-name="ch3"/>
        <chart:plot-area chart:style-name="ch4" table:cell-range-address="Juncao_Python_Redis.I86:Juncao_Python_Redis.Q88 Juncao_Python_Redis.J85:Juncao_Python_Redis.Q85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86:Juncao_Python_Redis.I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86:Juncao_Python_Redis.J88" chart:label-cell-address="Juncao_Python_Redis.J85:Juncao_Python_Redis.J85" chart:class="chart:bar">
            <chart:data-point chart:repeated="3"/>
          </chart:series>
          <chart:series chart:style-name="ch9" chart:values-cell-range-address="Juncao_Python_Redis.K86:Juncao_Python_Redis.K88" chart:label-cell-address="Juncao_Python_Redis.K85:Juncao_Python_Redis.K85" chart:class="chart:bar">
            <chart:data-point chart:repeated="3"/>
          </chart:series>
          <chart:series chart:style-name="ch10" chart:values-cell-range-address="Juncao_Python_Redis.L86:Juncao_Python_Redis.L88" chart:label-cell-address="Juncao_Python_Redis.L85:Juncao_Python_Redis.L85" chart:class="chart:bar">
            <chart:data-point chart:repeated="3"/>
          </chart:series>
          <chart:series chart:style-name="ch11" chart:values-cell-range-address="Juncao_Python_Redis.M86:Juncao_Python_Redis.M88" chart:label-cell-address="Juncao_Python_Redis.M85:Juncao_Python_Redis.M85" chart:class="chart:bar">
            <chart:data-point chart:repeated="3"/>
          </chart:series>
          <chart:series chart:style-name="ch12" chart:values-cell-range-address="Juncao_Python_Redis.N86:Juncao_Python_Redis.N88" chart:label-cell-address="Juncao_Python_Redis.N85:Juncao_Python_Redis.N85" chart:class="chart:bar">
            <chart:data-point chart:repeated="3"/>
          </chart:series>
          <chart:series chart:style-name="ch13" chart:values-cell-range-address="Juncao_Python_Redis.O86:Juncao_Python_Redis.O88" chart:label-cell-address="Juncao_Python_Redis.O85:Juncao_Python_Redis.O85" chart:class="chart:bar">
            <chart:data-point chart:repeated="3"/>
          </chart:series>
          <chart:series chart:style-name="ch14" chart:values-cell-range-address="Juncao_Python_Redis.P86:Juncao_Python_Redis.P88" chart:label-cell-address="Juncao_Python_Redis.P85:Juncao_Python_Redis.P85" chart:class="chart:bar">
            <chart:data-point chart:repeated="3"/>
          </chart:series>
          <chart:series chart:style-name="ch15" chart:values-cell-range-address="Juncao_Python_Redis.Q86:Juncao_Python_Redis.Q88" chart:label-cell-address="Juncao_Python_Redis.Q85:Juncao_Python_Redis.Q85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85:Juncao_Python_Redis.J85</svg:desc>
                </draw:g>
              </table:table-cell>
              <table:table-cell office:value-type="string">
                <text:p>Failure Count</text:p>
                <draw:g>
                  <svg:desc>Juncao_Python_Redis.K85:Juncao_Python_Redis.K85</svg:desc>
                </draw:g>
              </table:table-cell>
              <table:table-cell office:value-type="string">
                <text:p>Median Response Time</text:p>
                <draw:g>
                  <svg:desc>Juncao_Python_Redis.L85:Juncao_Python_Redis.L85</svg:desc>
                </draw:g>
              </table:table-cell>
              <table:table-cell office:value-type="string">
                <text:p>Average Response Time</text:p>
                <draw:g>
                  <svg:desc>Juncao_Python_Redis.M85:Juncao_Python_Redis.M85</svg:desc>
                </draw:g>
              </table:table-cell>
              <table:table-cell office:value-type="string">
                <text:p>Min Response Time</text:p>
                <draw:g>
                  <svg:desc>Juncao_Python_Redis.N85:Juncao_Python_Redis.N85</svg:desc>
                </draw:g>
              </table:table-cell>
              <table:table-cell office:value-type="string">
                <text:p>Max Response Time</text:p>
                <draw:g>
                  <svg:desc>Juncao_Python_Redis.O85:Juncao_Python_Redis.O85</svg:desc>
                </draw:g>
              </table:table-cell>
              <table:table-cell office:value-type="string">
                <text:p>Average Content Size</text:p>
                <draw:g>
                  <svg:desc>Juncao_Python_Redis.P85:Juncao_Python_Redis.P85</svg:desc>
                </draw:g>
              </table:table-cell>
              <table:table-cell office:value-type="string">
                <text:p>Requests/s</text:p>
                <draw:g>
                  <svg:desc>Juncao_Python_Redis.Q85:Juncao_Python_Redis.Q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86:Juncao_Python_Redis.I88</svg:desc>
                </draw:g>
              </table:table-cell>
              <table:table-cell office:value-type="float" office:value="4492">
                <text:p>4492</text:p>
                <draw:g>
                  <svg:desc>Juncao_Python_Redis.J86:Juncao_Python_Redis.J88</svg:desc>
                </draw:g>
              </table:table-cell>
              <table:table-cell office:value-type="float" office:value="0">
                <text:p>0</text:p>
                <draw:g>
                  <svg:desc>Juncao_Python_Redis.K86:Juncao_Python_Redis.K88</svg:desc>
                </draw:g>
              </table:table-cell>
              <table:table-cell office:value-type="float" office:value="18">
                <text:p>18</text:p>
                <draw:g>
                  <svg:desc>Juncao_Python_Redis.L86:Juncao_Python_Redis.L88</svg:desc>
                </draw:g>
              </table:table-cell>
              <table:table-cell office:value-type="float" office:value="26.7291116631872">
                <text:p>26.7291116631872</text:p>
                <draw:g>
                  <svg:desc>Juncao_Python_Redis.M86:Juncao_Python_Redis.M88</svg:desc>
                </draw:g>
              </table:table-cell>
              <table:table-cell office:value-type="float" office:value="14.1995750000206">
                <text:p>14.1995750000206</text:p>
                <draw:g>
                  <svg:desc>Juncao_Python_Redis.N86:Juncao_Python_Redis.N88</svg:desc>
                </draw:g>
              </table:table-cell>
              <table:table-cell office:value-type="float" office:value="5126.62535100026">
                <text:p>5126.62535100026</text:p>
                <draw:g>
                  <svg:desc>Juncao_Python_Redis.O86:Juncao_Python_Redis.O88</svg:desc>
                </draw:g>
              </table:table-cell>
              <table:table-cell office:value-type="float" office:value="37846">
                <text:p>37846</text:p>
                <draw:g>
                  <svg:desc>Juncao_Python_Redis.P86:Juncao_Python_Redis.P88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86:Juncao_Python_Redis.Q8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26">
                <text:p>782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6.991211719389">
                <text:p>116.991211719389</text:p>
              </table:table-cell>
              <table:table-cell office:value-type="float" office:value="13.9706219997606">
                <text:p>13.9706219997606</text:p>
              </table:table-cell>
              <table:table-cell office:value-type="float" office:value="244.45793599989">
                <text:p>244.45793599989</text:p>
              </table:table-cell>
              <table:table-cell office:value-type="float" office:value="37846">
                <text:p>37846</text:p>
              </table:table-cell>
              <table:table-cell office:value-type="float" office:value="79.6247804971875">
                <text:p>79.624780497187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87">
                <text:p>7387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188.168628418983">
                <text:p>188.168628418983</text:p>
              </table:table-cell>
              <table:table-cell office:value-type="float" office:value="13.9432750002015">
                <text:p>13.9432750002015</text:p>
              </table:table-cell>
              <table:table-cell office:value-type="float" office:value="389.711814999828">
                <text:p>389.711814999828</text:p>
              </table:table-cell>
              <table:table-cell office:value-type="float" office:value="37846">
                <text:p>37846</text:p>
              </table:table-cell>
              <table:table-cell office:value-type="float" office:value="74.2153748064595">
                <text:p>74.21537480645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/?url=https://github.com/twbs/bootstrap</text:p>
        </chart:title>
        <chart:legend chart:legend-position="end" svg:x="11.461cm" svg:y="2.458cm" style:legend-expansion="high" chart:style-name="ch3"/>
        <chart:plot-area chart:style-name="ch4" table:cell-range-address="Juncao_Python_Redis.I92:Juncao_Python_Redis.Q94 Juncao_Python_Redis.J91:Juncao_Python_Redis.Q91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92:Juncao_Python_Redis.I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92:Juncao_Python_Redis.J94" chart:label-cell-address="Juncao_Python_Redis.J91:Juncao_Python_Redis.J91" chart:class="chart:bar">
            <chart:data-point chart:repeated="3"/>
          </chart:series>
          <chart:series chart:style-name="ch9" chart:values-cell-range-address="Juncao_Python_Redis.K92:Juncao_Python_Redis.K94" chart:label-cell-address="Juncao_Python_Redis.K91:Juncao_Python_Redis.K91" chart:class="chart:bar">
            <chart:data-point chart:repeated="3"/>
          </chart:series>
          <chart:series chart:style-name="ch10" chart:values-cell-range-address="Juncao_Python_Redis.L92:Juncao_Python_Redis.L94" chart:label-cell-address="Juncao_Python_Redis.L91:Juncao_Python_Redis.L91" chart:class="chart:bar">
            <chart:data-point chart:repeated="3"/>
          </chart:series>
          <chart:series chart:style-name="ch11" chart:values-cell-range-address="Juncao_Python_Redis.M92:Juncao_Python_Redis.M94" chart:label-cell-address="Juncao_Python_Redis.M91:Juncao_Python_Redis.M91" chart:class="chart:bar">
            <chart:data-point chart:repeated="3"/>
          </chart:series>
          <chart:series chart:style-name="ch12" chart:values-cell-range-address="Juncao_Python_Redis.N92:Juncao_Python_Redis.N94" chart:label-cell-address="Juncao_Python_Redis.N91:Juncao_Python_Redis.N91" chart:class="chart:bar">
            <chart:data-point chart:repeated="3"/>
          </chart:series>
          <chart:series chart:style-name="ch13" chart:values-cell-range-address="Juncao_Python_Redis.O92:Juncao_Python_Redis.O94" chart:label-cell-address="Juncao_Python_Redis.O91:Juncao_Python_Redis.O91" chart:class="chart:bar">
            <chart:data-point chart:repeated="3"/>
          </chart:series>
          <chart:series chart:style-name="ch14" chart:values-cell-range-address="Juncao_Python_Redis.P92:Juncao_Python_Redis.P94" chart:label-cell-address="Juncao_Python_Redis.P91:Juncao_Python_Redis.P91" chart:class="chart:bar">
            <chart:data-point chart:repeated="3"/>
          </chart:series>
          <chart:series chart:style-name="ch15" chart:values-cell-range-address="Juncao_Python_Redis.Q92:Juncao_Python_Redis.Q94" chart:label-cell-address="Juncao_Python_Redis.Q91:Juncao_Python_Redis.Q9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91:Juncao_Python_Redis.J91</svg:desc>
                </draw:g>
              </table:table-cell>
              <table:table-cell office:value-type="string">
                <text:p>Failure Count</text:p>
                <draw:g>
                  <svg:desc>Juncao_Python_Redis.K91:Juncao_Python_Redis.K91</svg:desc>
                </draw:g>
              </table:table-cell>
              <table:table-cell office:value-type="string">
                <text:p>Median Response Time</text:p>
                <draw:g>
                  <svg:desc>Juncao_Python_Redis.L91:Juncao_Python_Redis.L91</svg:desc>
                </draw:g>
              </table:table-cell>
              <table:table-cell office:value-type="string">
                <text:p>Average Response Time</text:p>
                <draw:g>
                  <svg:desc>Juncao_Python_Redis.M91:Juncao_Python_Redis.M91</svg:desc>
                </draw:g>
              </table:table-cell>
              <table:table-cell office:value-type="string">
                <text:p>Min Response Time</text:p>
                <draw:g>
                  <svg:desc>Juncao_Python_Redis.N91:Juncao_Python_Redis.N91</svg:desc>
                </draw:g>
              </table:table-cell>
              <table:table-cell office:value-type="string">
                <text:p>Max Response Time</text:p>
                <draw:g>
                  <svg:desc>Juncao_Python_Redis.O91:Juncao_Python_Redis.O91</svg:desc>
                </draw:g>
              </table:table-cell>
              <table:table-cell office:value-type="string">
                <text:p>Average Content Size</text:p>
                <draw:g>
                  <svg:desc>Juncao_Python_Redis.P91:Juncao_Python_Redis.P91</svg:desc>
                </draw:g>
              </table:table-cell>
              <table:table-cell office:value-type="string">
                <text:p>Requests/s</text:p>
                <draw:g>
                  <svg:desc>Juncao_Python_Redis.Q91:Juncao_Python_Redis.Q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2:Juncao_Python_Redis.I94</svg:desc>
                </draw:g>
              </table:table-cell>
              <table:table-cell office:value-type="float" office:value="4489">
                <text:p>4489</text:p>
                <draw:g>
                  <svg:desc>Juncao_Python_Redis.J92:Juncao_Python_Redis.J94</svg:desc>
                </draw:g>
              </table:table-cell>
              <table:table-cell office:value-type="float" office:value="0">
                <text:p>0</text:p>
                <draw:g>
                  <svg:desc>Juncao_Python_Redis.K92:Juncao_Python_Redis.K94</svg:desc>
                </draw:g>
              </table:table-cell>
              <table:table-cell office:value-type="float" office:value="18">
                <text:p>18</text:p>
                <draw:g>
                  <svg:desc>Juncao_Python_Redis.L92:Juncao_Python_Redis.L94</svg:desc>
                </draw:g>
              </table:table-cell>
              <table:table-cell office:value-type="float" office:value="23.1666011579532">
                <text:p>23.1666011579532</text:p>
                <draw:g>
                  <svg:desc>Juncao_Python_Redis.M92:Juncao_Python_Redis.M94</svg:desc>
                </draw:g>
              </table:table-cell>
              <table:table-cell office:value-type="float" office:value="14.141715999358">
                <text:p>14.141715999358</text:p>
                <draw:g>
                  <svg:desc>Juncao_Python_Redis.N92:Juncao_Python_Redis.N94</svg:desc>
                </draw:g>
              </table:table-cell>
              <table:table-cell office:value-type="float" office:value="2801.91769799967">
                <text:p>2801.91769799967</text:p>
                <draw:g>
                  <svg:desc>Juncao_Python_Redis.O92:Juncao_Python_Redis.O94</svg:desc>
                </draw:g>
              </table:table-cell>
              <table:table-cell office:value-type="float" office:value="37006">
                <text:p>37006</text:p>
                <draw:g>
                  <svg:desc>Juncao_Python_Redis.P92:Juncao_Python_Redis.P94</svg:desc>
                </draw:g>
              </table:table-cell>
              <table:table-cell office:value-type="float" office:value="44.4636723105469">
                <text:p>44.4636723105469</text:p>
                <draw:g>
                  <svg:desc>Juncao_Python_Redis.Q92:Juncao_Python_Redis.Q9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789">
                <text:p>778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7.403042771216">
                <text:p>117.403042771216</text:p>
              </table:table-cell>
              <table:table-cell office:value-type="float" office:value="14.1532080015168">
                <text:p>14.1532080015168</text:p>
              </table:table-cell>
              <table:table-cell office:value-type="float" office:value="252.874872001485">
                <text:p>252.874872001485</text:p>
              </table:table-cell>
              <table:table-cell office:value-type="float" office:value="37006">
                <text:p>37006</text:p>
              </table:table-cell>
              <table:table-cell office:value-type="float" office:value="79.2483280465874">
                <text:p>79.248328046587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318">
                <text:p>731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3.093555159748">
                <text:p>183.093555159748</text:p>
              </table:table-cell>
              <table:table-cell office:value-type="float" office:value="14.1783700000815">
                <text:p>14.1783700000815</text:p>
              </table:table-cell>
              <table:table-cell office:value-type="float" office:value="385.869958001422">
                <text:p>385.869958001422</text:p>
              </table:table-cell>
              <table:table-cell office:value-type="float" office:value="37006">
                <text:p>37006</text:p>
              </table:table-cell>
              <table:table-cell office:value-type="float" office:value="73.5221487523583">
                <text:p>73.52214875235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/?url=https://news.ycombinator.com/</text:p>
        </chart:title>
        <chart:legend chart:legend-position="end" svg:x="11.461cm" svg:y="2.458cm" style:legend-expansion="high" chart:style-name="ch3"/>
        <chart:plot-area chart:style-name="ch4" table:cell-range-address="Juncao_Python_Redis.I98:Juncao_Python_Redis.Q100 Juncao_Python_Redis.J97:Juncao_Python_Redis.Q97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Python_Redis.I98:Juncao_Python_Redis.I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Python_Redis.J98:Juncao_Python_Redis.J100" chart:label-cell-address="Juncao_Python_Redis.J97:Juncao_Python_Redis.J97" chart:class="chart:bar">
            <chart:data-point chart:repeated="3"/>
          </chart:series>
          <chart:series chart:style-name="ch9" chart:values-cell-range-address="Juncao_Python_Redis.K98:Juncao_Python_Redis.K100" chart:label-cell-address="Juncao_Python_Redis.K97:Juncao_Python_Redis.K97" chart:class="chart:bar">
            <chart:data-point chart:repeated="3"/>
          </chart:series>
          <chart:series chart:style-name="ch10" chart:values-cell-range-address="Juncao_Python_Redis.L98:Juncao_Python_Redis.L100" chart:label-cell-address="Juncao_Python_Redis.L97:Juncao_Python_Redis.L97" chart:class="chart:bar">
            <chart:data-point chart:repeated="3"/>
          </chart:series>
          <chart:series chart:style-name="ch11" chart:values-cell-range-address="Juncao_Python_Redis.M98:Juncao_Python_Redis.M100" chart:label-cell-address="Juncao_Python_Redis.M97:Juncao_Python_Redis.M97" chart:class="chart:bar">
            <chart:data-point chart:repeated="3"/>
          </chart:series>
          <chart:series chart:style-name="ch12" chart:values-cell-range-address="Juncao_Python_Redis.N98:Juncao_Python_Redis.N100" chart:label-cell-address="Juncao_Python_Redis.N97:Juncao_Python_Redis.N97" chart:class="chart:bar">
            <chart:data-point chart:repeated="3"/>
          </chart:series>
          <chart:series chart:style-name="ch13" chart:values-cell-range-address="Juncao_Python_Redis.O98:Juncao_Python_Redis.O100" chart:label-cell-address="Juncao_Python_Redis.O97:Juncao_Python_Redis.O97" chart:class="chart:bar">
            <chart:data-point chart:repeated="3"/>
          </chart:series>
          <chart:series chart:style-name="ch14" chart:values-cell-range-address="Juncao_Python_Redis.P98:Juncao_Python_Redis.P100" chart:label-cell-address="Juncao_Python_Redis.P97:Juncao_Python_Redis.P97" chart:class="chart:bar">
            <chart:data-point chart:repeated="3"/>
          </chart:series>
          <chart:series chart:style-name="ch15" chart:values-cell-range-address="Juncao_Python_Redis.Q98:Juncao_Python_Redis.Q100" chart:label-cell-address="Juncao_Python_Redis.Q97:Juncao_Python_Redis.Q9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Python_Redis.J97:Juncao_Python_Redis.J97</svg:desc>
                </draw:g>
              </table:table-cell>
              <table:table-cell office:value-type="string">
                <text:p>Failure Count</text:p>
                <draw:g>
                  <svg:desc>Juncao_Python_Redis.K97:Juncao_Python_Redis.K97</svg:desc>
                </draw:g>
              </table:table-cell>
              <table:table-cell office:value-type="string">
                <text:p>Median Response Time</text:p>
                <draw:g>
                  <svg:desc>Juncao_Python_Redis.L97:Juncao_Python_Redis.L97</svg:desc>
                </draw:g>
              </table:table-cell>
              <table:table-cell office:value-type="string">
                <text:p>Average Response Time</text:p>
                <draw:g>
                  <svg:desc>Juncao_Python_Redis.M97:Juncao_Python_Redis.M97</svg:desc>
                </draw:g>
              </table:table-cell>
              <table:table-cell office:value-type="string">
                <text:p>Min Response Time</text:p>
                <draw:g>
                  <svg:desc>Juncao_Python_Redis.N97:Juncao_Python_Redis.N97</svg:desc>
                </draw:g>
              </table:table-cell>
              <table:table-cell office:value-type="string">
                <text:p>Max Response Time</text:p>
                <draw:g>
                  <svg:desc>Juncao_Python_Redis.O97:Juncao_Python_Redis.O97</svg:desc>
                </draw:g>
              </table:table-cell>
              <table:table-cell office:value-type="string">
                <text:p>Average Content Size</text:p>
                <draw:g>
                  <svg:desc>Juncao_Python_Redis.P97:Juncao_Python_Redis.P97</svg:desc>
                </draw:g>
              </table:table-cell>
              <table:table-cell office:value-type="string">
                <text:p>Requests/s</text:p>
                <draw:g>
                  <svg:desc>Juncao_Python_Redis.Q97:Juncao_Python_Redis.Q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Python_Redis.I98:Juncao_Python_Redis.I100</svg:desc>
                </draw:g>
              </table:table-cell>
              <table:table-cell office:value-type="float" office:value="4492">
                <text:p>4492</text:p>
                <draw:g>
                  <svg:desc>Juncao_Python_Redis.J98:Juncao_Python_Redis.J100</svg:desc>
                </draw:g>
              </table:table-cell>
              <table:table-cell office:value-type="float" office:value="0">
                <text:p>0</text:p>
                <draw:g>
                  <svg:desc>Juncao_Python_Redis.K98:Juncao_Python_Redis.K100</svg:desc>
                </draw:g>
              </table:table-cell>
              <table:table-cell office:value-type="float" office:value="16">
                <text:p>16</text:p>
                <draw:g>
                  <svg:desc>Juncao_Python_Redis.L98:Juncao_Python_Redis.L100</svg:desc>
                </draw:g>
              </table:table-cell>
              <table:table-cell office:value-type="float" office:value="18.3344418428261">
                <text:p>18.3344418428261</text:p>
                <draw:g>
                  <svg:desc>Juncao_Python_Redis.M98:Juncao_Python_Redis.M100</svg:desc>
                </draw:g>
              </table:table-cell>
              <table:table-cell office:value-type="float" office:value="12.9532129994914">
                <text:p>12.9532129994914</text:p>
                <draw:g>
                  <svg:desc>Juncao_Python_Redis.N98:Juncao_Python_Redis.N100</svg:desc>
                </draw:g>
              </table:table-cell>
              <table:table-cell office:value-type="float" office:value="1096.68128299927">
                <text:p>1096.68128299927</text:p>
                <draw:g>
                  <svg:desc>Juncao_Python_Redis.O98:Juncao_Python_Redis.O100</svg:desc>
                </draw:g>
              </table:table-cell>
              <table:table-cell office:value-type="float" office:value="3521.34372217275">
                <text:p>3521.34372217275</text:p>
                <draw:g>
                  <svg:desc>Juncao_Python_Redis.P98:Juncao_Python_Redis.P100</svg:desc>
                </draw:g>
              </table:table-cell>
              <table:table-cell office:value-type="float" office:value="44.4933873956286">
                <text:p>44.4933873956286</text:p>
                <draw:g>
                  <svg:desc>Juncao_Python_Redis.Q98:Juncao_Python_Redis.Q10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836">
                <text:p>7836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21.871106261752">
                <text:p>121.871106261752</text:p>
              </table:table-cell>
              <table:table-cell office:value-type="float" office:value="12.8872999994201">
                <text:p>12.8872999994201</text:p>
              </table:table-cell>
              <table:table-cell office:value-type="float" office:value="5365.28910200104">
                <text:p>5365.28910200104</text:p>
              </table:table-cell>
              <table:table-cell office:value-type="float" office:value="3498">
                <text:p>3498</text:p>
              </table:table-cell>
              <table:table-cell office:value-type="float" office:value="79.7265244027551">
                <text:p>79.72652440275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427">
                <text:p>742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354.88606752134">
                <text:p>1354.88606752134</text:p>
              </table:table-cell>
              <table:table-cell office:value-type="float" office:value="13.0301450008119">
                <text:p>13.0301450008119</text:p>
              </table:table-cell>
              <table:table-cell office:value-type="float" office:value="75634.5405430002">
                <text:p>75634.5405430002</text:p>
              </table:table-cell>
              <table:table-cell office:value-type="float" office:value="3498">
                <text:p>3498</text:p>
              </table:table-cell>
              <table:table-cell office:value-type="float" office:value="74.6172449827501">
                <text:p>74.61724498275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